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/>
    <style:style style:name="ce9" style:family="table-cell" style:parent-style-name="Default" style:data-style-name="N122"/>
    <style:style style:name="ce1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hio" table:style-name="ta1">
        <table:shapes>
          <draw:frame draw:z-index="0" draw:style-name="gr1" draw:text-style-name="P1" svg:width="6.2949in" svg:height="3.5453in" svg:x="6.1217in" svg:y="0.2091in">
            <draw:object draw:notify-on-update-of-ranges="Ohio.A1:Ohio.A1 Ohio.A2:Ohio.A268 Ohio.B1:Ohio.B1 Ohio.B2:Ohio.B2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49in" svg:height="3.5449in" svg:x="6.1972in" svg:y="4.1098in">
            <draw:object draw:notify-on-update-of-ranges="Ohio.A1:Ohio.A1 Ohio.A2:Ohio.A268 Ohio.C1:Ohio.C1 Ohio.C2:Ohio.C268 Ohio.D1:Ohio.D1 Ohio.D2:Ohio.D26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49in" svg:height="3.5449in" svg:x="6.2299in" svg:y="8.0941in">
            <draw:object draw:notify-on-update-of-ranges="Ohio.A1:Ohio.A1 Ohio.A2:Ohio.A268 Ohio.E1:Ohio.E1 Ohio.E2:Ohio.E2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3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_cases</text:p>
          </table:table-cell>
          <table:table-cell table:style-name="ce1" office:value-type="string" calcext:value-type="string">
            <text:p>new_deaths</text:p>
          </table:table-cell>
          <table:table-cell office:value-type="string" calcext:value-type="string">
            <text:p>7 Day Moving Average</text:p>
          </table:table-cell>
          <table:table-cell office:value-type="string" calcext:value-type="string">
            <text:p>Mort. Rate</text:p>
          </table:table-cell>
        </table:table-row>
        <table:table-row table:style-name="ro1">
          <table:table-cell table:style-name="ce2" office:value-type="date" office:date-value="2020-03-10" calcext:value-type="date">
            <text:p>2020-03-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#REF!])" office:value-type="string" office:string-value="" calcext:value-type="error">
            <text:p>#REF!</text:p>
          </table:table-cell>
          <table:table-cell table:style-name="ce9" table:formula="of:=[.C2]/[.B2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03-11" calcext:value-type="date">
            <text:p>2020-03-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#REF!])" office:value-type="string" office:string-value="" calcext:value-type="error">
            <text:p>#REF!</text:p>
          </table:table-cell>
          <table:table-cell table:style-name="ce9" table:formula="of:=[.C3]/[.B3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2" calcext:value-type="date">
            <text:p>2020-03-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#REF!])" office:value-type="string" office:string-value="" calcext:value-type="error">
            <text:p>#REF!</text:p>
          </table:table-cell>
          <table:table-cell table:style-name="ce9" table:formula="of:=[.C4]/[.B4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3" calcext:value-type="date">
            <text:p>2020-03-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#REF!])" office:value-type="string" office:string-value="" calcext:value-type="error">
            <text:p>#REF!</text:p>
          </table:table-cell>
          <table:table-cell table:style-name="ce9" table:formula="of:=[.C5]/[.B5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4" calcext:value-type="date">
            <text:p>2020-03-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#REF!])" office:value-type="string" office:string-value="" calcext:value-type="error">
            <text:p>#REF!</text:p>
          </table:table-cell>
          <table:table-cell table:style-name="ce9" table:formula="of:=[.C6]/[.B6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5" calcext:value-type="date">
            <text:p>2020-03-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#REF!])" office:value-type="string" office:string-value="" calcext:value-type="error">
            <text:p>#REF!</text:p>
          </table:table-cell>
          <table:table-cell table:style-name="ce9" table:formula="of:=[.C7]/[.B7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6" calcext:value-type="date">
            <text:p>2020-03-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1:.C8])" office:value-type="float" office:value="0" calcext:value-type="float">
            <text:p>0</text:p>
          </table:table-cell>
          <table:table-cell table:style-name="ce9" table:formula="of:=[.C8]/[.B8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7" calcext:value-type="date">
            <text:p>2020-03-1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2:.C9])" office:value-type="float" office:value="0" calcext:value-type="float">
            <text:p>0</text:p>
          </table:table-cell>
          <table:table-cell table:style-name="ce9" table:formula="of:=[.C9]/[.B9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8" calcext:value-type="date">
            <text:p>2020-03-1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3:.C10])" office:value-type="float" office:value="0" calcext:value-type="float">
            <text:p>0</text:p>
          </table:table-cell>
          <table:table-cell table:style-name="ce9" table:formula="of:=[.C10]/[.B10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19" calcext:value-type="date">
            <text:p>2020-03-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4:.C11])" office:value-type="float" office:value="0" calcext:value-type="float">
            <text:p>0</text:p>
          </table:table-cell>
          <table:table-cell table:style-name="ce9" table:formula="of:=[.C11]/[.B11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20" calcext:value-type="date">
            <text:p>2020-03-2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C5:.C12])" office:value-type="float" office:value="0.125" calcext:value-type="float">
            <text:p>0</text:p>
          </table:table-cell>
          <table:table-cell table:style-name="ce9" table:formula="of:=[.C12]/[.B12]" office:value-type="percentage" office:value="0.0204081632653061" calcext:value-type="percentage">
            <text:p>2.0%</text:p>
          </table:table-cell>
        </table:table-row>
        <table:table-row table:style-name="ro1">
          <table:table-cell table:style-name="ce2" office:value-type="date" office:date-value="2020-03-21" calcext:value-type="date">
            <text:p>2020-03-2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C6:.C13])" office:value-type="float" office:value="0.375" calcext:value-type="float">
            <text:p>0</text:p>
          </table:table-cell>
          <table:table-cell table:style-name="ce9" table:formula="of:=[.C13]/[.B13]" office:value-type="percentage" office:value="0.0256410256410256" calcext:value-type="percentage">
            <text:p>2.6%</text:p>
          </table:table-cell>
        </table:table-row>
        <table:table-row table:style-name="ro1">
          <table:table-cell table:style-name="ce2" office:value-type="date" office:date-value="2020-03-22" calcext:value-type="date">
            <text:p>2020-03-2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7:.C14])" office:value-type="float" office:value="0.375" calcext:value-type="float">
            <text:p>0</text:p>
          </table:table-cell>
          <table:table-cell table:style-name="ce9" table:formula="of:=[.C14]/[.B14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3-23" calcext:value-type="date">
            <text:p>2020-03-2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8:.C15])" office:value-type="float" office:value="0.75" calcext:value-type="float">
            <text:p>1</text:p>
          </table:table-cell>
          <table:table-cell table:style-name="ce9" table:formula="of:=[.C15]/[.B15]" office:value-type="percentage" office:value="0.032258064516129" calcext:value-type="percentage">
            <text:p>3.2%</text:p>
          </table:table-cell>
        </table:table-row>
        <table:table-row table:style-name="ro1">
          <table:table-cell table:style-name="ce2" office:value-type="date" office:date-value="2020-03-24" calcext:value-type="date">
            <text:p>2020-03-2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C9:.C16])" office:value-type="float" office:value="1" calcext:value-type="float">
            <text:p>1</text:p>
          </table:table-cell>
          <table:table-cell table:style-name="ce9" table:formula="of:=[.C16]/[.B16]" office:value-type="percentage" office:value="0.0166666666666667" calcext:value-type="percentage">
            <text:p>1.7%</text:p>
          </table:table-cell>
        </table:table-row>
        <table:table-row table:style-name="ro1">
          <table:table-cell table:style-name="ce2" office:value-type="date" office:date-value="2020-03-25" calcext:value-type="date">
            <text:p>2020-03-25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10:.C17])" office:value-type="float" office:value="1.375" calcext:value-type="float">
            <text:p>1</text:p>
          </table:table-cell>
          <table:table-cell table:style-name="ce9" table:formula="of:=[.C17]/[.B17]" office:value-type="percentage" office:value="0.020979020979021" calcext:value-type="percentage">
            <text:p>2.1%</text:p>
          </table:table-cell>
        </table:table-row>
        <table:table-row table:style-name="ro1">
          <table:table-cell table:style-name="ce2" office:value-type="date" office:date-value="2020-03-26" calcext:value-type="date">
            <text:p>2020-03-26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1:.C18])" office:value-type="float" office:value="1.875" calcext:value-type="float">
            <text:p>2</text:p>
          </table:table-cell>
          <table:table-cell table:style-name="ce9" table:formula="of:=[.C18]/[.B18]" office:value-type="percentage" office:value="0.025" calcext:value-type="percentage">
            <text:p>2.5%</text:p>
          </table:table-cell>
        </table:table-row>
        <table:table-row table:style-name="ro1">
          <table:table-cell table:style-name="ce2" office:value-type="date" office:date-value="2020-03-27" calcext:value-type="date">
            <text:p>2020-03-2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C12:.C19])" office:value-type="float" office:value="2.75" calcext:value-type="float">
            <text:p>3</text:p>
          </table:table-cell>
          <table:table-cell table:style-name="ce9" table:formula="of:=[.C19]/[.B19]" office:value-type="percentage" office:value="0.0252707581227437" calcext:value-type="percentage">
            <text:p>2.5%</text:p>
          </table:table-cell>
        </table:table-row>
        <table:table-row table:style-name="ro1">
          <table:table-cell table:style-name="ce2" office:value-type="date" office:date-value="2020-03-28" calcext:value-type="date">
            <text:p>2020-03-2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13:.C20])" office:value-type="float" office:value="3" calcext:value-type="float">
            <text:p>3</text:p>
          </table:table-cell>
          <table:table-cell table:style-name="ce9" table:formula="of:=[.C20]/[.B20]" office:value-type="percentage" office:value="0.0114503816793893" calcext:value-type="percentage">
            <text:p>1.1%</text:p>
          </table:table-cell>
        </table:table-row>
        <table:table-row table:style-name="ro1">
          <table:table-cell table:style-name="ce2" office:value-type="date" office:date-value="2020-03-29" calcext:value-type="date">
            <text:p>2020-03-2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C14:.C21])" office:value-type="float" office:value="3.375" calcext:value-type="float">
            <text:p>3</text:p>
          </table:table-cell>
          <table:table-cell table:style-name="ce9" table:formula="of:=[.C21]/[.B21]" office:value-type="percentage" office:value="0.0193050193050193" calcext:value-type="percentage">
            <text:p>1.9%</text:p>
          </table:table-cell>
        </table:table-row>
        <table:table-row table:style-name="ro1">
          <table:table-cell table:style-name="ce2" office:value-type="date" office:date-value="2020-03-30" calcext:value-type="date">
            <text:p>2020-03-3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15:.C22])" office:value-type="float" office:value="4.625" calcext:value-type="float">
            <text:p>5</text:p>
          </table:table-cell>
          <table:table-cell table:style-name="ce9" table:formula="of:=[.C22]/[.B22]" office:value-type="percentage" office:value="0.0373134328358209" calcext:value-type="percentage">
            <text:p>3.7%</text:p>
          </table:table-cell>
        </table:table-row>
        <table:table-row table:style-name="ro1">
          <table:table-cell table:style-name="ce2" office:value-type="date" office:date-value="2020-03-31" calcext:value-type="date">
            <text:p>2020-03-3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C16:.C23])" office:value-type="float" office:value="6.125" calcext:value-type="float">
            <text:p>6</text:p>
          </table:table-cell>
          <table:table-cell table:style-name="ce9" table:formula="of:=[.C23]/[.B23]" office:value-type="percentage" office:value="0.056390977443609" calcext:value-type="percentage">
            <text:p>5.6%</text:p>
          </table:table-cell>
        </table:table-row>
        <table:table-row table:style-name="ro1">
          <table:table-cell table:style-name="ce2" office:value-type="date" office:date-value="2020-04-01" calcext:value-type="date">
            <text:p>2020-04-01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17:.C24])" office:value-type="float" office:value="7.125" calcext:value-type="float">
            <text:p>7</text:p>
          </table:table-cell>
          <table:table-cell table:style-name="ce9" table:formula="of:=[.C24]/[.B24]" office:value-type="percentage" office:value="0.0286532951289398" calcext:value-type="percentage">
            <text:p>2.9%</text:p>
          </table:table-cell>
        </table:table-row>
        <table:table-row table:style-name="ro1">
          <table:table-cell table:style-name="ce2" office:value-type="date" office:date-value="2020-04-02" calcext:value-type="date">
            <text:p>2020-04-0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18:.C25])" office:value-type="float" office:value="8.75" calcext:value-type="float">
            <text:p>9</text:p>
          </table:table-cell>
          <table:table-cell table:style-name="ce9" table:formula="of:=[.C25]/[.B25]" office:value-type="percentage" office:value="0.0450704225352113" calcext:value-type="percentage">
            <text:p>4.5%</text:p>
          </table:table-cell>
        </table:table-row>
        <table:table-row table:style-name="ro1">
          <table:table-cell table:style-name="ce2" office:value-type="date" office:date-value="2020-04-03" calcext:value-type="date">
            <text:p>2020-04-0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19:.C26])" office:value-type="float" office:value="9.5" calcext:value-type="float">
            <text:p>10</text:p>
          </table:table-cell>
          <table:table-cell table:style-name="ce9" table:formula="of:=[.C26]/[.B26]" office:value-type="percentage" office:value="0.0244498777506112" calcext:value-type="percentage">
            <text:p>2.4%</text:p>
          </table:table-cell>
        </table:table-row>
        <table:table-row table:style-name="ro1">
          <table:table-cell table:style-name="ce2" office:value-type="date" office:date-value="2020-04-04" calcext:value-type="date">
            <text:p>2020-04-0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C20:.C27])" office:value-type="float" office:value="10" calcext:value-type="float">
            <text:p>10</text:p>
          </table:table-cell>
          <table:table-cell table:style-name="ce9" table:formula="of:=[.C27]/[.B27]" office:value-type="percentage" office:value="0.0257611241217799" calcext:value-type="percentage">
            <text:p>2.6%</text:p>
          </table:table-cell>
        </table:table-row>
        <table:table-row table:style-name="ro1">
          <table:table-cell table:style-name="ce2" office:value-type="date" office:date-value="2020-04-05" calcext:value-type="date">
            <text:p>2020-04-05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C21:.C28])" office:value-type="float" office:value="11.75" calcext:value-type="float">
            <text:p>12</text:p>
          </table:table-cell>
          <table:table-cell table:style-name="ce9" table:formula="of:=[.C28]/[.B28]" office:value-type="percentage" office:value="0.055921052631579" calcext:value-type="percentage">
            <text:p>5.6%</text:p>
          </table:table-cell>
        </table:table-row>
        <table:table-row table:style-name="ro1">
          <table:table-cell table:style-name="ce2" office:value-type="date" office:date-value="2020-04-06" calcext:value-type="date">
            <text:p>2020-04-06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3" calcext:value-type="float">
            <text:p>23</text:p>
          </table:table-cell>
          <table:table-cell table:style-name="ce4" table:formula="of:=AVERAGE([.C22:.C29])" office:value-type="float" office:value="14" calcext:value-type="float">
            <text:p>14</text:p>
          </table:table-cell>
          <table:table-cell table:style-name="ce9" table:formula="of:=[.C29]/[.B29]" office:value-type="percentage" office:value="0.0565110565110565" calcext:value-type="percentage">
            <text:p>5.7%</text:p>
          </table:table-cell>
        </table:table-row>
        <table:table-row table:style-name="ro1">
          <table:table-cell table:style-name="ce2" office:value-type="date" office:date-value="2020-04-07" calcext:value-type="date">
            <text:p>2020-04-0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formula="of:=AVERAGE([.C23:.C30])" office:value-type="float" office:value="15.875" calcext:value-type="float">
            <text:p>16</text:p>
          </table:table-cell>
          <table:table-cell table:style-name="ce9" table:formula="of:=[.C30]/[.B30]" office:value-type="percentage" office:value="0.0750750750750751" calcext:value-type="percentage">
            <text:p>7.5%</text:p>
          </table:table-cell>
        </table:table-row>
        <table:table-row table:style-name="ro1">
          <table:table-cell table:style-name="ce2" office:value-type="date" office:date-value="2020-04-08" calcext:value-type="date">
            <text:p>2020-04-0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C24:.C31])" office:value-type="float" office:value="17.25" calcext:value-type="float">
            <text:p>17</text:p>
          </table:table-cell>
          <table:table-cell table:style-name="ce9" table:formula="of:=[.C31]/[.B31]" office:value-type="percentage" office:value="0.0710382513661202" calcext:value-type="percentage">
            <text:p>7.1%</text:p>
          </table:table-cell>
        </table:table-row>
        <table:table-row table:style-name="ro1">
          <table:table-cell table:style-name="ce2" office:value-type="date" office:date-value="2020-04-09" calcext:value-type="date">
            <text:p>2020-04-0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25:.C32])" office:value-type="float" office:value="18.5" calcext:value-type="float">
            <text:p>19</text:p>
          </table:table-cell>
          <table:table-cell table:style-name="ce9" table:formula="of:=[.C32]/[.B32]" office:value-type="percentage" office:value="0.0549450549450549" calcext:value-type="percentage">
            <text:p>5.5%</text:p>
          </table:table-cell>
        </table:table-row>
        <table:table-row table:style-name="ro1">
          <table:table-cell table:style-name="ce2" office:value-type="date" office:date-value="2020-04-10" calcext:value-type="date">
            <text:p>2020-04-1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AVERAGE([.C26:.C33])" office:value-type="float" office:value="18.75" calcext:value-type="float">
            <text:p>19</text:p>
          </table:table-cell>
          <table:table-cell table:style-name="ce9" table:formula="of:=[.C33]/[.B33]" office:value-type="percentage" office:value="0.0491803278688525" calcext:value-type="percentage">
            <text:p>4.9%</text:p>
          </table:table-cell>
        </table:table-row>
        <table:table-row table:style-name="ro1">
          <table:table-cell table:style-name="ce2" office:value-type="date" office:date-value="2020-04-11" calcext:value-type="date">
            <text:p>2020-04-1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27:.C34])" office:value-type="float" office:value="19.5" calcext:value-type="float">
            <text:p>20</text:p>
          </table:table-cell>
          <table:table-cell table:style-name="ce9" table:formula="of:=[.C34]/[.B34]" office:value-type="percentage" office:value="0.0430107526881721" calcext:value-type="percentage">
            <text:p>4.3%</text:p>
          </table:table-cell>
        </table:table-row>
        <table:table-row table:style-name="ro1">
          <table:table-cell table:style-name="ce2" office:value-type="date" office:date-value="2020-04-12" calcext:value-type="date">
            <text:p>2020-04-1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28:.C35])" office:value-type="float" office:value="18.875" calcext:value-type="float">
            <text:p>19</text:p>
          </table:table-cell>
          <table:table-cell table:style-name="ce9" table:formula="of:=[.C35]/[.B35]" office:value-type="percentage" office:value="0.0169491525423729" calcext:value-type="percentage">
            <text:p>1.7%</text:p>
          </table:table-cell>
        </table:table-row>
        <table:table-row table:style-name="ro1">
          <table:table-cell table:style-name="ce2" office:value-type="date" office:date-value="2020-04-13" calcext:value-type="date">
            <text:p>2020-04-13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29:.C36])" office:value-type="float" office:value="19.375" calcext:value-type="float">
            <text:p>19</text:p>
          </table:table-cell>
          <table:table-cell table:style-name="ce9" table:formula="of:=[.C36]/[.B36]" office:value-type="percentage" office:value="0.0567567567567568" calcext:value-type="percentage">
            <text:p>5.7%</text:p>
          </table:table-cell>
        </table:table-row>
        <table:table-row table:style-name="ro1">
          <table:table-cell table:style-name="ce2" office:value-type="date" office:date-value="2020-04-14" calcext:value-type="date">
            <text:p>2020-04-1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formula="of:=AVERAGE([.C30:.C37])" office:value-type="float" office:value="22.75" calcext:value-type="float">
            <text:p>23</text:p>
          </table:table-cell>
          <table:table-cell table:style-name="ce9" table:formula="of:=[.C37]/[.B37]" office:value-type="percentage" office:value="0.163934426229508" calcext:value-type="percentage">
            <text:p>16.4%</text:p>
          </table:table-cell>
        </table:table-row>
        <table:table-row table:style-name="ro1">
          <table:table-cell table:style-name="ce2" office:value-type="date" office:date-value="2020-04-15" calcext:value-type="date">
            <text:p>2020-04-1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AVERAGE([.C31:.C38])" office:value-type="float" office:value="24.25" calcext:value-type="float">
            <text:p>24</text:p>
          </table:table-cell>
          <table:table-cell table:style-name="ce9" table:formula="of:=[.C38]/[.B38]" office:value-type="percentage" office:value="0.0724070450097847" calcext:value-type="percentage">
            <text:p>7.2%</text:p>
          </table:table-cell>
        </table:table-row>
        <table:table-row table:style-name="ro1">
          <table:table-cell table:style-name="ce2" office:value-type="date" office:date-value="2020-04-16" calcext:value-type="date">
            <text:p>2020-04-1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formula="of:=AVERAGE([.C32:.C39])" office:value-type="float" office:value="24.5" calcext:value-type="float">
            <text:p>25</text:p>
          </table:table-cell>
          <table:table-cell table:style-name="ce9" table:formula="of:=[.C39]/[.B39]" office:value-type="percentage" office:value="0.0449438202247191" calcext:value-type="percentage">
            <text:p>4.5%</text:p>
          </table:table-cell>
        </table:table-row>
        <table:table-row table:style-name="ro1">
          <table:table-cell table:style-name="ce2" office:value-type="date" office:date-value="2020-04-17" calcext:value-type="date">
            <text:p>2020-04-17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C33:.C40])" office:value-type="float" office:value="25.625" calcext:value-type="float">
            <text:p>26</text:p>
          </table:table-cell>
          <table:table-cell table:style-name="ce9" table:formula="of:=[.C40]/[.B40]" office:value-type="percentage" office:value="0.0418470418470418" calcext:value-type="percentage">
            <text:p>4.2%</text:p>
          </table:table-cell>
        </table:table-row>
        <table:table-row table:style-name="ro1">
          <table:table-cell table:style-name="ce2" office:value-type="date" office:date-value="2020-04-18" calcext:value-type="date">
            <text:p>2020-04-18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C34:.C41])" office:value-type="float" office:value="27.5" calcext:value-type="float">
            <text:p>28</text:p>
          </table:table-cell>
          <table:table-cell table:style-name="ce9" table:formula="of:=[.C41]/[.B41]" office:value-type="percentage" office:value="0.0295964125560538" calcext:value-type="percentage">
            <text:p>3.0%</text:p>
          </table:table-cell>
        </table:table-row>
        <table:table-row table:style-name="ro1">
          <table:table-cell table:style-name="ce2" office:value-type="date" office:date-value="2020-04-19" calcext:value-type="date">
            <text:p>2020-04-19</text:p>
          </table:table-cell>
          <table:table-cell table:style-name="ce3" office:value-type="float" office:value="1380" calcext:value-type="float">
            <text:p>1380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35:.C42])" office:value-type="float" office:value="28" calcext:value-type="float">
            <text:p>28</text:p>
          </table:table-cell>
          <table:table-cell table:style-name="ce9" table:formula="of:=[.C42]/[.B42]" office:value-type="percentage" office:value="0.0144927536231884" calcext:value-type="percentage">
            <text:p>1.4%</text:p>
          </table:table-cell>
        </table:table-row>
        <table:table-row table:style-name="ro1">
          <table:table-cell table:style-name="ce2" office:value-type="date" office:date-value="2020-04-20" calcext:value-type="date">
            <text:p>2020-04-20</text:p>
          </table:table-cell>
          <table:table-cell table:style-name="ce3" office:value-type="float" office:value="1317" calcext:value-type="float">
            <text:p>1317</text:p>
          </table:table-cell>
          <table:table-cell table:style-name="ce3" office:value-type="float" office:value="38" calcext:value-type="float">
            <text:p>38</text:p>
          </table:table-cell>
          <table:table-cell table:style-name="ce4" table:formula="of:=AVERAGE([.C36:.C43])" office:value-type="float" office:value="32" calcext:value-type="float">
            <text:p>32</text:p>
          </table:table-cell>
          <table:table-cell table:style-name="ce9" table:formula="of:=[.C43]/[.B43]" office:value-type="percentage" office:value="0.0288534548215642" calcext:value-type="percentage">
            <text:p>2.9%</text:p>
          </table:table-cell>
        </table:table-row>
        <table:table-row table:style-name="ro1">
          <table:table-cell table:style-name="ce2" office:value-type="date" office:date-value="2020-04-21" calcext:value-type="date">
            <text:p>2020-04-21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8" calcext:value-type="float">
            <text:p>48</text:p>
          </table:table-cell>
          <table:table-cell table:style-name="ce4" table:formula="of:=AVERAGE([.C37:.C44])" office:value-type="float" office:value="35.375" calcext:value-type="float">
            <text:p>35</text:p>
          </table:table-cell>
          <table:table-cell table:style-name="ce9" table:formula="of:=[.C44]/[.B44]" office:value-type="percentage" office:value="0.0595533498759305" calcext:value-type="percentage">
            <text:p>6.0%</text:p>
          </table:table-cell>
        </table:table-row>
        <table:table-row table:style-name="ro1">
          <table:table-cell table:style-name="ce2" office:value-type="date" office:date-value="2020-04-22" calcext:value-type="date">
            <text:p>2020-04-2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53" calcext:value-type="float">
            <text:p>53</text:p>
          </table:table-cell>
          <table:table-cell table:style-name="ce4" table:formula="of:=AVERAGE([.C38:.C45])" office:value-type="float" office:value="35.75" calcext:value-type="float">
            <text:p>36</text:p>
          </table:table-cell>
          <table:table-cell table:style-name="ce9" table:formula="of:=[.C45]/[.B45]" office:value-type="percentage" office:value="0.135204081632653" calcext:value-type="percentage">
            <text:p>13.5%</text:p>
          </table:table-cell>
        </table:table-row>
        <table:table-row table:style-name="ro1">
          <table:table-cell table:style-name="ce2" office:value-type="date" office:date-value="2020-04-23" calcext:value-type="date">
            <text:p>2020-04-2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46" calcext:value-type="float">
            <text:p>46</text:p>
          </table:table-cell>
          <table:table-cell table:style-name="ce4" table:formula="of:=AVERAGE([.C39:.C46])" office:value-type="float" office:value="36.875" calcext:value-type="float">
            <text:p>37</text:p>
          </table:table-cell>
          <table:table-cell table:style-name="ce9" table:formula="of:=[.C46]/[.B46]" office:value-type="percentage" office:value="0.0797227036395147" calcext:value-type="percentage">
            <text:p>8.0%</text:p>
          </table:table-cell>
        </table:table-row>
        <table:table-row table:style-name="ro1">
          <table:table-cell table:style-name="ce2" office:value-type="date" office:date-value="2020-04-24" calcext:value-type="date">
            <text:p>2020-04-2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4" calcext:value-type="float">
            <text:p>34</text:p>
          </table:table-cell>
          <table:table-cell table:style-name="ce4" table:formula="of:=AVERAGE([.C40:.C47])" office:value-type="float" office:value="37.625" calcext:value-type="float">
            <text:p>38</text:p>
          </table:table-cell>
          <table:table-cell table:style-name="ce9" table:formula="of:=[.C47]/[.B47]" office:value-type="percentage" office:value="0.071578947368421" calcext:value-type="percentage">
            <text:p>7.2%</text:p>
          </table:table-cell>
        </table:table-row>
        <table:table-row table:style-name="ro1">
          <table:table-cell table:style-name="ce2" office:value-type="date" office:date-value="2020-04-25" calcext:value-type="date">
            <text:p>2020-04-2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41:.C48])" office:value-type="float" office:value="36.625" calcext:value-type="float">
            <text:p>37</text:p>
          </table:table-cell>
          <table:table-cell table:style-name="ce9" table:formula="of:=[.C48]/[.B48]" office:value-type="percentage" office:value="0.0502392344497608" calcext:value-type="percentage">
            <text:p>5.0%</text:p>
          </table:table-cell>
        </table:table-row>
        <table:table-row table:style-name="ro1">
          <table:table-cell table:style-name="ce2" office:value-type="date" office:date-value="2020-04-26" calcext:value-type="date">
            <text:p>2020-04-26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C42:.C49])" office:value-type="float" office:value="34.625" calcext:value-type="float">
            <text:p>35</text:p>
          </table:table-cell>
          <table:table-cell table:style-name="ce9" table:formula="of:=[.C49]/[.B49]" office:value-type="percentage" office:value="0.0452127659574468" calcext:value-type="percentage">
            <text:p>4.5%</text:p>
          </table:table-cell>
        </table:table-row>
        <table:table-row table:style-name="ro1">
          <table:table-cell table:style-name="ce2" office:value-type="date" office:date-value="2020-04-27" calcext:value-type="date">
            <text:p>2020-04-27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formula="of:=AVERAGE([.C43:.C50])" office:value-type="float" office:value="35.25" calcext:value-type="float">
            <text:p>35</text:p>
          </table:table-cell>
          <table:table-cell table:style-name="ce9" table:formula="of:=[.C50]/[.B50]" office:value-type="percentage" office:value="0.069060773480663" calcext:value-type="percentage">
            <text:p>6.9%</text:p>
          </table:table-cell>
        </table:table-row>
        <table:table-row table:style-name="ro1">
          <table:table-cell table:style-name="ce2" office:value-type="date" office:date-value="2020-04-28" calcext:value-type="date">
            <text:p>2020-04-28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6" calcext:value-type="float">
            <text:p>46</text:p>
          </table:table-cell>
          <table:table-cell table:style-name="ce4" table:formula="of:=AVERAGE([.C44:.C51])" office:value-type="float" office:value="36.25" calcext:value-type="float">
            <text:p>36</text:p>
          </table:table-cell>
          <table:table-cell table:style-name="ce9" table:formula="of:=[.C51]/[.B51]" office:value-type="percentage" office:value="0.103603603603604" calcext:value-type="percentage">
            <text:p>10.4%</text:p>
          </table:table-cell>
        </table:table-row>
        <table:table-row table:style-name="ro1">
          <table:table-cell table:style-name="ce2" office:value-type="date" office:date-value="2020-04-29" calcext:value-type="date">
            <text:p>2020-04-2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38" calcext:value-type="float">
            <text:p>138</text:p>
          </table:table-cell>
          <table:table-cell table:style-name="ce4" table:formula="of:=AVERAGE([.C45:.C52])" office:value-type="float" office:value="47.5" calcext:value-type="float">
            <text:p>48</text:p>
          </table:table-cell>
          <table:table-cell table:style-name="ce9" table:formula="of:=[.C52]/[.B52]" office:value-type="percentage" office:value="0.258426966292135" calcext:value-type="percentage">
            <text:p>25.8%</text:p>
          </table:table-cell>
        </table:table-row>
        <table:table-row table:style-name="ro1">
          <table:table-cell table:style-name="ce2" office:value-type="date" office:date-value="2020-04-30" calcext:value-type="date">
            <text:p>2020-04-3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8" calcext:value-type="float">
            <text:p>38</text:p>
          </table:table-cell>
          <table:table-cell table:style-name="ce4" table:formula="of:=AVERAGE([.C46:.C53])" office:value-type="float" office:value="45.625" calcext:value-type="float">
            <text:p>46</text:p>
          </table:table-cell>
          <table:table-cell table:style-name="ce9" table:formula="of:=[.C53]/[.B53]" office:value-type="percentage" office:value="0.0524861878453039" calcext:value-type="percentage">
            <text:p>5.2%</text:p>
          </table:table-cell>
        </table:table-row>
        <table:table-row table:style-name="ro1">
          <table:table-cell table:style-name="ce2" office:value-type="date" office:date-value="2020-05-01" calcext:value-type="date">
            <text:p>2020-05-0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7" calcext:value-type="float">
            <text:p>27</text:p>
          </table:table-cell>
          <table:table-cell table:style-name="ce4" table:formula="of:=AVERAGE([.C47:.C54])" office:value-type="float" office:value="43.25" calcext:value-type="float">
            <text:p>43</text:p>
          </table:table-cell>
          <table:table-cell table:style-name="ce9" table:formula="of:=[.C54]/[.B54]" office:value-type="percentage" office:value="0.0377094972067039" calcext:value-type="percentage">
            <text:p>3.8%</text:p>
          </table:table-cell>
        </table:table-row>
        <table:table-row table:style-name="ro1">
          <table:table-cell table:style-name="ce2" office:value-type="date" office:date-value="2020-05-02" calcext:value-type="date">
            <text:p>2020-05-02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AVERAGE([.C48:.C55])" office:value-type="float" office:value="41.375" calcext:value-type="float">
            <text:p>41</text:p>
          </table:table-cell>
          <table:table-cell table:style-name="ce9" table:formula="of:=[.C55]/[.B55]" office:value-type="percentage" office:value="0.0320945945945946" calcext:value-type="percentage">
            <text:p>3.2%</text:p>
          </table:table-cell>
        </table:table-row>
        <table:table-row table:style-name="ro1">
          <table:table-cell table:style-name="ce2" office:value-type="date" office:date-value="2020-05-03" calcext:value-type="date">
            <text:p>2020-05-0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C49:.C56])" office:value-type="float" office:value="40.875" calcext:value-type="float">
            <text:p>41</text:p>
          </table:table-cell>
          <table:table-cell table:style-name="ce9" table:formula="of:=[.C56]/[.B56]" office:value-type="percentage" office:value="0.0293609671848014" calcext:value-type="percentage">
            <text:p>2.9%</text:p>
          </table:table-cell>
        </table:table-row>
        <table:table-row table:style-name="ro1">
          <table:table-cell table:style-name="ce2" office:value-type="date" office:date-value="2020-05-04" calcext:value-type="date">
            <text:p>2020-05-0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AVERAGE([.C50:.C57])" office:value-type="float" office:value="41" calcext:value-type="float">
            <text:p>41</text:p>
          </table:table-cell>
          <table:table-cell table:style-name="ce9" table:formula="of:=[.C57]/[.B57]" office:value-type="percentage" office:value="0.0321428571428571" calcext:value-type="percentage">
            <text:p>3.2%</text:p>
          </table:table-cell>
        </table:table-row>
        <table:table-row table:style-name="ro1">
          <table:table-cell table:style-name="ce2" office:value-type="date" office:date-value="2020-05-05" calcext:value-type="date">
            <text:p>2020-05-05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79" calcext:value-type="float">
            <text:p>79</text:p>
          </table:table-cell>
          <table:table-cell table:style-name="ce4" table:formula="of:=AVERAGE([.C51:.C58])" office:value-type="float" office:value="47.75" calcext:value-type="float">
            <text:p>48</text:p>
          </table:table-cell>
          <table:table-cell table:style-name="ce9" table:formula="of:=[.C58]/[.B58]" office:value-type="percentage" office:value="0.15959595959596" calcext:value-type="percentage">
            <text:p>16.0%</text:p>
          </table:table-cell>
        </table:table-row>
        <table:table-row table:style-name="ro1">
          <table:table-cell table:style-name="ce2" office:value-type="date" office:date-value="2020-05-06" calcext:value-type="date">
            <text:p>2020-05-06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90" calcext:value-type="float">
            <text:p>90</text:p>
          </table:table-cell>
          <table:table-cell table:style-name="ce4" table:formula="of:=AVERAGE([.C52:.C59])" office:value-type="float" office:value="53.25" calcext:value-type="float">
            <text:p>53</text:p>
          </table:table-cell>
          <table:table-cell table:style-name="ce9" table:formula="of:=[.C59]/[.B59]" office:value-type="percentage" office:value="0.14827018121911" calcext:value-type="percentage">
            <text:p>14.8%</text:p>
          </table:table-cell>
        </table:table-row>
        <table:table-row table:style-name="ro1">
          <table:table-cell table:style-name="ce2" office:value-type="date" office:date-value="2020-05-07" calcext:value-type="date">
            <text:p>2020-05-0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6" calcext:value-type="float">
            <text:p>46</text:p>
          </table:table-cell>
          <table:table-cell table:style-name="ce4" table:formula="of:=AVERAGE([.C53:.C60])" office:value-type="float" office:value="41.75" calcext:value-type="float">
            <text:p>42</text:p>
          </table:table-cell>
          <table:table-cell table:style-name="ce9" table:formula="of:=[.C60]/[.B60]" office:value-type="percentage" office:value="0.0828828828828829" calcext:value-type="percentage">
            <text:p>8.3%</text:p>
          </table:table-cell>
        </table:table-row>
        <table:table-row table:style-name="ro1">
          <table:table-cell table:style-name="ce2" office:value-type="date" office:date-value="2020-05-08" calcext:value-type="date">
            <text:p>2020-05-08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5" calcext:value-type="float">
            <text:p>35</text:p>
          </table:table-cell>
          <table:table-cell table:style-name="ce4" table:formula="of:=AVERAGE([.C54:.C61])" office:value-type="float" office:value="41.375" calcext:value-type="float">
            <text:p>41</text:p>
          </table:table-cell>
          <table:table-cell table:style-name="ce9" table:formula="of:=[.C61]/[.B61]" office:value-type="percentage" office:value="0.0394588500563698" calcext:value-type="percentage">
            <text:p>3.9%</text:p>
          </table:table-cell>
        </table:table-row>
        <table:table-row table:style-name="ro1">
          <table:table-cell table:style-name="ce2" office:value-type="date" office:date-value="2020-05-09" calcext:value-type="date">
            <text:p>2020-05-09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formula="of:=AVERAGE([.C55:.C62])" office:value-type="float" office:value="41.125" calcext:value-type="float">
            <text:p>41</text:p>
          </table:table-cell>
          <table:table-cell table:style-name="ce9" table:formula="of:=[.C62]/[.B62]" office:value-type="percentage" office:value="0.0368188512518409" calcext:value-type="percentage">
            <text:p>3.7%</text:p>
          </table:table-cell>
        </table:table-row>
        <table:table-row table:style-name="ro1">
          <table:table-cell table:style-name="ce2" office:value-type="date" office:date-value="2020-05-10" calcext:value-type="date">
            <text:p>2020-05-1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56:.C63])" office:value-type="float" office:value="40" calcext:value-type="float">
            <text:p>40</text:p>
          </table:table-cell>
          <table:table-cell table:style-name="ce9" table:formula="of:=[.C63]/[.B63]" office:value-type="percentage" office:value="0.025706940874036" calcext:value-type="percentage">
            <text:p>2.6%</text:p>
          </table:table-cell>
        </table:table-row>
        <table:table-row table:style-name="ro1">
          <table:table-cell table:style-name="ce2" office:value-type="date" office:date-value="2020-05-11" calcext:value-type="date">
            <text:p>2020-05-11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57:.C64])" office:value-type="float" office:value="39.875" calcext:value-type="float">
            <text:p>40</text:p>
          </table:table-cell>
          <table:table-cell table:style-name="ce9" table:formula="of:=[.C64]/[.B64]" office:value-type="percentage" office:value="0.0228898426323319" calcext:value-type="percentage">
            <text:p>2.3%</text:p>
          </table:table-cell>
        </table:table-row>
        <table:table-row table:style-name="ro1">
          <table:table-cell table:style-name="ce2" office:value-type="date" office:date-value="2020-05-12" calcext:value-type="date">
            <text:p>2020-05-1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79" calcext:value-type="float">
            <text:p>79</text:p>
          </table:table-cell>
          <table:table-cell table:style-name="ce4" table:formula="of:=AVERAGE([.C58:.C65])" office:value-type="float" office:value="47.5" calcext:value-type="float">
            <text:p>48</text:p>
          </table:table-cell>
          <table:table-cell table:style-name="ce9" table:formula="of:=[.C65]/[.B65]" office:value-type="percentage" office:value="0.167372881355932" calcext:value-type="percentage">
            <text:p>16.7%</text:p>
          </table:table-cell>
        </table:table-row>
        <table:table-row table:style-name="ro1">
          <table:table-cell table:style-name="ce2" office:value-type="date" office:date-value="2020-05-13" calcext:value-type="date">
            <text:p>2020-05-1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7" calcext:value-type="float">
            <text:p>47</text:p>
          </table:table-cell>
          <table:table-cell table:style-name="ce4" table:formula="of:=AVERAGE([.C59:.C66])" office:value-type="float" office:value="43.5" calcext:value-type="float">
            <text:p>44</text:p>
          </table:table-cell>
          <table:table-cell table:style-name="ce9" table:formula="of:=[.C66]/[.B66]" office:value-type="percentage" office:value="0.1" calcext:value-type="percentage">
            <text:p>10.0%</text:p>
          </table:table-cell>
        </table:table-row>
        <table:table-row table:style-name="ro1">
          <table:table-cell table:style-name="ce2" office:value-type="date" office:date-value="2020-05-14" calcext:value-type="date">
            <text:p>2020-05-14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1" calcext:value-type="float">
            <text:p>51</text:p>
          </table:table-cell>
          <table:table-cell table:style-name="ce4" table:formula="of:=AVERAGE([.C60:.C67])" office:value-type="float" office:value="38.625" calcext:value-type="float">
            <text:p>39</text:p>
          </table:table-cell>
          <table:table-cell table:style-name="ce9" table:formula="of:=[.C67]/[.B67]" office:value-type="percentage" office:value="0.080188679245283" calcext:value-type="percentage">
            <text:p>8.0%</text:p>
          </table:table-cell>
        </table:table-row>
        <table:table-row table:style-name="ro1">
          <table:table-cell table:style-name="ce2" office:value-type="date" office:date-value="2020-05-15" calcext:value-type="date">
            <text:p>2020-05-15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47" calcext:value-type="float">
            <text:p>47</text:p>
          </table:table-cell>
          <table:table-cell table:style-name="ce4" table:formula="of:=AVERAGE([.C61:.C68])" office:value-type="float" office:value="38.75" calcext:value-type="float">
            <text:p>39</text:p>
          </table:table-cell>
          <table:table-cell table:style-name="ce9" table:formula="of:=[.C68]/[.B68]" office:value-type="percentage" office:value="0.0792580101180438" calcext:value-type="percentage">
            <text:p>7.9%</text:p>
          </table:table-cell>
        </table:table-row>
        <table:table-row table:style-name="ro1">
          <table:table-cell table:style-name="ce2" office:value-type="date" office:date-value="2020-05-16" calcext:value-type="date">
            <text:p>2020-05-16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C62:.C69])" office:value-type="float" office:value="38" calcext:value-type="float">
            <text:p>38</text:p>
          </table:table-cell>
          <table:table-cell table:style-name="ce9" table:formula="of:=[.C69]/[.B69]" office:value-type="percentage" office:value="0.0557692307692308" calcext:value-type="percentage">
            <text:p>5.6%</text:p>
          </table:table-cell>
        </table:table-row>
        <table:table-row table:style-name="ro1">
          <table:table-cell table:style-name="ce2" office:value-type="date" office:date-value="2020-05-17" calcext:value-type="date">
            <text:p>2020-05-1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C63:.C70])" office:value-type="float" office:value="36.75" calcext:value-type="float">
            <text:p>37</text:p>
          </table:table-cell>
          <table:table-cell table:style-name="ce9" table:formula="of:=[.C70]/[.B70]" office:value-type="percentage" office:value="0.0334075723830735" calcext:value-type="percentage">
            <text:p>3.3%</text:p>
          </table:table-cell>
        </table:table-row>
        <table:table-row table:style-name="ro1">
          <table:table-cell table:style-name="ce2" office:value-type="date" office:date-value="2020-05-18" calcext:value-type="date">
            <text:p>2020-05-18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2" calcext:value-type="float">
            <text:p>32</text:p>
          </table:table-cell>
          <table:table-cell table:style-name="ce4" table:formula="of:=AVERAGE([.C64:.C71])" office:value-type="float" office:value="39.5" calcext:value-type="float">
            <text:p>40</text:p>
          </table:table-cell>
          <table:table-cell table:style-name="ce9" table:formula="of:=[.C71]/[.B71]" office:value-type="percentage" office:value="0.060377358490566" calcext:value-type="percentage">
            <text:p>6.0%</text:p>
          </table:table-cell>
        </table:table-row>
        <table:table-row table:style-name="ro1">
          <table:table-cell table:style-name="ce2" office:value-type="date" office:date-value="2020-05-19" calcext:value-type="date">
            <text:p>2020-05-1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63" calcext:value-type="float">
            <text:p>63</text:p>
          </table:table-cell>
          <table:table-cell table:style-name="ce4" table:formula="of:=AVERAGE([.C65:.C72])" office:value-type="float" office:value="45.375" calcext:value-type="float">
            <text:p>45</text:p>
          </table:table-cell>
          <table:table-cell table:style-name="ce9" table:formula="of:=[.C72]/[.B72]" office:value-type="percentage" office:value="0.126506024096386" calcext:value-type="percentage">
            <text:p>12.7%</text:p>
          </table:table-cell>
        </table:table-row>
        <table:table-row table:style-name="ro1">
          <table:table-cell table:style-name="ce2" office:value-type="date" office:date-value="2020-05-20" calcext:value-type="date">
            <text:p>2020-05-2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61" calcext:value-type="float">
            <text:p>61</text:p>
          </table:table-cell>
          <table:table-cell table:style-name="ce4" table:formula="of:=AVERAGE([.C66:.C73])" office:value-type="float" office:value="43.125" calcext:value-type="float">
            <text:p>43</text:p>
          </table:table-cell>
          <table:table-cell table:style-name="ce9" table:formula="of:=[.C73]/[.B73]" office:value-type="percentage" office:value="0.12603305785124" calcext:value-type="percentage">
            <text:p>12.6%</text:p>
          </table:table-cell>
        </table:table-row>
        <table:table-row table:style-name="ro1">
          <table:table-cell table:style-name="ce2" office:value-type="date" office:date-value="2020-05-21" calcext:value-type="date">
            <text:p>2020-05-21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55" calcext:value-type="float">
            <text:p>55</text:p>
          </table:table-cell>
          <table:table-cell table:style-name="ce4" table:formula="of:=AVERAGE([.C67:.C74])" office:value-type="float" office:value="44.125" calcext:value-type="float">
            <text:p>44</text:p>
          </table:table-cell>
          <table:table-cell table:style-name="ce9" table:formula="of:=[.C74]/[.B74]" office:value-type="percentage" office:value="0.0752393980848153" calcext:value-type="percentage">
            <text:p>7.5%</text:p>
          </table:table-cell>
        </table:table-row>
        <table:table-row table:style-name="ro1">
          <table:table-cell table:style-name="ce2" office:value-type="date" office:date-value="2020-05-22" calcext:value-type="date">
            <text:p>2020-05-22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6" calcext:value-type="float">
            <text:p>36</text:p>
          </table:table-cell>
          <table:table-cell table:style-name="ce4" table:formula="of:=AVERAGE([.C68:.C75])" office:value-type="float" office:value="42.25" calcext:value-type="float">
            <text:p>42</text:p>
          </table:table-cell>
          <table:table-cell table:style-name="ce9" table:formula="of:=[.C75]/[.B75]" office:value-type="percentage" office:value="0.0574162679425837" calcext:value-type="percentage">
            <text:p>5.7%</text:p>
          </table:table-cell>
        </table:table-row>
        <table:table-row table:style-name="ro1">
          <table:table-cell table:style-name="ce2" office:value-type="date" office:date-value="2020-05-23" calcext:value-type="date">
            <text:p>2020-05-2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84" calcext:value-type="float">
            <text:p>84</text:p>
          </table:table-cell>
          <table:table-cell table:style-name="ce4" table:formula="of:=AVERAGE([.C69:.C76])" office:value-type="float" office:value="46.875" calcext:value-type="float">
            <text:p>47</text:p>
          </table:table-cell>
          <table:table-cell table:style-name="ce9" table:formula="of:=[.C76]/[.B76]" office:value-type="percentage" office:value="0.137030995106036" calcext:value-type="percentage">
            <text:p>13.7%</text:p>
          </table:table-cell>
        </table:table-row>
        <table:table-row table:style-name="ro1">
          <table:table-cell table:style-name="ce2" office:value-type="date" office:date-value="2020-05-24" calcext:value-type="date">
            <text:p>2020-05-2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C70:.C77])" office:value-type="float" office:value="44.875" calcext:value-type="float">
            <text:p>45</text:p>
          </table:table-cell>
          <table:table-cell table:style-name="ce9" table:formula="of:=[.C77]/[.B77]" office:value-type="percentage" office:value="0.025844930417495" calcext:value-type="percentage">
            <text:p>2.6%</text:p>
          </table:table-cell>
        </table:table-row>
        <table:table-row table:style-name="ro1">
          <table:table-cell table:style-name="ce2" office:value-type="date" office:date-value="2020-05-25" calcext:value-type="date">
            <text:p>2020-05-2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AVERAGE([.C71:.C78])" office:value-type="float" office:value="45.25" calcext:value-type="float">
            <text:p>45</text:p>
          </table:table-cell>
          <table:table-cell table:style-name="ce9" table:formula="of:=[.C78]/[.B78]" office:value-type="percentage" office:value="0.0318021201413428" calcext:value-type="percentage">
            <text:p>3.2%</text:p>
          </table:table-cell>
        </table:table-row>
        <table:table-row table:style-name="ro1">
          <table:table-cell table:style-name="ce2" office:value-type="date" office:date-value="2020-05-26" calcext:value-type="date">
            <text:p>2020-05-26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C72:.C79])" office:value-type="float" office:value="43.125" calcext:value-type="float">
            <text:p>43</text:p>
          </table:table-cell>
          <table:table-cell table:style-name="ce9" table:formula="of:=[.C79]/[.B79]" office:value-type="percentage" office:value="0.0283553875236295" calcext:value-type="percentage">
            <text:p>2.8%</text:p>
          </table:table-cell>
        </table:table-row>
        <table:table-row table:style-name="ro1">
          <table:table-cell table:style-name="ce2" office:value-type="date" office:date-value="2020-05-27" calcext:value-type="date">
            <text:p>2020-05-27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2" calcext:value-type="float">
            <text:p>42</text:p>
          </table:table-cell>
          <table:table-cell table:style-name="ce4" table:formula="of:=AVERAGE([.C73:.C80])" office:value-type="float" office:value="40.5" calcext:value-type="float">
            <text:p>41</text:p>
          </table:table-cell>
          <table:table-cell table:style-name="ce9" table:formula="of:=[.C80]/[.B80]" office:value-type="percentage" office:value="0.0969976905311778" calcext:value-type="percentage">
            <text:p>9.7%</text:p>
          </table:table-cell>
        </table:table-row>
        <table:table-row table:style-name="ro1">
          <table:table-cell table:style-name="ce2" office:value-type="date" office:date-value="2020-05-28" calcext:value-type="date">
            <text:p>2020-05-28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54" calcext:value-type="float">
            <text:p>54</text:p>
          </table:table-cell>
          <table:table-cell table:style-name="ce4" table:formula="of:=AVERAGE([.C74:.C81])" office:value-type="float" office:value="39.625" calcext:value-type="float">
            <text:p>40</text:p>
          </table:table-cell>
          <table:table-cell table:style-name="ce9" table:formula="of:=[.C81]/[.B81]" office:value-type="percentage" office:value="0.113445378151261" calcext:value-type="percentage">
            <text:p>11.3%</text:p>
          </table:table-cell>
        </table:table-row>
        <table:table-row table:style-name="ro1">
          <table:table-cell table:style-name="ce2" office:value-type="date" office:date-value="2020-05-29" calcext:value-type="date">
            <text:p>2020-05-2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C75:.C82])" office:value-type="float" office:value="36.875" calcext:value-type="float">
            <text:p>37</text:p>
          </table:table-cell>
          <table:table-cell table:style-name="ce9" table:formula="of:=[.C82]/[.B82]" office:value-type="percentage" office:value="0.0506912442396313" calcext:value-type="percentage">
            <text:p>5.1%</text:p>
          </table:table-cell>
        </table:table-row>
        <table:table-row table:style-name="ro1">
          <table:table-cell table:style-name="ce2" office:value-type="date" office:date-value="2020-05-30" calcext:value-type="date">
            <text:p>2020-05-30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AVERAGE([.C76:.C83])" office:value-type="float" office:value="34.625" calcext:value-type="float">
            <text:p>35</text:p>
          </table:table-cell>
          <table:table-cell table:style-name="ce9" table:formula="of:=[.C83]/[.B83]" office:value-type="percentage" office:value="0.0384615384615385" calcext:value-type="percentage">
            <text:p>3.8%</text:p>
          </table:table-cell>
        </table:table-row>
        <table:table-row table:style-name="ro1">
          <table:table-cell table:style-name="ce2" office:value-type="date" office:date-value="2020-05-31" calcext:value-type="date">
            <text:p>2020-05-31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77:.C84])" office:value-type="float" office:value="24.875" calcext:value-type="float">
            <text:p>25</text:p>
          </table:table-cell>
          <table:table-cell table:style-name="ce9" table:formula="of:=[.C84]/[.B84]" office:value-type="percentage" office:value="0.0125260960334029" calcext:value-type="percentage">
            <text:p>1.3%</text:p>
          </table:table-cell>
        </table:table-row>
        <table:table-row table:style-name="ro1">
          <table:table-cell table:style-name="ce2" office:value-type="date" office:date-value="2020-06-01" calcext:value-type="date">
            <text:p>2020-06-0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51" calcext:value-type="float">
            <text:p>51</text:p>
          </table:table-cell>
          <table:table-cell table:style-name="ce4" table:formula="of:=AVERAGE([.C78:.C85])" office:value-type="float" office:value="29.625" calcext:value-type="float">
            <text:p>30</text:p>
          </table:table-cell>
          <table:table-cell table:style-name="ce9" table:formula="of:=[.C85]/[.B85]" office:value-type="percentage" office:value="0.10828025477707" calcext:value-type="percentage">
            <text:p>10.8%</text:p>
          </table:table-cell>
        </table:table-row>
        <table:table-row table:style-name="ro1">
          <table:table-cell table:style-name="ce2" office:value-type="date" office:date-value="2020-06-02" calcext:value-type="date">
            <text:p>2020-06-0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52" calcext:value-type="float">
            <text:p>52</text:p>
          </table:table-cell>
          <table:table-cell table:style-name="ce4" table:formula="of:=AVERAGE([.C79:.C86])" office:value-type="float" office:value="33.875" calcext:value-type="float">
            <text:p>34</text:p>
          </table:table-cell>
          <table:table-cell table:style-name="ce9" table:formula="of:=[.C86]/[.B86]" office:value-type="percentage" office:value="0.14207650273224" calcext:value-type="percentage">
            <text:p>14.2%</text:p>
          </table:table-cell>
        </table:table-row>
        <table:table-row table:style-name="ro1">
          <table:table-cell table:style-name="ce2" office:value-type="date" office:date-value="2020-06-03" calcext:value-type="date">
            <text:p>2020-06-0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1" calcext:value-type="float">
            <text:p>41</text:p>
          </table:table-cell>
          <table:table-cell table:style-name="ce4" table:formula="of:=AVERAGE([.C80:.C87])" office:value-type="float" office:value="37.125" calcext:value-type="float">
            <text:p>37</text:p>
          </table:table-cell>
          <table:table-cell table:style-name="ce9" table:formula="of:=[.C87]/[.B87]" office:value-type="percentage" office:value="0.0927601809954751" calcext:value-type="percentage">
            <text:p>9.3%</text:p>
          </table:table-cell>
        </table:table-row>
        <table:table-row table:style-name="ro1">
          <table:table-cell table:style-name="ce2" office:value-type="date" office:date-value="2020-06-04" calcext:value-type="date">
            <text:p>2020-06-0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C81:.C88])" office:value-type="float" office:value="36.875" calcext:value-type="float">
            <text:p>37</text:p>
          </table:table-cell>
          <table:table-cell table:style-name="ce9" table:formula="of:=[.C88]/[.B88]" office:value-type="percentage" office:value="0.0816326530612245" calcext:value-type="percentage">
            <text:p>8.2%</text:p>
          </table:table-cell>
        </table:table-row>
        <table:table-row table:style-name="ro1">
          <table:table-cell table:style-name="ce2" office:value-type="date" office:date-value="2020-06-05" calcext:value-type="date">
            <text:p>2020-06-0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82:.C89])" office:value-type="float" office:value="32.125" calcext:value-type="float">
            <text:p>32</text:p>
          </table:table-cell>
          <table:table-cell table:style-name="ce9" table:formula="of:=[.C89]/[.B89]" office:value-type="percentage" office:value="0.0336134453781513" calcext:value-type="percentage">
            <text:p>3.4%</text:p>
          </table:table-cell>
        </table:table-row>
        <table:table-row table:style-name="ro1">
          <table:table-cell table:style-name="ce2" office:value-type="date" office:date-value="2020-06-06" calcext:value-type="date">
            <text:p>2020-06-0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C83:.C90])" office:value-type="float" office:value="29.875" calcext:value-type="float">
            <text:p>30</text:p>
          </table:table-cell>
          <table:table-cell table:style-name="ce9" table:formula="of:=[.C90]/[.B90]" office:value-type="percentage" office:value="0.0424929178470255" calcext:value-type="percentage">
            <text:p>4.2%</text:p>
          </table:table-cell>
        </table:table-row>
        <table:table-row table:style-name="ro1">
          <table:table-cell table:style-name="ce2" office:value-type="date" office:date-value="2020-06-07" calcext:value-type="date">
            <text:p>2020-06-07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C84:.C91])" office:value-type="float" office:value="28.5" calcext:value-type="float">
            <text:p>29</text:p>
          </table:table-cell>
          <table:table-cell table:style-name="ce9" table:formula="of:=[.C91]/[.B91]" office:value-type="percentage" office:value="0.0191780821917808" calcext:value-type="percentage">
            <text:p>1.9%</text:p>
          </table:table-cell>
        </table:table-row>
        <table:table-row table:style-name="ro1">
          <table:table-cell table:style-name="ce2" office:value-type="date" office:date-value="2020-06-08" calcext:value-type="date">
            <text:p>2020-06-08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27" calcext:value-type="float">
            <text:p>27</text:p>
          </table:table-cell>
          <table:table-cell table:style-name="ce4" table:formula="of:=AVERAGE([.C85:.C92])" office:value-type="float" office:value="31.125" calcext:value-type="float">
            <text:p>31</text:p>
          </table:table-cell>
          <table:table-cell table:style-name="ce9" table:formula="of:=[.C92]/[.B92]" office:value-type="percentage" office:value="0.074792243767313" calcext:value-type="percentage">
            <text:p>7.5%</text:p>
          </table:table-cell>
        </table:table-row>
        <table:table-row table:style-name="ro1">
          <table:table-cell table:style-name="ce2" office:value-type="date" office:date-value="2020-06-09" calcext:value-type="date">
            <text:p>2020-06-0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C86:.C93])" office:value-type="float" office:value="26.875" calcext:value-type="float">
            <text:p>27</text:p>
          </table:table-cell>
          <table:table-cell table:style-name="ce9" table:formula="of:=[.C93]/[.B93]" office:value-type="percentage" office:value="0.0523076923076923" calcext:value-type="percentage">
            <text:p>5.2%</text:p>
          </table:table-cell>
        </table:table-row>
        <table:table-row table:style-name="ro1">
          <table:table-cell table:style-name="ce2" office:value-type="date" office:date-value="2020-06-10" calcext:value-type="date">
            <text:p>2020-06-1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6" calcext:value-type="float">
            <text:p>36</text:p>
          </table:table-cell>
          <table:table-cell table:style-name="ce4" table:formula="of:=AVERAGE([.C87:.C94])" office:value-type="float" office:value="24.875" calcext:value-type="float">
            <text:p>25</text:p>
          </table:table-cell>
          <table:table-cell table:style-name="ce9" table:formula="of:=[.C94]/[.B94]" office:value-type="percentage" office:value="0.0871670702179177" calcext:value-type="percentage">
            <text:p>8.7%</text:p>
          </table:table-cell>
        </table:table-row>
        <table:table-row table:style-name="ro1">
          <table:table-cell table:style-name="ce2" office:value-type="date" office:date-value="2020-06-11" calcext:value-type="date">
            <text:p>2020-06-1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C88:.C95])" office:value-type="float" office:value="23.875" calcext:value-type="float">
            <text:p>24</text:p>
          </table:table-cell>
          <table:table-cell table:style-name="ce9" table:formula="of:=[.C95]/[.B95]" office:value-type="percentage" office:value="0.0769230769230769" calcext:value-type="percentage">
            <text:p>7.7%</text:p>
          </table:table-cell>
        </table:table-row>
        <table:table-row table:style-name="ro1">
          <table:table-cell table:style-name="ce2" office:value-type="date" office:date-value="2020-06-12" calcext:value-type="date">
            <text:p>2020-06-1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formula="of:=AVERAGE([.C89:.C96])" office:value-type="float" office:value="21.125" calcext:value-type="float">
            <text:p>21</text:p>
          </table:table-cell>
          <table:table-cell table:style-name="ce9" table:formula="of:=[.C96]/[.B96]" office:value-type="percentage" office:value="0.0428571428571429" calcext:value-type="percentage">
            <text:p>4.3%</text:p>
          </table:table-cell>
        </table:table-row>
        <table:table-row table:style-name="ro1">
          <table:table-cell table:style-name="ce2" office:value-type="date" office:date-value="2020-06-13" calcext:value-type="date">
            <text:p>2020-06-1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46" calcext:value-type="float">
            <text:p>46</text:p>
          </table:table-cell>
          <table:table-cell table:style-name="ce4" table:formula="of:=AVERAGE([.C90:.C97])" office:value-type="float" office:value="24.875" calcext:value-type="float">
            <text:p>25</text:p>
          </table:table-cell>
          <table:table-cell table:style-name="ce9" table:formula="of:=[.C97]/[.B97]" office:value-type="percentage" office:value="0.108490566037736" calcext:value-type="percentage">
            <text:p>10.8%</text:p>
          </table:table-cell>
        </table:table-row>
        <table:table-row table:style-name="ro1">
          <table:table-cell table:style-name="ce2" office:value-type="date" office:date-value="2020-06-14" calcext:value-type="date">
            <text:p>2020-06-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91:.C98])" office:value-type="float" office:value="23.375" calcext:value-type="float">
            <text:p>23</text:p>
          </table:table-cell>
          <table:table-cell table:style-name="ce9" table:formula="of:=[.C98]/[.B98]" office:value-type="percentage" office:value="0.01" calcext:value-type="percentage">
            <text:p>1.0%</text:p>
          </table:table-cell>
        </table:table-row>
        <table:table-row table:style-name="ro1">
          <table:table-cell table:style-name="ce2" office:value-type="date" office:date-value="2020-06-15" calcext:value-type="date">
            <text:p>2020-06-15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92:.C99])" office:value-type="float" office:value="24.5" calcext:value-type="float">
            <text:p>25</text:p>
          </table:table-cell>
          <table:table-cell table:style-name="ce9" table:formula="of:=[.C99]/[.B99]" office:value-type="percentage" office:value="0.0373831775700935" calcext:value-type="percentage">
            <text:p>3.7%</text:p>
          </table:table-cell>
        </table:table-row>
        <table:table-row table:style-name="ro1">
          <table:table-cell table:style-name="ce2" office:value-type="date" office:date-value="2020-06-16" calcext:value-type="date">
            <text:p>2020-06-1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4" calcext:value-type="float">
            <text:p>24</text:p>
          </table:table-cell>
          <table:table-cell table:style-name="ce4" table:formula="of:=AVERAGE([.C93:.C100])" office:value-type="float" office:value="24.125" calcext:value-type="float">
            <text:p>24</text:p>
          </table:table-cell>
          <table:table-cell table:style-name="ce9" table:formula="of:=[.C100]/[.B100]" office:value-type="percentage" office:value="0.0552995391705069" calcext:value-type="percentage">
            <text:p>5.5%</text:p>
          </table:table-cell>
        </table:table-row>
        <table:table-row table:style-name="ro1">
          <table:table-cell table:style-name="ce2" office:value-type="date" office:date-value="2020-06-17" calcext:value-type="date">
            <text:p>2020-06-17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C94:.C101])" office:value-type="float" office:value="23.75" calcext:value-type="float">
            <text:p>24</text:p>
          </table:table-cell>
          <table:table-cell table:style-name="ce9" table:formula="of:=[.C101]/[.B101]" office:value-type="percentage" office:value="0.0339805825242718" calcext:value-type="percentage">
            <text:p>3.4%</text:p>
          </table:table-cell>
        </table:table-row>
        <table:table-row table:style-name="ro1">
          <table:table-cell table:style-name="ce2" office:value-type="date" office:date-value="2020-06-18" calcext:value-type="date">
            <text:p>2020-06-1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95:.C102])" office:value-type="float" office:value="22" calcext:value-type="float">
            <text:p>22</text:p>
          </table:table-cell>
          <table:table-cell table:style-name="ce9" table:formula="of:=[.C102]/[.B102]" office:value-type="percentage" office:value="0.0314285714285714" calcext:value-type="percentage">
            <text:p>3.1%</text:p>
          </table:table-cell>
        </table:table-row>
        <table:table-row table:style-name="ro1">
          <table:table-cell table:style-name="ce2" office:value-type="date" office:date-value="2020-06-19" calcext:value-type="date">
            <text:p>2020-06-1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4" calcext:value-type="float">
            <text:p>34</text:p>
          </table:table-cell>
          <table:table-cell table:style-name="ce4" table:formula="of:=AVERAGE([.C96:.C103])" office:value-type="float" office:value="22.125" calcext:value-type="float">
            <text:p>22</text:p>
          </table:table-cell>
          <table:table-cell table:style-name="ce9" table:formula="of:=[.C103]/[.B103]" office:value-type="percentage" office:value="0.0558292282430214" calcext:value-type="percentage">
            <text:p>5.6%</text:p>
          </table:table-cell>
        </table:table-row>
        <table:table-row table:style-name="ro1">
          <table:table-cell table:style-name="ce2" office:value-type="date" office:date-value="2020-06-20" calcext:value-type="date">
            <text:p>2020-06-2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AVERAGE([.C97:.C104])" office:value-type="float" office:value="23.625" calcext:value-type="float">
            <text:p>24</text:p>
          </table:table-cell>
          <table:table-cell table:style-name="ce9" table:formula="of:=[.C104]/[.B104]" office:value-type="percentage" office:value="0.0564971751412429" calcext:value-type="percentage">
            <text:p>5.6%</text:p>
          </table:table-cell>
        </table:table-row>
        <table:table-row table:style-name="ro1">
          <table:table-cell table:style-name="ce2" office:value-type="date" office:date-value="2020-06-21" calcext:value-type="date">
            <text:p>2020-06-2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98:.C105])" office:value-type="float" office:value="18.25" calcext:value-type="float">
            <text:p>18</text:p>
          </table:table-cell>
          <table:table-cell table:style-name="ce9" table:formula="of:=[.C105]/[.B105]" office:value-type="percentage" office:value="0.00549450549450549" calcext:value-type="percentage">
            <text:p>0.5%</text:p>
          </table:table-cell>
        </table:table-row>
        <table:table-row table:style-name="ro1">
          <table:table-cell table:style-name="ce2" office:value-type="date" office:date-value="2020-06-22" calcext:value-type="date">
            <text:p>2020-06-2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99:.C106])" office:value-type="float" office:value="18.375" calcext:value-type="float">
            <text:p>18</text:p>
          </table:table-cell>
          <table:table-cell table:style-name="ce9" table:formula="of:=[.C106]/[.B106]" office:value-type="percentage" office:value="0.00548696844993141" calcext:value-type="percentage">
            <text:p>0.5%</text:p>
          </table:table-cell>
        </table:table-row>
        <table:table-row table:style-name="ro1">
          <table:table-cell table:style-name="ce2" office:value-type="date" office:date-value="2020-06-23" calcext:value-type="date">
            <text:p>2020-06-23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31" calcext:value-type="float">
            <text:p>31</text:p>
          </table:table-cell>
          <table:table-cell table:style-name="ce4" table:formula="of:=AVERAGE([.C100:.C107])" office:value-type="float" office:value="20.25" calcext:value-type="float">
            <text:p>20</text:p>
          </table:table-cell>
          <table:table-cell table:style-name="ce9" table:formula="of:=[.C107]/[.B107]" office:value-type="percentage" office:value="0.0525423728813559" calcext:value-type="percentage">
            <text:p>5.3%</text:p>
          </table:table-cell>
        </table:table-row>
        <table:table-row table:style-name="ro1">
          <table:table-cell table:style-name="ce2" office:value-type="date" office:date-value="2020-06-24" calcext:value-type="date">
            <text:p>2020-06-2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101:.C108])" office:value-type="float" office:value="19.75" calcext:value-type="float">
            <text:p>20</text:p>
          </table:table-cell>
          <table:table-cell table:style-name="ce9" table:formula="of:=[.C108]/[.B108]" office:value-type="percentage" office:value="0.0316455696202532" calcext:value-type="percentage">
            <text:p>3.2%</text:p>
          </table:table-cell>
        </table:table-row>
        <table:table-row table:style-name="ro1">
          <table:table-cell table:style-name="ce2" office:value-type="date" office:date-value="2020-06-25" calcext:value-type="date">
            <text:p>2020-06-25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C102:.C109])" office:value-type="float" office:value="20.125" calcext:value-type="float">
            <text:p>20</text:p>
          </table:table-cell>
          <table:table-cell table:style-name="ce9" table:formula="of:=[.C109]/[.B109]" office:value-type="percentage" office:value="0.0190582959641256" calcext:value-type="percentage">
            <text:p>1.9%</text:p>
          </table:table-cell>
        </table:table-row>
        <table:table-row table:style-name="ro1">
          <table:table-cell table:style-name="ce2" office:value-type="date" office:date-value="2020-06-26" calcext:value-type="date">
            <text:p>2020-06-26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103:.C110])" office:value-type="float" office:value="19.375" calcext:value-type="float">
            <text:p>19</text:p>
          </table:table-cell>
          <table:table-cell table:style-name="ce9" table:formula="of:=[.C110]/[.B110]" office:value-type="percentage" office:value="0.0162107396149949" calcext:value-type="percentage">
            <text:p>1.6%</text:p>
          </table:table-cell>
        </table:table-row>
        <table:table-row table:style-name="ro1">
          <table:table-cell table:style-name="ce2" office:value-type="date" office:date-value="2020-06-27" calcext:value-type="date">
            <text:p>2020-06-27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104:.C111])" office:value-type="float" office:value="17.125" calcext:value-type="float">
            <text:p>17</text:p>
          </table:table-cell>
          <table:table-cell table:style-name="ce9" table:formula="of:=[.C111]/[.B111]" office:value-type="percentage" office:value="0.0195838433292534" calcext:value-type="percentage">
            <text:p>2.0%</text:p>
          </table:table-cell>
        </table:table-row>
        <table:table-row table:style-name="ro1">
          <table:table-cell table:style-name="ce2" office:value-type="date" office:date-value="2020-06-28" calcext:value-type="date">
            <text:p>2020-06-28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105:.C112])" office:value-type="float" office:value="13.75" calcext:value-type="float">
            <text:p>14</text:p>
          </table:table-cell>
          <table:table-cell table:style-name="ce9" table:formula="of:=[.C112]/[.B112]" office:value-type="percentage" office:value="0.00351288056206089" calcext:value-type="percentage">
            <text:p>0.4%</text:p>
          </table:table-cell>
        </table:table-row>
        <table:table-row table:style-name="ro1">
          <table:table-cell table:style-name="ce2" office:value-type="date" office:date-value="2020-06-29" calcext:value-type="date">
            <text:p>2020-06-29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C106:.C113])" office:value-type="float" office:value="14.75" calcext:value-type="float">
            <text:p>15</text:p>
          </table:table-cell>
          <table:table-cell table:style-name="ce9" table:formula="of:=[.C113]/[.B113]" office:value-type="percentage" office:value="0.0149253731343284" calcext:value-type="percentage">
            <text:p>1.5%</text:p>
          </table:table-cell>
        </table:table-row>
        <table:table-row table:style-name="ro1">
          <table:table-cell table:style-name="ce2" office:value-type="date" office:date-value="2020-06-30" calcext:value-type="date">
            <text:p>2020-06-3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45" calcext:value-type="float">
            <text:p>45</text:p>
          </table:table-cell>
          <table:table-cell table:style-name="ce4" table:formula="of:=AVERAGE([.C107:.C114])" office:value-type="float" office:value="19.875" calcext:value-type="float">
            <text:p>20</text:p>
          </table:table-cell>
          <table:table-cell table:style-name="ce9" table:formula="of:=[.C114]/[.B114]" office:value-type="percentage" office:value="0.0605652759084791" calcext:value-type="percentage">
            <text:p>6.1%</text:p>
          </table:table-cell>
        </table:table-row>
        <table:table-row table:style-name="ro1">
          <table:table-cell table:style-name="ce2" office:value-type="date" office:date-value="2020-07-01" calcext:value-type="date">
            <text:p>2020-07-01</text:p>
          </table:table-cell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C108:.C115])" office:value-type="float" office:value="17.625" calcext:value-type="float">
            <text:p>18</text:p>
          </table:table-cell>
          <table:table-cell table:style-name="ce9" table:formula="of:=[.C115]/[.B115]" office:value-type="percentage" office:value="0.0120817843866171" calcext:value-type="percentage">
            <text:p>1.2%</text:p>
          </table:table-cell>
        </table:table-row>
        <table:table-row table:style-name="ro1">
          <table:table-cell table:style-name="ce2" office:value-type="date" office:date-value="2020-07-02" calcext:value-type="date">
            <text:p>2020-07-02</text:p>
          </table:table-cell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27" calcext:value-type="float">
            <text:p>27</text:p>
          </table:table-cell>
          <table:table-cell table:style-name="ce4" table:formula="of:=AVERAGE([.C109:.C116])" office:value-type="float" office:value="18.5" calcext:value-type="float">
            <text:p>19</text:p>
          </table:table-cell>
          <table:table-cell table:style-name="ce9" table:formula="of:=[.C116]/[.B116]" office:value-type="percentage" office:value="0.0207532667179093" calcext:value-type="percentage">
            <text:p>2.1%</text:p>
          </table:table-cell>
        </table:table-row>
        <table:table-row table:style-name="ro1">
          <table:table-cell table:style-name="ce2" office:value-type="date" office:date-value="2020-07-03" calcext:value-type="date">
            <text:p>2020-07-03</text:p>
          </table:table-cell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110:.C117])" office:value-type="float" office:value="16.375" calcext:value-type="float">
            <text:p>16</text:p>
          </table:table-cell>
          <table:table-cell table:style-name="ce9" table:formula="of:=[.C117]/[.B117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7-04" calcext:value-type="date">
            <text:p>2020-07-0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11:.C118])" office:value-type="float" office:value="14.875" calcext:value-type="float">
            <text:p>15</text:p>
          </table:table-cell>
          <table:table-cell table:style-name="ce9" table:formula="of:=[.C118]/[.B118]" office:value-type="percentage" office:value="0.00431965442764579" calcext:value-type="percentage">
            <text:p>0.4%</text:p>
          </table:table-cell>
        </table:table-row>
        <table:table-row table:style-name="ro1">
          <table:table-cell table:style-name="ce2" office:value-type="date" office:date-value="2020-07-05" calcext:value-type="date">
            <text:p>2020-07-05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12:.C119])" office:value-type="float" office:value="13.375" calcext:value-type="float">
            <text:p>13</text:p>
          </table:table-cell>
          <table:table-cell table:style-name="ce9" table:formula="of:=[.C119]/[.B119]" office:value-type="percentage" office:value="0.00413223140495868" calcext:value-type="percentage">
            <text:p>0.4%</text:p>
          </table:table-cell>
        </table:table-row>
        <table:table-row table:style-name="ro1">
          <table:table-cell table:style-name="ce2" office:value-type="date" office:date-value="2020-07-06" calcext:value-type="date">
            <text:p>2020-07-06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113:.C120])" office:value-type="float" office:value="15" calcext:value-type="float">
            <text:p>15</text:p>
          </table:table-cell>
          <table:table-cell table:style-name="ce9" table:formula="of:=[.C120]/[.B120]" office:value-type="percentage" office:value="0.0198757763975155" calcext:value-type="percentage">
            <text:p>2.0%</text:p>
          </table:table-cell>
        </table:table-row>
        <table:table-row table:style-name="ro1">
          <table:table-cell table:style-name="ce2" office:value-type="date" office:date-value="2020-07-07" calcext:value-type="date">
            <text:p>2020-07-0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43" calcext:value-type="float">
            <text:p>43</text:p>
          </table:table-cell>
          <table:table-cell table:style-name="ce4" table:formula="of:=AVERAGE([.C114:.C121])" office:value-type="float" office:value="19" calcext:value-type="float">
            <text:p>19</text:p>
          </table:table-cell>
          <table:table-cell table:style-name="ce9" table:formula="of:=[.C121]/[.B121]" office:value-type="percentage" office:value="0.0453586497890295" calcext:value-type="percentage">
            <text:p>4.5%</text:p>
          </table:table-cell>
        </table:table-row>
        <table:table-row table:style-name="ro1">
          <table:table-cell table:style-name="ce2" office:value-type="date" office:date-value="2020-07-08" calcext:value-type="date">
            <text:p>2020-07-08</text:p>
          </table:table-cell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115:.C122])" office:value-type="float" office:value="16" calcext:value-type="float">
            <text:p>16</text:p>
          </table:table-cell>
          <table:table-cell table:style-name="ce9" table:formula="of:=[.C122]/[.B122]" office:value-type="percentage" office:value="0.0164447924823806" calcext:value-type="percentage">
            <text:p>1.6%</text:p>
          </table:table-cell>
        </table:table-row>
        <table:table-row table:style-name="ro1">
          <table:table-cell table:style-name="ce2" office:value-type="date" office:date-value="2020-07-09" calcext:value-type="date">
            <text:p>2020-07-09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C116:.C123])" office:value-type="float" office:value="16.25" calcext:value-type="float">
            <text:p>16</text:p>
          </table:table-cell>
          <table:table-cell table:style-name="ce9" table:formula="of:=[.C123]/[.B123]" office:value-type="percentage" office:value="0.0130434782608696" calcext:value-type="percentage">
            <text:p>1.3%</text:p>
          </table:table-cell>
        </table:table-row>
        <table:table-row table:style-name="ro1">
          <table:table-cell table:style-name="ce2" office:value-type="date" office:date-value="2020-07-10" calcext:value-type="date">
            <text:p>2020-07-10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C117:.C124])" office:value-type="float" office:value="16.125" calcext:value-type="float">
            <text:p>16</text:p>
          </table:table-cell>
          <table:table-cell table:style-name="ce9" table:formula="of:=[.C124]/[.B124]" office:value-type="percentage" office:value="0.0170491803278689" calcext:value-type="percentage">
            <text:p>1.7%</text:p>
          </table:table-cell>
        </table:table-row>
        <table:table-row table:style-name="ro1">
          <table:table-cell table:style-name="ce2" office:value-type="date" office:date-value="2020-07-11" calcext:value-type="date">
            <text:p>2020-07-11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18:.C125])" office:value-type="float" office:value="16.625" calcext:value-type="float">
            <text:p>17</text:p>
          </table:table-cell>
          <table:table-cell table:style-name="ce9" table:formula="of:=[.C125]/[.B125]" office:value-type="percentage" office:value="0.00294550810014728" calcext:value-type="percentage">
            <text:p>0.3%</text:p>
          </table:table-cell>
        </table:table-row>
        <table:table-row table:style-name="ro1">
          <table:table-cell table:style-name="ce2" office:value-type="date" office:date-value="2020-07-12" calcext:value-type="date">
            <text:p>2020-07-12</text:p>
          </table:table-cell>
          <table:table-cell table:style-name="ce3" office:value-type="float" office:value="1378" calcext:value-type="float">
            <text:p>1378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119:.C126])" office:value-type="float" office:value="18.875" calcext:value-type="float">
            <text:p>19</text:p>
          </table:table-cell>
          <table:table-cell table:style-name="ce9" table:formula="of:=[.C126]/[.B126]" office:value-type="percentage" office:value="0.0159651669085631" calcext:value-type="percentage">
            <text:p>1.6%</text:p>
          </table:table-cell>
        </table:table-row>
        <table:table-row table:style-name="ro1">
          <table:table-cell table:style-name="ce2" office:value-type="date" office:date-value="2020-07-13" calcext:value-type="date">
            <text:p>2020-07-13</text:p>
          </table:table-cell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120:.C127])" office:value-type="float" office:value="19.125" calcext:value-type="float">
            <text:p>19</text:p>
          </table:table-cell>
          <table:table-cell table:style-name="ce9" table:formula="of:=[.C127]/[.B127]" office:value-type="percentage" office:value="0.00475812846946868" calcext:value-type="percentage">
            <text:p>0.5%</text:p>
          </table:table-cell>
        </table:table-row>
        <table:table-row table:style-name="ro1">
          <table:table-cell table:style-name="ce2" office:value-type="date" office:date-value="2020-07-14" calcext:value-type="date">
            <text:p>2020-07-14</text:p>
          </table:table-cell>
          <table:table-cell table:style-name="ce3" office:value-type="float" office:value="1142" calcext:value-type="float">
            <text:p>1142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C121:.C128])" office:value-type="float" office:value="17.75" calcext:value-type="float">
            <text:p>18</text:p>
          </table:table-cell>
          <table:table-cell table:style-name="ce9" table:formula="of:=[.C128]/[.B128]" office:value-type="percentage" office:value="0.00437828371278459" calcext:value-type="percentage">
            <text:p>0.4%</text:p>
          </table:table-cell>
        </table:table-row>
        <table:table-row table:style-name="ro1">
          <table:table-cell table:style-name="ce2" office:value-type="date" office:date-value="2020-07-15" calcext:value-type="date">
            <text:p>2020-07-15</text:p>
          </table:table-cell>
          <table:table-cell table:style-name="ce3" office:value-type="float" office:value="1316" calcext:value-type="float">
            <text:p>1316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122:.C129])" office:value-type="float" office:value="13.125" calcext:value-type="float">
            <text:p>13</text:p>
          </table:table-cell>
          <table:table-cell table:style-name="ce9" table:formula="of:=[.C129]/[.B129]" office:value-type="percentage" office:value="0.00455927051671732" calcext:value-type="percentage">
            <text:p>0.5%</text:p>
          </table:table-cell>
        </table:table-row>
        <table:table-row table:style-name="ro1">
          <table:table-cell table:style-name="ce2" office:value-type="date" office:date-value="2020-07-16" calcext:value-type="date">
            <text:p>2020-07-16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formula="of:=AVERAGE([.C123:.C130])" office:value-type="float" office:value="14" calcext:value-type="float">
            <text:p>14</text:p>
          </table:table-cell>
          <table:table-cell table:style-name="ce9" table:formula="of:=[.C130]/[.B130]" office:value-type="percentage" office:value="0.0217054263565891" calcext:value-type="percentage">
            <text:p>2.2%</text:p>
          </table:table-cell>
        </table:table-row>
        <table:table-row table:style-name="ro1">
          <table:table-cell table:style-name="ce2" office:value-type="date" office:date-value="2020-07-17" calcext:value-type="date">
            <text:p>2020-07-17</text:p>
          </table:table-cell>
          <table:table-cell table:style-name="ce3" office:value-type="float" office:value="1679" calcext:value-type="float">
            <text:p>1679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formula="of:=AVERAGE([.C124:.C131])" office:value-type="float" office:value="13.25" calcext:value-type="float">
            <text:p>13</text:p>
          </table:table-cell>
          <table:table-cell table:style-name="ce9" table:formula="of:=[.C131]/[.B131]" office:value-type="percentage" office:value="0.00536033353186421" calcext:value-type="percentage">
            <text:p>0.5%</text:p>
          </table:table-cell>
        </table:table-row>
        <table:table-row table:style-name="ro1">
          <table:table-cell table:style-name="ce2" office:value-type="date" office:date-value="2020-07-18" calcext:value-type="date">
            <text:p>2020-07-18</text:p>
          </table:table-cell>
          <table:table-cell table:style-name="ce3" office:value-type="float" office:value="1542" calcext:value-type="float">
            <text:p>1542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125:.C132])" office:value-type="float" office:value="12.5" calcext:value-type="float">
            <text:p>13</text:p>
          </table:table-cell>
          <table:table-cell table:style-name="ce9" table:formula="of:=[.C132]/[.B132]" office:value-type="percentage" office:value="0.012970168612192" calcext:value-type="percentage">
            <text:p>1.3%</text:p>
          </table:table-cell>
        </table:table-row>
        <table:table-row table:style-name="ro1">
          <table:table-cell table:style-name="ce2" office:value-type="date" office:date-value="2020-07-19" calcext:value-type="date">
            <text:p>2020-07-19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42" calcext:value-type="float">
            <text:p>42</text:p>
          </table:table-cell>
          <table:table-cell table:style-name="ce4" table:formula="of:=AVERAGE([.C126:.C133])" office:value-type="float" office:value="17.25" calcext:value-type="float">
            <text:p>17</text:p>
          </table:table-cell>
          <table:table-cell table:style-name="ce9" table:formula="of:=[.C133]/[.B133]" office:value-type="percentage" office:value="0.0378378378378378" calcext:value-type="percentage">
            <text:p>3.8%</text:p>
          </table:table-cell>
        </table:table-row>
        <table:table-row table:style-name="ro1">
          <table:table-cell table:style-name="ce2" office:value-type="date" office:date-value="2020-07-20" calcext:value-type="date">
            <text:p>2020-07-20</text:p>
          </table:table-cell>
          <table:table-cell table:style-name="ce3" office:value-type="float" office:value="1236" calcext:value-type="float">
            <text:p>1236</text:p>
          </table:table-cell>
          <table:table-cell table:style-name="ce3" office:value-type="float" office:value="15" calcext:value-type="float">
            <text:p>15</text:p>
          </table:table-cell>
          <table:table-cell table:style-name="ce4" table:formula="of:=AVERAGE([.C127:.C134])" office:value-type="float" office:value="16.375" calcext:value-type="float">
            <text:p>16</text:p>
          </table:table-cell>
          <table:table-cell table:style-name="ce9" table:formula="of:=[.C134]/[.B134]" office:value-type="percentage" office:value="0.0121359223300971" calcext:value-type="percentage">
            <text:p>1.2%</text:p>
          </table:table-cell>
        </table:table-row>
        <table:table-row table:style-name="ro1">
          <table:table-cell table:style-name="ce2" office:value-type="date" office:date-value="2020-07-21" calcext:value-type="date">
            <text:p>2020-07-21</text:p>
          </table:table-cell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AVERAGE([.C128:.C135])" office:value-type="float" office:value="19.375" calcext:value-type="float">
            <text:p>19</text:p>
          </table:table-cell>
          <table:table-cell table:style-name="ce9" table:formula="of:=[.C135]/[.B135]" office:value-type="percentage" office:value="0.0286532951289398" calcext:value-type="percentage">
            <text:p>2.9%</text:p>
          </table:table-cell>
        </table:table-row>
        <table:table-row table:style-name="ro1">
          <table:table-cell table:style-name="ce2" office:value-type="date" office:date-value="2020-07-22" calcext:value-type="date">
            <text:p>2020-07-22</text:p>
          </table:table-cell>
          <table:table-cell table:style-name="ce3" office:value-type="float" office:value="1527" calcext:value-type="float">
            <text:p>1527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129:.C136])" office:value-type="float" office:value="20.75" calcext:value-type="float">
            <text:p>21</text:p>
          </table:table-cell>
          <table:table-cell table:style-name="ce9" table:formula="of:=[.C136]/[.B136]" office:value-type="percentage" office:value="0.0104780615586117" calcext:value-type="percentage">
            <text:p>1.0%</text:p>
          </table:table-cell>
        </table:table-row>
        <table:table-row table:style-name="ro1">
          <table:table-cell table:style-name="ce2" office:value-type="date" office:date-value="2020-07-23" calcext:value-type="date">
            <text:p>2020-07-23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130:.C137])" office:value-type="float" office:value="22.625" calcext:value-type="float">
            <text:p>23</text:p>
          </table:table-cell>
          <table:table-cell table:style-name="ce9" table:formula="of:=[.C137]/[.B137]" office:value-type="percentage" office:value="0.0145429362880886" calcext:value-type="percentage">
            <text:p>1.5%</text:p>
          </table:table-cell>
        </table:table-row>
        <table:table-row table:style-name="ro1">
          <table:table-cell table:style-name="ce2" office:value-type="date" office:date-value="2020-07-24" calcext:value-type="date">
            <text:p>2020-07-24</text:p>
          </table:table-cell>
          <table:table-cell table:style-name="ce3" office:value-type="float" office:value="1560" calcext:value-type="float">
            <text:p>1560</text:p>
          </table:table-cell>
          <table:table-cell table:style-name="ce3" office:value-type="float" office:value="41" calcext:value-type="float">
            <text:p>41</text:p>
          </table:table-cell>
          <table:table-cell table:style-name="ce4" table:formula="of:=AVERAGE([.C131:.C138])" office:value-type="float" office:value="24.25" calcext:value-type="float">
            <text:p>24</text:p>
          </table:table-cell>
          <table:table-cell table:style-name="ce9" table:formula="of:=[.C138]/[.B138]" office:value-type="percentage" office:value="0.0262820512820513" calcext:value-type="percentage">
            <text:p>2.6%</text:p>
          </table:table-cell>
        </table:table-row>
        <table:table-row table:style-name="ro1">
          <table:table-cell table:style-name="ce2" office:value-type="date" office:date-value="2020-07-25" calcext:value-type="date">
            <text:p>2020-07-25</text:p>
          </table:table-cell>
          <table:table-cell table:style-name="ce3" office:value-type="float" office:value="1438" calcext:value-type="float">
            <text:p>143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132:.C139])" office:value-type="float" office:value="23.125" calcext:value-type="float">
            <text:p>23</text:p>
          </table:table-cell>
          <table:table-cell table:style-name="ce9" table:formula="of:=[.C139]/[.B139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07-26" calcext:value-type="date">
            <text:p>2020-07-2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133:.C140])" office:value-type="float" office:value="21.875" calcext:value-type="float">
            <text:p>22</text:p>
          </table:table-cell>
          <table:table-cell table:style-name="ce9" table:formula="of:=[.C140]/[.B140]" office:value-type="percentage" office:value="0.0112485939257593" calcext:value-type="percentage">
            <text:p>1.1%</text:p>
          </table:table-cell>
        </table:table-row>
        <table:table-row table:style-name="ro1">
          <table:table-cell table:style-name="ce2" office:value-type="date" office:date-value="2020-07-27" calcext:value-type="date">
            <text:p>2020-07-27</text:p>
          </table:table-cell>
          <table:table-cell table:style-name="ce3" office:value-type="float" office:value="1104" calcext:value-type="float">
            <text:p>1104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AVERAGE([.C134:.C141])" office:value-type="float" office:value="21.25" calcext:value-type="float">
            <text:p>21</text:p>
          </table:table-cell>
          <table:table-cell table:style-name="ce9" table:formula="of:=[.C141]/[.B141]" office:value-type="percentage" office:value="0.0335144927536232" calcext:value-type="percentage">
            <text:p>3.4%</text:p>
          </table:table-cell>
        </table:table-row>
        <table:table-row table:style-name="ro1">
          <table:table-cell table:style-name="ce2" office:value-type="date" office:date-value="2020-07-28" calcext:value-type="date">
            <text:p>2020-07-28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38" calcext:value-type="float">
            <text:p>38</text:p>
          </table:table-cell>
          <table:table-cell table:style-name="ce4" table:formula="of:=AVERAGE([.C135:.C142])" office:value-type="float" office:value="24.125" calcext:value-type="float">
            <text:p>24</text:p>
          </table:table-cell>
          <table:table-cell table:style-name="ce9" table:formula="of:=[.C142]/[.B142]" office:value-type="percentage" office:value="0.0287878787878788" calcext:value-type="percentage">
            <text:p>2.9%</text:p>
          </table:table-cell>
        </table:table-row>
        <table:table-row table:style-name="ro1">
          <table:table-cell table:style-name="ce2" office:value-type="date" office:date-value="2020-07-29" calcext:value-type="date">
            <text:p>2020-07-29</text:p>
          </table:table-cell>
          <table:table-cell table:style-name="ce3" office:value-type="float" office:value="1396" calcext:value-type="float">
            <text:p>1396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C136:.C143])" office:value-type="float" office:value="25.375" calcext:value-type="float">
            <text:p>25</text:p>
          </table:table-cell>
          <table:table-cell table:style-name="ce9" table:formula="of:=[.C143]/[.B143]" office:value-type="percentage" office:value="0.0286532951289398" calcext:value-type="percentage">
            <text:p>2.9%</text:p>
          </table:table-cell>
        </table:table-row>
        <table:table-row table:style-name="ro1">
          <table:table-cell table:style-name="ce2" office:value-type="date" office:date-value="2020-07-30" calcext:value-type="date">
            <text:p>2020-07-30</text:p>
          </table:table-cell>
          <table:table-cell table:style-name="ce3" office:value-type="float" office:value="1733" calcext:value-type="float">
            <text:p>1733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137:.C144])" office:value-type="float" office:value="25.875" calcext:value-type="float">
            <text:p>26</text:p>
          </table:table-cell>
          <table:table-cell table:style-name="ce9" table:formula="of:=[.C144]/[.B144]" office:value-type="percentage" office:value="0.0115406809001731" calcext:value-type="percentage">
            <text:p>1.2%</text:p>
          </table:table-cell>
        </table:table-row>
        <table:table-row table:style-name="ro1">
          <table:table-cell table:style-name="ce2" office:value-type="date" office:date-value="2020-07-31" calcext:value-type="date">
            <text:p>2020-07-31</text:p>
          </table:table-cell>
          <table:table-cell table:style-name="ce3" office:value-type="float" office:value="1533" calcext:value-type="float">
            <text:p>1533</text:p>
          </table:table-cell>
          <table:table-cell table:style-name="ce3" office:value-type="float" office:value="47" calcext:value-type="float">
            <text:p>47</text:p>
          </table:table-cell>
          <table:table-cell table:style-name="ce4" table:formula="of:=AVERAGE([.C138:.C145])" office:value-type="float" office:value="29.125" calcext:value-type="float">
            <text:p>29</text:p>
          </table:table-cell>
          <table:table-cell table:style-name="ce9" table:formula="of:=[.C145]/[.B145]" office:value-type="percentage" office:value="0.030658838878017" calcext:value-type="percentage">
            <text:p>3.1%</text:p>
          </table:table-cell>
        </table:table-row>
        <table:table-row table:style-name="ro1">
          <table:table-cell table:style-name="ce2" office:value-type="date" office:date-value="2020-08-01" calcext:value-type="date">
            <text:p>2020-08-01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C139:.C146])" office:value-type="float" office:value="27.25" calcext:value-type="float">
            <text:p>27</text:p>
          </table:table-cell>
          <table:table-cell table:style-name="ce9" table:formula="of:=[.C146]/[.B146]" office:value-type="percentage" office:value="0.0280172413793103" calcext:value-type="percentage">
            <text:p>2.8%</text:p>
          </table:table-cell>
        </table:table-row>
        <table:table-row table:style-name="ro1">
          <table:table-cell table:style-name="ce2" office:value-type="date" office:date-value="2020-08-02" calcext:value-type="date">
            <text:p>2020-08-0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C140:.C147])" office:value-type="float" office:value="29" calcext:value-type="float">
            <text:p>29</text:p>
          </table:table-cell>
          <table:table-cell table:style-name="ce9" table:formula="of:=[.C147]/[.B147]" office:value-type="percentage" office:value="0.0148305084745763" calcext:value-type="percentage">
            <text:p>1.5%</text:p>
          </table:table-cell>
        </table:table-row>
        <table:table-row table:style-name="ro1">
          <table:table-cell table:style-name="ce2" office:value-type="date" office:date-value="2020-08-03" calcext:value-type="date">
            <text:p>2020-08-03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141:.C148])" office:value-type="float" office:value="29" calcext:value-type="float">
            <text:p>29</text:p>
          </table:table-cell>
          <table:table-cell table:style-name="ce9" table:formula="of:=[.C148]/[.B148]" office:value-type="percentage" office:value="0.0107296137339056" calcext:value-type="percentage">
            <text:p>1.1%</text:p>
          </table:table-cell>
        </table:table-row>
        <table:table-row table:style-name="ro1">
          <table:table-cell table:style-name="ce2" office:value-type="date" office:date-value="2020-08-04" calcext:value-type="date">
            <text:p>2020-08-04</text:p>
          </table:table-cell>
          <table:table-cell table:style-name="ce3" office:value-type="float" office:value="1143" calcext:value-type="float">
            <text:p>1143</text:p>
          </table:table-cell>
          <table:table-cell table:style-name="ce3" office:value-type="float" office:value="31" calcext:value-type="float">
            <text:p>31</text:p>
          </table:table-cell>
          <table:table-cell table:style-name="ce4" table:formula="of:=AVERAGE([.C142:.C149])" office:value-type="float" office:value="28.25" calcext:value-type="float">
            <text:p>28</text:p>
          </table:table-cell>
          <table:table-cell table:style-name="ce9" table:formula="of:=[.C149]/[.B149]" office:value-type="percentage" office:value="0.0271216097987751" calcext:value-type="percentage">
            <text:p>2.7%</text:p>
          </table:table-cell>
        </table:table-row>
        <table:table-row table:style-name="ro1">
          <table:table-cell table:style-name="ce2" office:value-type="date" office:date-value="2020-08-05" calcext:value-type="date">
            <text:p>2020-08-05</text:p>
          </table:table-cell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C143:.C150])" office:value-type="float" office:value="26.75" calcext:value-type="float">
            <text:p>27</text:p>
          </table:table-cell>
          <table:table-cell table:style-name="ce9" table:formula="of:=[.C150]/[.B150]" office:value-type="percentage" office:value="0.0216847372810676" calcext:value-type="percentage">
            <text:p>2.2%</text:p>
          </table:table-cell>
        </table:table-row>
        <table:table-row table:style-name="ro1">
          <table:table-cell table:style-name="ce2" office:value-type="date" office:date-value="2020-08-06" calcext:value-type="date">
            <text:p>2020-08-06</text:p>
          </table:table-cell>
          <table:table-cell table:style-name="ce3" office:value-type="float" office:value="1166" calcext:value-type="float">
            <text:p>1166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144:.C151])" office:value-type="float" office:value="24.5" calcext:value-type="float">
            <text:p>25</text:p>
          </table:table-cell>
          <table:table-cell table:style-name="ce9" table:formula="of:=[.C151]/[.B151]" office:value-type="percentage" office:value="0.0188679245283019" calcext:value-type="percentage">
            <text:p>1.9%</text:p>
          </table:table-cell>
        </table:table-row>
        <table:table-row table:style-name="ro1">
          <table:table-cell table:style-name="ce2" office:value-type="date" office:date-value="2020-08-07" calcext:value-type="date">
            <text:p>2020-08-07</text:p>
          </table:table-cell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34" calcext:value-type="float">
            <text:p>34</text:p>
          </table:table-cell>
          <table:table-cell table:style-name="ce4" table:formula="of:=AVERAGE([.C145:.C152])" office:value-type="float" office:value="26.25" calcext:value-type="float">
            <text:p>26</text:p>
          </table:table-cell>
          <table:table-cell table:style-name="ce9" table:formula="of:=[.C152]/[.B152]" office:value-type="percentage" office:value="0.0282392026578073" calcext:value-type="percentage">
            <text:p>2.8%</text:p>
          </table:table-cell>
        </table:table-row>
        <table:table-row table:style-name="ro1">
          <table:table-cell table:style-name="ce2" office:value-type="date" office:date-value="2020-08-08" calcext:value-type="date">
            <text:p>2020-08-08</text:p>
          </table:table-cell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146:.C153])" office:value-type="float" office:value="22.375" calcext:value-type="float">
            <text:p>22</text:p>
          </table:table-cell>
          <table:table-cell table:style-name="ce9" table:formula="of:=[.C153]/[.B153]" office:value-type="percentage" office:value="0.0123647604327666" calcext:value-type="percentage">
            <text:p>1.2%</text:p>
          </table:table-cell>
        </table:table-row>
        <table:table-row table:style-name="ro1">
          <table:table-cell table:style-name="ce2" office:value-type="date" office:date-value="2020-08-09" calcext:value-type="date">
            <text:p>2020-08-0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C147:.C154])" office:value-type="float" office:value="19.25" calcext:value-type="float">
            <text:p>19</text:p>
          </table:table-cell>
          <table:table-cell table:style-name="ce9" table:formula="of:=[.C154]/[.B154]" office:value-type="percentage" office:value="0.00113765642775882" calcext:value-type="percentage">
            <text:p>0.1%</text:p>
          </table:table-cell>
        </table:table-row>
        <table:table-row table:style-name="ro1">
          <table:table-cell table:style-name="ce2" office:value-type="date" office:date-value="2020-08-10" calcext:value-type="date">
            <text:p>2020-08-1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48:.C155])" office:value-type="float" office:value="18" calcext:value-type="float">
            <text:p>18</text:p>
          </table:table-cell>
          <table:table-cell table:style-name="ce9" table:formula="of:=[.C155]/[.B155]" office:value-type="percentage" office:value="0.00453001132502831" calcext:value-type="percentage">
            <text:p>0.5%</text:p>
          </table:table-cell>
        </table:table-row>
        <table:table-row table:style-name="ro1">
          <table:table-cell table:style-name="ce2" office:value-type="date" office:date-value="2020-08-11" calcext:value-type="date">
            <text:p>2020-08-11</text:p>
          </table:table-cell>
          <table:table-cell table:style-name="ce3" office:value-type="float" office:value="1095" calcext:value-type="float">
            <text:p>1095</text:p>
          </table:table-cell>
          <table:table-cell table:style-name="ce3" office:value-type="float" office:value="35" calcext:value-type="float">
            <text:p>35</text:p>
          </table:table-cell>
          <table:table-cell table:style-name="ce4" table:formula="of:=AVERAGE([.C149:.C156])" office:value-type="float" office:value="21.125" calcext:value-type="float">
            <text:p>21</text:p>
          </table:table-cell>
          <table:table-cell table:style-name="ce9" table:formula="of:=[.C156]/[.B156]" office:value-type="percentage" office:value="0.0319634703196347" calcext:value-type="percentage">
            <text:p>3.2%</text:p>
          </table:table-cell>
        </table:table-row>
        <table:table-row table:style-name="ro1">
          <table:table-cell table:style-name="ce2" office:value-type="date" office:date-value="2020-08-12" calcext:value-type="date">
            <text:p>2020-08-12</text:p>
          </table:table-cell>
          <table:table-cell table:style-name="ce3" office:value-type="float" office:value="1422" calcext:value-type="float">
            <text:p>1422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C150:.C157])" office:value-type="float" office:value="20.5" calcext:value-type="float">
            <text:p>21</text:p>
          </table:table-cell>
          <table:table-cell table:style-name="ce9" table:formula="of:=[.C157]/[.B157]" office:value-type="percentage" office:value="0.0182841068917018" calcext:value-type="percentage">
            <text:p>1.8%</text:p>
          </table:table-cell>
        </table:table-row>
        <table:table-row table:style-name="ro1">
          <table:table-cell table:style-name="ce2" office:value-type="date" office:date-value="2020-08-13" calcext:value-type="date">
            <text:p>2020-08-13</text:p>
          </table:table-cell>
          <table:table-cell table:style-name="ce3" office:value-type="float" office:value="1178" calcext:value-type="float">
            <text:p>1178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151:.C158])" office:value-type="float" office:value="19.875" calcext:value-type="float">
            <text:p>20</text:p>
          </table:table-cell>
          <table:table-cell table:style-name="ce9" table:formula="of:=[.C158]/[.B158]" office:value-type="percentage" office:value="0.0178268251273345" calcext:value-type="percentage">
            <text:p>1.8%</text:p>
          </table:table-cell>
        </table:table-row>
        <table:table-row table:style-name="ro1">
          <table:table-cell table:style-name="ce2" office:value-type="date" office:date-value="2020-08-14" calcext:value-type="date">
            <text:p>2020-08-14</text:p>
          </table:table-cell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C152:.C159])" office:value-type="float" office:value="20.75" calcext:value-type="float">
            <text:p>21</text:p>
          </table:table-cell>
          <table:table-cell table:style-name="ce9" table:formula="of:=[.C159]/[.B159]" office:value-type="percentage" office:value="0.0256410256410256" calcext:value-type="percentage">
            <text:p>2.6%</text:p>
          </table:table-cell>
        </table:table-row>
        <table:table-row table:style-name="ro1">
          <table:table-cell table:style-name="ce2" office:value-type="date" office:date-value="2020-08-15" calcext:value-type="date">
            <text:p>2020-08-15</text:p>
          </table:table-cell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40" calcext:value-type="float">
            <text:p>40</text:p>
          </table:table-cell>
          <table:table-cell table:style-name="ce4" table:formula="of:=AVERAGE([.C153:.C160])" office:value-type="float" office:value="21.5" calcext:value-type="float">
            <text:p>22</text:p>
          </table:table-cell>
          <table:table-cell table:style-name="ce9" table:formula="of:=[.C160]/[.B160]" office:value-type="percentage" office:value="0.035810205908684" calcext:value-type="percentage">
            <text:p>3.6%</text:p>
          </table:table-cell>
        </table:table-row>
        <table:table-row table:style-name="ro1">
          <table:table-cell table:style-name="ce2" office:value-type="date" office:date-value="2020-08-16" calcext:value-type="date">
            <text:p>2020-08-16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C154:.C161])" office:value-type="float" office:value="19.75" calcext:value-type="float">
            <text:p>20</text:p>
          </table:table-cell>
          <table:table-cell table:style-name="ce9" table:formula="of:=[.C161]/[.B161]" office:value-type="percentage" office:value="0.0032626427406199" calcext:value-type="percentage">
            <text:p>0.3%</text:p>
          </table:table-cell>
        </table:table-row>
        <table:table-row table:style-name="ro1">
          <table:table-cell table:style-name="ce2" office:value-type="date" office:date-value="2020-08-17" calcext:value-type="date">
            <text:p>2020-08-17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155:.C162])" office:value-type="float" office:value="20.375" calcext:value-type="float">
            <text:p>20</text:p>
          </table:table-cell>
          <table:table-cell table:style-name="ce9" table:formula="of:=[.C162]/[.B162]" office:value-type="percentage" office:value="0.00774193548387097" calcext:value-type="percentage">
            <text:p>0.8%</text:p>
          </table:table-cell>
        </table:table-row>
        <table:table-row table:style-name="ro1">
          <table:table-cell table:style-name="ce2" office:value-type="date" office:date-value="2020-08-18" calcext:value-type="date">
            <text:p>2020-08-1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9" calcext:value-type="float">
            <text:p>39</text:p>
          </table:table-cell>
          <table:table-cell table:style-name="ce4" table:formula="of:=AVERAGE([.C156:.C163])" office:value-type="float" office:value="24.75" calcext:value-type="float">
            <text:p>25</text:p>
          </table:table-cell>
          <table:table-cell table:style-name="ce9" table:formula="of:=[.C163]/[.B163]" office:value-type="percentage" office:value="0.0452961672473868" calcext:value-type="percentage">
            <text:p>4.5%</text:p>
          </table:table-cell>
        </table:table-row>
        <table:table-row table:style-name="ro1">
          <table:table-cell table:style-name="ce2" office:value-type="date" office:date-value="2020-08-19" calcext:value-type="date">
            <text:p>2020-08-1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6" calcext:value-type="float">
            <text:p>36</text:p>
          </table:table-cell>
          <table:table-cell table:style-name="ce4" table:formula="of:=AVERAGE([.C157:.C164])" office:value-type="float" office:value="24.875" calcext:value-type="float">
            <text:p>25</text:p>
          </table:table-cell>
          <table:table-cell table:style-name="ce9" table:formula="of:=[.C164]/[.B164]" office:value-type="percentage" office:value="0.0375782881002088" calcext:value-type="percentage">
            <text:p>3.8%</text:p>
          </table:table-cell>
        </table:table-row>
        <table:table-row table:style-name="ro1">
          <table:table-cell table:style-name="ce2" office:value-type="date" office:date-value="2020-08-20" calcext:value-type="date">
            <text:p>2020-08-20</text:p>
          </table:table-cell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158:.C165])" office:value-type="float" office:value="24.375" calcext:value-type="float">
            <text:p>24</text:p>
          </table:table-cell>
          <table:table-cell table:style-name="ce9" table:formula="of:=[.C165]/[.B165]" office:value-type="percentage" office:value="0.0196078431372549" calcext:value-type="percentage">
            <text:p>2.0%</text:p>
          </table:table-cell>
        </table:table-row>
        <table:table-row table:style-name="ro1">
          <table:table-cell table:style-name="ce2" office:value-type="date" office:date-value="2020-08-21" calcext:value-type="date">
            <text:p>2020-08-21</text:p>
          </table:table-cell>
          <table:table-cell table:style-name="ce3" office:value-type="float" office:value="1043" calcext:value-type="float">
            <text:p>1043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C159:.C166])" office:value-type="float" office:value="25" calcext:value-type="float">
            <text:p>25</text:p>
          </table:table-cell>
          <table:table-cell table:style-name="ce9" table:formula="of:=[.C166]/[.B166]" office:value-type="percentage" office:value="0.024928092042186" calcext:value-type="percentage">
            <text:p>2.5%</text:p>
          </table:table-cell>
        </table:table-row>
        <table:table-row table:style-name="ro1">
          <table:table-cell table:style-name="ce2" office:value-type="date" office:date-value="2020-08-22" calcext:value-type="date">
            <text:p>2020-08-22</text:p>
          </table:table-cell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160:.C167])" office:value-type="float" office:value="23.875" calcext:value-type="float">
            <text:p>24</text:p>
          </table:table-cell>
          <table:table-cell table:style-name="ce9" table:formula="of:=[.C167]/[.B167]" office:value-type="percentage" office:value="0.0178731009830206" calcext:value-type="percentage">
            <text:p>1.8%</text:p>
          </table:table-cell>
        </table:table-row>
        <table:table-row table:style-name="ro1">
          <table:table-cell table:style-name="ce2" office:value-type="date" office:date-value="2020-08-23" calcext:value-type="date">
            <text:p>2020-08-23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161:.C168])" office:value-type="float" office:value="19.25" calcext:value-type="float">
            <text:p>19</text:p>
          </table:table-cell>
          <table:table-cell table:style-name="ce9" table:formula="of:=[.C168]/[.B168]" office:value-type="percentage" office:value="0.00470957613814757" calcext:value-type="percentage">
            <text:p>0.5%</text:p>
          </table:table-cell>
        </table:table-row>
        <table:table-row table:style-name="ro1">
          <table:table-cell table:style-name="ce2" office:value-type="date" office:date-value="2020-08-24" calcext:value-type="date">
            <text:p>2020-08-24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C162:.C169])" office:value-type="float" office:value="20" calcext:value-type="float">
            <text:p>20</text:p>
          </table:table-cell>
          <table:table-cell table:style-name="ce9" table:formula="of:=[.C169]/[.B169]" office:value-type="percentage" office:value="0.00942285041224971" calcext:value-type="percentage">
            <text:p>0.9%</text:p>
          </table:table-cell>
        </table:table-row>
        <table:table-row table:style-name="ro1">
          <table:table-cell table:style-name="ce2" office:value-type="date" office:date-value="2020-08-25" calcext:value-type="date">
            <text:p>2020-08-2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163:.C170])" office:value-type="float" office:value="20.5" calcext:value-type="float">
            <text:p>21</text:p>
          </table:table-cell>
          <table:table-cell table:style-name="ce9" table:formula="of:=[.C170]/[.B170]" office:value-type="percentage" office:value="0.0118483412322275" calcext:value-type="percentage">
            <text:p>1.2%</text:p>
          </table:table-cell>
        </table:table-row>
        <table:table-row table:style-name="ro1">
          <table:table-cell table:style-name="ce2" office:value-type="date" office:date-value="2020-08-26" calcext:value-type="date">
            <text:p>2020-08-26</text:p>
          </table:table-cell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48" calcext:value-type="float">
            <text:p>48</text:p>
          </table:table-cell>
          <table:table-cell table:style-name="ce4" table:formula="of:=AVERAGE([.C164:.C171])" office:value-type="float" office:value="21.625" calcext:value-type="float">
            <text:p>22</text:p>
          </table:table-cell>
          <table:table-cell table:style-name="ce9" table:formula="of:=[.C171]/[.B171]" office:value-type="percentage" office:value="0.0440771349862259" calcext:value-type="percentage">
            <text:p>4.4%</text:p>
          </table:table-cell>
        </table:table-row>
        <table:table-row table:style-name="ro1">
          <table:table-cell table:style-name="ce2" office:value-type="date" office:date-value="2020-08-27" calcext:value-type="date">
            <text:p>2020-08-27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32" calcext:value-type="float">
            <text:p>32</text:p>
          </table:table-cell>
          <table:table-cell table:style-name="ce4" table:formula="of:=AVERAGE([.C165:.C172])" office:value-type="float" office:value="21.125" calcext:value-type="float">
            <text:p>21</text:p>
          </table:table-cell>
          <table:table-cell table:style-name="ce9" table:formula="of:=[.C172]/[.B172]" office:value-type="percentage" office:value="0.0257234726688103" calcext:value-type="percentage">
            <text:p>2.6%</text:p>
          </table:table-cell>
        </table:table-row>
        <table:table-row table:style-name="ro1">
          <table:table-cell table:style-name="ce2" office:value-type="date" office:date-value="2020-08-28" calcext:value-type="date">
            <text:p>2020-08-28</text:p>
          </table:table-cell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C166:.C173])" office:value-type="float" office:value="22" calcext:value-type="float">
            <text:p>22</text:p>
          </table:table-cell>
          <table:table-cell table:style-name="ce9" table:formula="of:=[.C173]/[.B173]" office:value-type="percentage" office:value="0.0223765432098765" calcext:value-type="percentage">
            <text:p>2.2%</text:p>
          </table:table-cell>
        </table:table-row>
        <table:table-row table:style-name="ro1">
          <table:table-cell table:style-name="ce2" office:value-type="date" office:date-value="2020-08-29" calcext:value-type="date">
            <text:p>2020-08-29</text:p>
          </table:table-cell>
          <table:table-cell table:style-name="ce3" office:value-type="float" office:value="1216" calcext:value-type="float">
            <text:p>1216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167:.C174])" office:value-type="float" office:value="21.375" calcext:value-type="float">
            <text:p>21</text:p>
          </table:table-cell>
          <table:table-cell table:style-name="ce9" table:formula="of:=[.C174]/[.B174]" office:value-type="percentage" office:value="0.0172697368421053" calcext:value-type="percentage">
            <text:p>1.7%</text:p>
          </table:table-cell>
        </table:table-row>
        <table:table-row table:style-name="ro1">
          <table:table-cell table:style-name="ce2" office:value-type="date" office:date-value="2020-08-30" calcext:value-type="date">
            <text:p>2020-08-3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C168:.C175])" office:value-type="float" office:value="19.125" calcext:value-type="float">
            <text:p>19</text:p>
          </table:table-cell>
          <table:table-cell table:style-name="ce9" table:formula="of:=[.C175]/[.B175]" office:value-type="percentage" office:value="0.00216919739696312" calcext:value-type="percentage">
            <text:p>0.2%</text:p>
          </table:table-cell>
        </table:table-row>
        <table:table-row table:style-name="ro1">
          <table:table-cell table:style-name="ce2" office:value-type="date" office:date-value="2020-08-31" calcext:value-type="date">
            <text:p>2020-08-31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169:.C176])" office:value-type="float" office:value="20" calcext:value-type="float">
            <text:p>20</text:p>
          </table:table-cell>
          <table:table-cell table:style-name="ce9" table:formula="of:=[.C176]/[.B176]" office:value-type="percentage" office:value="0.0111731843575419" calcext:value-type="percentage">
            <text:p>1.1%</text:p>
          </table:table-cell>
        </table:table-row>
        <table:table-row table:style-name="ro1">
          <table:table-cell table:style-name="ce2" office:value-type="date" office:date-value="2020-09-01" calcext:value-type="date">
            <text:p>2020-09-01</text:p>
          </table:table-cell>
          <table:table-cell table:style-name="ce3" office:value-type="float" office:value="1453" calcext:value-type="float">
            <text:p>1453</text:p>
          </table:table-cell>
          <table:table-cell table:style-name="ce3" office:value-type="float" office:value="27" calcext:value-type="float">
            <text:p>27</text:p>
          </table:table-cell>
          <table:table-cell table:style-name="ce4" table:formula="of:=AVERAGE([.C170:.C177])" office:value-type="float" office:value="22.375" calcext:value-type="float">
            <text:p>22</text:p>
          </table:table-cell>
          <table:table-cell table:style-name="ce9" table:formula="of:=[.C177]/[.B177]" office:value-type="percentage" office:value="0.018582243633861" calcext:value-type="percentage">
            <text:p>1.9%</text:p>
          </table:table-cell>
        </table:table-row>
        <table:table-row table:style-name="ro1">
          <table:table-cell table:style-name="ce2" office:value-type="date" office:date-value="2020-09-02" calcext:value-type="date">
            <text:p>2020-09-02</text:p>
          </table:table-cell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C171:.C178])" office:value-type="float" office:value="22.5" calcext:value-type="float">
            <text:p>23</text:p>
          </table:table-cell>
          <table:table-cell table:style-name="ce9" table:formula="of:=[.C178]/[.B178]" office:value-type="percentage" office:value="0.00950734658599827" calcext:value-type="percentage">
            <text:p>1.0%</text:p>
          </table:table-cell>
        </table:table-row>
        <table:table-row table:style-name="ro1">
          <table:table-cell table:style-name="ce2" office:value-type="date" office:date-value="2020-09-03" calcext:value-type="date">
            <text:p>2020-09-03</text:p>
          </table:table-cell>
          <table:table-cell table:style-name="ce3" office:value-type="float" office:value="1345" calcext:value-type="float">
            <text:p>1345</text:p>
          </table:table-cell>
          <table:table-cell table:style-name="ce3" office:value-type="float" office:value="50" calcext:value-type="float">
            <text:p>50</text:p>
          </table:table-cell>
          <table:table-cell table:style-name="ce4" table:formula="of:=AVERAGE([.C172:.C179])" office:value-type="float" office:value="22.75" calcext:value-type="float">
            <text:p>23</text:p>
          </table:table-cell>
          <table:table-cell table:style-name="ce9" table:formula="of:=[.C179]/[.B179]" office:value-type="percentage" office:value="0.0371747211895911" calcext:value-type="percentage">
            <text:p>3.7%</text:p>
          </table:table-cell>
        </table:table-row>
        <table:table-row table:style-name="ro1">
          <table:table-cell table:style-name="ce2" office:value-type="date" office:date-value="2020-09-04" calcext:value-type="date">
            <text:p>2020-09-04</text:p>
          </table:table-cell>
          <table:table-cell table:style-name="ce3" office:value-type="float" office:value="1332" calcext:value-type="float">
            <text:p>1332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173:.C180])" office:value-type="float" office:value="21.5" calcext:value-type="float">
            <text:p>22</text:p>
          </table:table-cell>
          <table:table-cell table:style-name="ce9" table:formula="of:=[.C180]/[.B180]" office:value-type="percentage" office:value="0.0165165165165165" calcext:value-type="percentage">
            <text:p>1.7%</text:p>
          </table:table-cell>
        </table:table-row>
        <table:table-row table:style-name="ro1">
          <table:table-cell table:style-name="ce2" office:value-type="date" office:date-value="2020-09-05" calcext:value-type="date">
            <text:p>2020-09-05</text:p>
          </table:table-cell>
          <table:table-cell table:style-name="ce3" office:value-type="float" office:value="1341" calcext:value-type="float">
            <text:p>1341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C174:.C181])" office:value-type="float" office:value="18.875" calcext:value-type="float">
            <text:p>19</text:p>
          </table:table-cell>
          <table:table-cell table:style-name="ce9" table:formula="of:=[.C181]/[.B181]" office:value-type="percentage" office:value="0.00596569724086503" calcext:value-type="percentage">
            <text:p>0.6%</text:p>
          </table:table-cell>
        </table:table-row>
        <table:table-row table:style-name="ro1">
          <table:table-cell table:style-name="ce2" office:value-type="date" office:date-value="2020-09-06" calcext:value-type="date">
            <text:p>2020-09-06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175:.C182])" office:value-type="float" office:value="16.625" calcext:value-type="float">
            <text:p>17</text:p>
          </table:table-cell>
          <table:table-cell table:style-name="ce9" table:formula="of:=[.C182]/[.B182]" office:value-type="percentage" office:value="0.00388098318240621" calcext:value-type="percentage">
            <text:p>0.4%</text:p>
          </table:table-cell>
        </table:table-row>
        <table:table-row table:style-name="ro1">
          <table:table-cell table:style-name="ce2" office:value-type="date" office:date-value="2020-09-07" calcext:value-type="date">
            <text:p>2020-09-0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C176:.C183])" office:value-type="float" office:value="18.5" calcext:value-type="float">
            <text:p>19</text:p>
          </table:table-cell>
          <table:table-cell table:style-name="ce9" table:formula="of:=[.C183]/[.B183]" office:value-type="percentage" office:value="0.0218508997429306" calcext:value-type="percentage">
            <text:p>2.2%</text:p>
          </table:table-cell>
        </table:table-row>
        <table:table-row table:style-name="ro1">
          <table:table-cell table:style-name="ce2" office:value-type="date" office:date-value="2020-09-08" calcext:value-type="date">
            <text:p>2020-09-0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177:.C184])" office:value-type="float" office:value="20" calcext:value-type="float">
            <text:p>20</text:p>
          </table:table-cell>
          <table:table-cell table:style-name="ce9" table:formula="of:=[.C184]/[.B184]" office:value-type="percentage" office:value="0.0335365853658537" calcext:value-type="percentage">
            <text:p>3.4%</text:p>
          </table:table-cell>
        </table:table-row>
        <table:table-row table:style-name="ro1">
          <table:table-cell table:style-name="ce2" office:value-type="date" office:date-value="2020-09-09" calcext:value-type="date">
            <text:p>2020-09-09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6" calcext:value-type="float">
            <text:p>26</text:p>
          </table:table-cell>
          <table:table-cell table:style-name="ce4" table:formula="of:=AVERAGE([.C178:.C185])" office:value-type="float" office:value="19.875" calcext:value-type="float">
            <text:p>20</text:p>
          </table:table-cell>
          <table:table-cell table:style-name="ce9" table:formula="of:=[.C185]/[.B185]" office:value-type="percentage" office:value="0.02672147995889" calcext:value-type="percentage">
            <text:p>2.7%</text:p>
          </table:table-cell>
        </table:table-row>
        <table:table-row table:style-name="ro1">
          <table:table-cell table:style-name="ce2" office:value-type="date" office:date-value="2020-09-10" calcext:value-type="date">
            <text:p>2020-09-10</text:p>
          </table:table-cell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AVERAGE([.C179:.C186])" office:value-type="float" office:value="22.25" calcext:value-type="float">
            <text:p>22</text:p>
          </table:table-cell>
          <table:table-cell table:style-name="ce9" table:formula="of:=[.C186]/[.B186]" office:value-type="percentage" office:value="0.0267618198037467" calcext:value-type="percentage">
            <text:p>2.7%</text:p>
          </table:table-cell>
        </table:table-row>
        <table:table-row table:style-name="ro1">
          <table:table-cell table:style-name="ce2" office:value-type="date" office:date-value="2020-09-11" calcext:value-type="date">
            <text:p>2020-09-11</text:p>
          </table:table-cell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49" calcext:value-type="float">
            <text:p>49</text:p>
          </table:table-cell>
          <table:table-cell table:style-name="ce4" table:formula="of:=AVERAGE([.C180:.C187])" office:value-type="float" office:value="22.125" calcext:value-type="float">
            <text:p>22</text:p>
          </table:table-cell>
          <table:table-cell table:style-name="ce9" table:formula="of:=[.C187]/[.B187]" office:value-type="percentage" office:value="0.0395161290322581" calcext:value-type="percentage">
            <text:p>4.0%</text:p>
          </table:table-cell>
        </table:table-row>
        <table:table-row table:style-name="ro1">
          <table:table-cell table:style-name="ce2" office:value-type="date" office:date-value="2020-09-12" calcext:value-type="date">
            <text:p>2020-09-12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C181:.C188])" office:value-type="float" office:value="20.375" calcext:value-type="float">
            <text:p>20</text:p>
          </table:table-cell>
          <table:table-cell table:style-name="ce9" table:formula="of:=[.C188]/[.B188]" office:value-type="percentage" office:value="0.00644122383252818" calcext:value-type="percentage">
            <text:p>0.6%</text:p>
          </table:table-cell>
        </table:table-row>
        <table:table-row table:style-name="ro1">
          <table:table-cell table:style-name="ce2" office:value-type="date" office:date-value="2020-09-13" calcext:value-type="date">
            <text:p>2020-09-13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82:.C189])" office:value-type="float" office:value="19.875" calcext:value-type="float">
            <text:p>20</text:p>
          </table:table-cell>
          <table:table-cell table:style-name="ce9" table:formula="of:=[.C189]/[.B189]" office:value-type="percentage" office:value="0.004778972520908" calcext:value-type="percentage">
            <text:p>0.5%</text:p>
          </table:table-cell>
        </table:table-row>
        <table:table-row table:style-name="ro1">
          <table:table-cell table:style-name="ce2" office:value-type="date" office:date-value="2020-09-14" calcext:value-type="date">
            <text:p>2020-09-14</text:p>
          </table:table-cell>
          <table:table-cell table:style-name="ce3" office:value-type="float" office:value="1079" calcext:value-type="float">
            <text:p>1079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83:.C190])" office:value-type="float" office:value="20" calcext:value-type="float">
            <text:p>20</text:p>
          </table:table-cell>
          <table:table-cell table:style-name="ce9" table:formula="of:=[.C190]/[.B190]" office:value-type="percentage" office:value="0.00370713623725672" calcext:value-type="percentage">
            <text:p>0.4%</text:p>
          </table:table-cell>
        </table:table-row>
        <table:table-row table:style-name="ro1">
          <table:table-cell table:style-name="ce2" office:value-type="date" office:date-value="2020-09-15" calcext:value-type="date">
            <text:p>2020-09-15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87" calcext:value-type="float">
            <text:p>87</text:p>
          </table:table-cell>
          <table:table-cell table:style-name="ce4" table:formula="of:=AVERAGE([.C184:.C191])" office:value-type="float" office:value="28.75" calcext:value-type="float">
            <text:p>29</text:p>
          </table:table-cell>
          <table:table-cell table:style-name="ce9" table:formula="of:=[.C191]/[.B191]" office:value-type="percentage" office:value="0.0869130869130869" calcext:value-type="percentage">
            <text:p>8.7%</text:p>
          </table:table-cell>
        </table:table-row>
        <table:table-row table:style-name="ro1">
          <table:table-cell table:style-name="ce2" office:value-type="date" office:date-value="2020-09-16" calcext:value-type="date">
            <text:p>2020-09-16</text:p>
          </table:table-cell>
          <table:table-cell table:style-name="ce3" office:value-type="float" office:value="1033" calcext:value-type="float">
            <text:p>1033</text:p>
          </table:table-cell>
          <table:table-cell table:style-name="ce3" office:value-type="float" office:value="49" calcext:value-type="float">
            <text:p>49</text:p>
          </table:table-cell>
          <table:table-cell table:style-name="ce4" table:formula="of:=AVERAGE([.C185:.C192])" office:value-type="float" office:value="32.125" calcext:value-type="float">
            <text:p>32</text:p>
          </table:table-cell>
          <table:table-cell table:style-name="ce9" table:formula="of:=[.C192]/[.B192]" office:value-type="percentage" office:value="0.0474346563407551" calcext:value-type="percentage">
            <text:p>4.7%</text:p>
          </table:table-cell>
        </table:table-row>
        <table:table-row table:style-name="ro1">
          <table:table-cell table:style-name="ce2" office:value-type="date" office:date-value="2020-09-17" calcext:value-type="date">
            <text:p>2020-09-17</text:p>
          </table:table-cell>
          <table:table-cell table:style-name="ce3" office:value-type="float" office:value="1067" calcext:value-type="float">
            <text:p>1067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formula="of:=AVERAGE([.C186:.C193])" office:value-type="float" office:value="32" calcext:value-type="float">
            <text:p>32</text:p>
          </table:table-cell>
          <table:table-cell table:style-name="ce9" table:formula="of:=[.C193]/[.B193]" office:value-type="percentage" office:value="0.0234301780693533" calcext:value-type="percentage">
            <text:p>2.3%</text:p>
          </table:table-cell>
        </table:table-row>
        <table:table-row table:style-name="ro1">
          <table:table-cell table:style-name="ce2" office:value-type="date" office:date-value="2020-09-18" calcext:value-type="date">
            <text:p>2020-09-18</text:p>
          </table:table-cell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formula="of:=AVERAGE([.C187:.C194])" office:value-type="float" office:value="31.75" calcext:value-type="float">
            <text:p>32</text:p>
          </table:table-cell>
          <table:table-cell table:style-name="ce9" table:formula="of:=[.C194]/[.B194]" office:value-type="percentage" office:value="0.0276953511374876" calcext:value-type="percentage">
            <text:p>2.8%</text:p>
          </table:table-cell>
        </table:table-row>
        <table:table-row table:style-name="ro1">
          <table:table-cell table:style-name="ce2" office:value-type="date" office:date-value="2020-09-19" calcext:value-type="date">
            <text:p>2020-09-1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AVERAGE([.C188:.C195])" office:value-type="float" office:value="26.125" calcext:value-type="float">
            <text:p>26</text:p>
          </table:table-cell>
          <table:table-cell table:style-name="ce9" table:formula="of:=[.C195]/[.B195]" office:value-type="percentage" office:value="0.00420609884332282" calcext:value-type="percentage">
            <text:p>0.4%</text:p>
          </table:table-cell>
        </table:table-row>
        <table:table-row table:style-name="ro1">
          <table:table-cell table:style-name="ce2" office:value-type="date" office:date-value="2020-09-20" calcext:value-type="date">
            <text:p>2020-09-2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189:.C196])" office:value-type="float" office:value="25.5" calcext:value-type="float">
            <text:p>26</text:p>
          </table:table-cell>
          <table:table-cell table:style-name="ce9" table:formula="of:=[.C196]/[.B196]" office:value-type="percentage" office:value="0.00393700787401575" calcext:value-type="percentage">
            <text:p>0.4%</text:p>
          </table:table-cell>
        </table:table-row>
        <table:table-row table:style-name="ro1">
          <table:table-cell table:style-name="ce2" office:value-type="date" office:date-value="2020-09-21" calcext:value-type="date">
            <text:p>2020-09-21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C190:.C197])" office:value-type="float" office:value="26" calcext:value-type="float">
            <text:p>26</text:p>
          </table:table-cell>
          <table:table-cell table:style-name="ce9" table:formula="of:=[.C197]/[.B197]" office:value-type="percentage" office:value="0.00934579439252336" calcext:value-type="percentage">
            <text:p>0.9%</text:p>
          </table:table-cell>
        </table:table-row>
        <table:table-row table:style-name="ro1">
          <table:table-cell table:style-name="ce2" office:value-type="date" office:date-value="2020-09-22" calcext:value-type="date">
            <text:p>2020-09-22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C191:.C198])" office:value-type="float" office:value="27" calcext:value-type="float">
            <text:p>27</text:p>
          </table:table-cell>
          <table:table-cell table:style-name="ce9" table:formula="of:=[.C198]/[.B198]" office:value-type="percentage" office:value="0.0175182481751825" calcext:value-type="percentage">
            <text:p>1.8%</text:p>
          </table:table-cell>
        </table:table-row>
        <table:table-row table:style-name="ro1">
          <table:table-cell table:style-name="ce2" office:value-type="date" office:date-value="2020-09-23" calcext:value-type="date">
            <text:p>2020-09-2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52" calcext:value-type="float">
            <text:p>52</text:p>
          </table:table-cell>
          <table:table-cell table:style-name="ce4" table:formula="of:=AVERAGE([.C192:.C199])" office:value-type="float" office:value="22.625" calcext:value-type="float">
            <text:p>23</text:p>
          </table:table-cell>
          <table:table-cell table:style-name="ce9" table:formula="of:=[.C199]/[.B199]" office:value-type="percentage" office:value="0.0575858250276855" calcext:value-type="percentage">
            <text:p>5.8%</text:p>
          </table:table-cell>
        </table:table-row>
        <table:table-row table:style-name="ro1">
          <table:table-cell table:style-name="ce2" office:value-type="date" office:date-value="2020-09-24" calcext:value-type="date">
            <text:p>2020-09-24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formula="of:=AVERAGE([.C193:.C200])" office:value-type="float" office:value="20" calcext:value-type="float">
            <text:p>20</text:p>
          </table:table-cell>
          <table:table-cell table:style-name="ce9" table:formula="of:=[.C200]/[.B200]" office:value-type="percentage" office:value="0.0282542885973764" calcext:value-type="percentage">
            <text:p>2.8%</text:p>
          </table:table-cell>
        </table:table-row>
        <table:table-row table:style-name="ro1">
          <table:table-cell table:style-name="ce2" office:value-type="date" office:date-value="2020-09-25" calcext:value-type="date">
            <text:p>2020-09-25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AVERAGE([.C194:.C201])" office:value-type="float" office:value="19.25" calcext:value-type="float">
            <text:p>19</text:p>
          </table:table-cell>
          <table:table-cell table:style-name="ce9" table:formula="of:=[.C201]/[.B201]" office:value-type="percentage" office:value="0.0165217391304348" calcext:value-type="percentage">
            <text:p>1.7%</text:p>
          </table:table-cell>
        </table:table-row>
        <table:table-row table:style-name="ro1">
          <table:table-cell table:style-name="ce2" office:value-type="date" office:date-value="2020-09-26" calcext:value-type="date">
            <text:p>2020-09-26</text:p>
          </table:table-cell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195:.C202])" office:value-type="float" office:value="16.5" calcext:value-type="float">
            <text:p>17</text:p>
          </table:table-cell>
          <table:table-cell table:style-name="ce9" table:formula="of:=[.C202]/[.B202]" office:value-type="percentage" office:value="0.00538116591928251" calcext:value-type="percentage">
            <text:p>0.5%</text:p>
          </table:table-cell>
        </table:table-row>
        <table:table-row table:style-name="ro1">
          <table:table-cell table:style-name="ce2" office:value-type="date" office:date-value="2020-09-27" calcext:value-type="date">
            <text:p>2020-09-2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formula="of:=AVERAGE([.C196:.C203])" office:value-type="float" office:value="16.125" calcext:value-type="float">
            <text:p>16</text:p>
          </table:table-cell>
          <table:table-cell table:style-name="ce9" table:formula="of:=[.C203]/[.B203]" office:value-type="percentage" office:value="0.00125" calcext:value-type="percentage">
            <text:p>0.1%</text:p>
          </table:table-cell>
        </table:table-row>
        <table:table-row table:style-name="ro1">
          <table:table-cell table:style-name="ce2" office:value-type="date" office:date-value="2020-09-28" calcext:value-type="date">
            <text:p>2020-09-2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C197:.C204])" office:value-type="float" office:value="16.375" calcext:value-type="float">
            <text:p>16</text:p>
          </table:table-cell>
          <table:table-cell table:style-name="ce9" table:formula="of:=[.C204]/[.B204]" office:value-type="percentage" office:value="0.00503524672708963" calcext:value-type="percentage">
            <text:p>0.5%</text:p>
          </table:table-cell>
        </table:table-row>
        <table:table-row table:style-name="ro1">
          <table:table-cell table:style-name="ce2" office:value-type="date" office:date-value="2020-09-29" calcext:value-type="date">
            <text:p>2020-09-29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AVERAGE([.C198:.C205])" office:value-type="float" office:value="20" calcext:value-type="float">
            <text:p>20</text:p>
          </table:table-cell>
          <table:table-cell table:style-name="ce9" table:formula="of:=[.C205]/[.B205]" office:value-type="percentage" office:value="0.0334841628959276" calcext:value-type="percentage">
            <text:p>3.3%</text:p>
          </table:table-cell>
        </table:table-row>
        <table:table-row table:style-name="ro1">
          <table:table-cell table:style-name="ce2" office:value-type="date" office:date-value="2020-09-30" calcext:value-type="date">
            <text:p>2020-09-3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199:.C206])" office:value-type="float" office:value="21.125" calcext:value-type="float">
            <text:p>21</text:p>
          </table:table-cell>
          <table:table-cell table:style-name="ce9" table:formula="of:=[.C206]/[.B206]" office:value-type="percentage" office:value="0.0194444444444444" calcext:value-type="percentage">
            <text:p>1.9%</text:p>
          </table:table-cell>
        </table:table-row>
        <table:table-row table:style-name="ro1">
          <table:table-cell table:style-name="ce2" office:value-type="date" office:date-value="2020-10-01" calcext:value-type="date">
            <text:p>2020-10-01</text:p>
          </table:table-cell>
          <table:table-cell table:style-name="ce3" office:value-type="float" office:value="1327" calcext:value-type="float">
            <text:p>1327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C200:.C207])" office:value-type="float" office:value="16.25" calcext:value-type="float">
            <text:p>16</text:p>
          </table:table-cell>
          <table:table-cell table:style-name="ce9" table:formula="of:=[.C207]/[.B207]" office:value-type="percentage" office:value="0.00979653353428787" calcext:value-type="percentage">
            <text:p>1.0%</text:p>
          </table:table-cell>
        </table:table-row>
        <table:table-row table:style-name="ro1">
          <table:table-cell table:style-name="ce2" office:value-type="date" office:date-value="2020-10-02" calcext:value-type="date">
            <text:p>2020-10-02</text:p>
          </table:table-cell>
          <table:table-cell table:style-name="ce3" office:value-type="float" office:value="1495" calcext:value-type="float">
            <text:p>1495</text:p>
          </table:table-cell>
          <table:table-cell table:style-name="ce3" office:value-type="float" office:value="88" calcext:value-type="float">
            <text:p>88</text:p>
          </table:table-cell>
          <table:table-cell table:style-name="ce4" table:formula="of:=AVERAGE([.C201:.C208])" office:value-type="float" office:value="23.75" calcext:value-type="float">
            <text:p>24</text:p>
          </table:table-cell>
          <table:table-cell table:style-name="ce9" table:formula="of:=[.C208]/[.B208]" office:value-type="percentage" office:value="0.0588628762541806" calcext:value-type="percentage">
            <text:p>5.9%</text:p>
          </table:table-cell>
        </table:table-row>
        <table:table-row table:style-name="ro1">
          <table:table-cell table:style-name="ce2" office:value-type="date" office:date-value="2020-10-03" calcext:value-type="date">
            <text:p>2020-10-03</text:p>
          </table:table-cell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202:.C209])" office:value-type="float" office:value="23.875" calcext:value-type="float">
            <text:p>24</text:p>
          </table:table-cell>
          <table:table-cell table:style-name="ce9" table:formula="of:=[.C209]/[.B209]" office:value-type="percentage" office:value="0.017286084701815" calcext:value-type="percentage">
            <text:p>1.7%</text:p>
          </table:table-cell>
        </table:table-row>
        <table:table-row table:style-name="ro1">
          <table:table-cell table:style-name="ce2" office:value-type="date" office:date-value="2020-10-04" calcext:value-type="date">
            <text:p>2020-10-04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203:.C210])" office:value-type="float" office:value="23.125" calcext:value-type="float">
            <text:p>23</text:p>
          </table:table-cell>
          <table:table-cell table:style-name="ce9" table:formula="of:=[.C210]/[.B210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10-05" calcext:value-type="date">
            <text:p>2020-10-05</text:p>
          </table:table-cell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204:.C211])" office:value-type="float" office:value="23.75" calcext:value-type="float">
            <text:p>24</text:p>
          </table:table-cell>
          <table:table-cell table:style-name="ce9" table:formula="of:=[.C211]/[.B211]" office:value-type="percentage" office:value="0.00567644276253548" calcext:value-type="percentage">
            <text:p>0.6%</text:p>
          </table:table-cell>
        </table:table-row>
        <table:table-row table:style-name="ro1">
          <table:table-cell table:style-name="ce2" office:value-type="date" office:date-value="2020-10-06" calcext:value-type="date">
            <text:p>2020-10-06</text:p>
          </table:table-cell>
          <table:table-cell table:style-name="ce3" office:value-type="float" office:value="1335" calcext:value-type="float">
            <text:p>1335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205:.C212])" office:value-type="float" office:value="25.125" calcext:value-type="float">
            <text:p>25</text:p>
          </table:table-cell>
          <table:table-cell table:style-name="ce9" table:formula="of:=[.C212]/[.B212]" office:value-type="percentage" office:value="0.0119850187265918" calcext:value-type="percentage">
            <text:p>1.2%</text:p>
          </table:table-cell>
        </table:table-row>
        <table:table-row table:style-name="ro1">
          <table:table-cell table:style-name="ce2" office:value-type="date" office:date-value="2020-10-07" calcext:value-type="date">
            <text:p>2020-10-07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23" calcext:value-type="float">
            <text:p>23</text:p>
          </table:table-cell>
          <table:table-cell table:style-name="ce4" table:formula="of:=AVERAGE([.C206:.C213])" office:value-type="float" office:value="23.375" calcext:value-type="float">
            <text:p>23</text:p>
          </table:table-cell>
          <table:table-cell table:style-name="ce9" table:formula="of:=[.C213]/[.B213]" office:value-type="percentage" office:value="0.0161516853932584" calcext:value-type="percentage">
            <text:p>1.6%</text:p>
          </table:table-cell>
        </table:table-row>
        <table:table-row table:style-name="ro1">
          <table:table-cell table:style-name="ce2" office:value-type="date" office:date-value="2020-10-08" calcext:value-type="date">
            <text:p>2020-10-08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C207:.C214])" office:value-type="float" office:value="22.375" calcext:value-type="float">
            <text:p>22</text:p>
          </table:table-cell>
          <table:table-cell table:style-name="ce9" table:formula="of:=[.C214]/[.B214]" office:value-type="percentage" office:value="0.00844704353476283" calcext:value-type="percentage">
            <text:p>0.8%</text:p>
          </table:table-cell>
        </table:table-row>
        <table:table-row table:style-name="ro1">
          <table:table-cell table:style-name="ce2" office:value-type="date" office:date-value="2020-10-09" calcext:value-type="date">
            <text:p>2020-10-09</text:p>
          </table:table-cell>
          <table:table-cell table:style-name="ce3" office:value-type="float" office:value="1840" calcext:value-type="float">
            <text:p>1840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C208:.C215])" office:value-type="float" office:value="22.125" calcext:value-type="float">
            <text:p>22</text:p>
          </table:table-cell>
          <table:table-cell table:style-name="ce9" table:formula="of:=[.C215]/[.B215]" office:value-type="percentage" office:value="0.00597826086956522" calcext:value-type="percentage">
            <text:p>0.6%</text:p>
          </table:table-cell>
        </table:table-row>
        <table:table-row table:style-name="ro1">
          <table:table-cell table:style-name="ce2" office:value-type="date" office:date-value="2020-10-10" calcext:value-type="date">
            <text:p>2020-10-10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AVERAGE([.C209:.C216])" office:value-type="float" office:value="11.5" calcext:value-type="float">
            <text:p>12</text:p>
          </table:table-cell>
          <table:table-cell table:style-name="ce9" table:formula="of:=[.C216]/[.B216]" office:value-type="percentage" office:value="0.00221238938053097" calcext:value-type="percentage">
            <text:p>0.2%</text:p>
          </table:table-cell>
        </table:table-row>
        <table:table-row table:style-name="ro1">
          <table:table-cell table:style-name="ce2" office:value-type="date" office:date-value="2020-10-11" calcext:value-type="date">
            <text:p>2020-10-11</text:p>
          </table:table-cell>
          <table:table-cell table:style-name="ce3" office:value-type="float" office:value="1291" calcext:value-type="float">
            <text:p>1291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C210:.C217])" office:value-type="float" office:value="9.25" calcext:value-type="float">
            <text:p>9</text:p>
          </table:table-cell>
          <table:table-cell table:style-name="ce9" table:formula="of:=[.C217]/[.B217]" office:value-type="percentage" office:value="0.00154918667699458" calcext:value-type="percentage">
            <text:p>0.2%</text:p>
          </table:table-cell>
        </table:table-row>
        <table:table-row table:style-name="ro1">
          <table:table-cell table:style-name="ce2" office:value-type="date" office:date-value="2020-10-12" calcext:value-type="date">
            <text:p>2020-10-12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AVERAGE([.C211:.C218])" office:value-type="float" office:value="10" calcext:value-type="float">
            <text:p>10</text:p>
          </table:table-cell>
          <table:table-cell table:style-name="ce9" table:formula="of:=[.C218]/[.B218]" office:value-type="percentage" office:value="0.0041958041958042" calcext:value-type="percentage">
            <text:p>0.4%</text:p>
          </table:table-cell>
        </table:table-row>
        <table:table-row table:style-name="ro1">
          <table:table-cell table:style-name="ce2" office:value-type="date" office:date-value="2020-10-13" calcext:value-type="date">
            <text:p>2020-10-13</text:p>
          </table:table-cell>
          <table:table-cell table:style-name="ce3" office:value-type="float" office:value="1447" calcext:value-type="float">
            <text:p>1447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C212:.C219])" office:value-type="float" office:value="10.75" calcext:value-type="float">
            <text:p>11</text:p>
          </table:table-cell>
          <table:table-cell table:style-name="ce9" table:formula="of:=[.C219]/[.B219]" office:value-type="percentage" office:value="0.0082930200414651" calcext:value-type="percentage">
            <text:p>0.8%</text:p>
          </table:table-cell>
        </table:table-row>
        <table:table-row table:style-name="ro1">
          <table:table-cell table:style-name="ce2" office:value-type="date" office:date-value="2020-10-14" calcext:value-type="date">
            <text:p>2020-10-14</text:p>
          </table:table-cell>
          <table:table-cell table:style-name="ce3" office:value-type="float" office:value="2039" calcext:value-type="float">
            <text:p>2039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213:.C220])" office:value-type="float" office:value="10.75" calcext:value-type="float">
            <text:p>11</text:p>
          </table:table-cell>
          <table:table-cell table:style-name="ce9" table:formula="of:=[.C220]/[.B220]" office:value-type="percentage" office:value="0.00784698381559588" calcext:value-type="percentage">
            <text:p>0.8%</text:p>
          </table:table-cell>
        </table:table-row>
        <table:table-row table:style-name="ro1">
          <table:table-cell table:style-name="ce2" office:value-type="date" office:date-value="2020-10-15" calcext:value-type="date">
            <text:p>2020-10-15</text:p>
          </table:table-cell>
          <table:table-cell table:style-name="ce3" office:value-type="float" office:value="2178" calcext:value-type="float">
            <text:p>2178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formula="of:=AVERAGE([.C214:.C221])" office:value-type="float" office:value="8.5" calcext:value-type="float">
            <text:p>9</text:p>
          </table:table-cell>
          <table:table-cell table:style-name="ce9" table:formula="of:=[.C221]/[.B221]" office:value-type="percentage" office:value="0.00229568411386593" calcext:value-type="percentage">
            <text:p>0.2%</text:p>
          </table:table-cell>
        </table:table-row>
        <table:table-row table:style-name="ro1">
          <table:table-cell table:style-name="ce2" office:value-type="date" office:date-value="2020-10-16" calcext:value-type="date">
            <text:p>2020-10-16</text:p>
          </table:table-cell>
          <table:table-cell table:style-name="ce3" office:value-type="float" office:value="2148" calcext:value-type="float">
            <text:p>2148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215:.C222])" office:value-type="float" office:value="8.875" calcext:value-type="float">
            <text:p>9</text:p>
          </table:table-cell>
          <table:table-cell table:style-name="ce9" table:formula="of:=[.C222]/[.B222]" office:value-type="percentage" office:value="0.0074487895716946" calcext:value-type="percentage">
            <text:p>0.7%</text:p>
          </table:table-cell>
        </table:table-row>
        <table:table-row table:style-name="ro1">
          <table:table-cell table:style-name="ce2" office:value-type="date" office:date-value="2020-10-17" calcext:value-type="date">
            <text:p>2020-10-17</text:p>
          </table:table-cell>
          <table:table-cell table:style-name="ce3" office:value-type="float" office:value="2234" calcext:value-type="float">
            <text:p>2234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formula="of:=AVERAGE([.C216:.C223])" office:value-type="float" office:value="9.125" calcext:value-type="float">
            <text:p>9</text:p>
          </table:table-cell>
          <table:table-cell table:style-name="ce9" table:formula="of:=[.C223]/[.B223]" office:value-type="percentage" office:value="0.00581915846016115" calcext:value-type="percentage">
            <text:p>0.6%</text:p>
          </table:table-cell>
        </table:table-row>
        <table:table-row table:style-name="ro1">
          <table:table-cell table:style-name="ce2" office:value-type="date" office:date-value="2020-10-18" calcext:value-type="date">
            <text:p>2020-10-18</text:p>
          </table:table-cell>
          <table:table-cell table:style-name="ce3" office:value-type="float" office:value="1562" calcext:value-type="float">
            <text:p>156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217:.C224])" office:value-type="float" office:value="8.75" calcext:value-type="float">
            <text:p>9</text:p>
          </table:table-cell>
          <table:table-cell table:style-name="ce9" table:formula="of:=[.C224]/[.B224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10-19" calcext:value-type="date">
            <text:p>2020-10-19</text:p>
          </table:table-cell>
          <table:table-cell table:style-name="ce3" office:value-type="float" office:value="1837" calcext:value-type="float">
            <text:p>1837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C218:.C225])" office:value-type="float" office:value="9.5" calcext:value-type="float">
            <text:p>10</text:p>
          </table:table-cell>
          <table:table-cell table:style-name="ce9" table:formula="of:=[.C225]/[.B225]" office:value-type="percentage" office:value="0.00435492651061513" calcext:value-type="percentage">
            <text:p>0.4%</text:p>
          </table:table-cell>
        </table:table-row>
        <table:table-row table:style-name="ro1">
          <table:table-cell table:style-name="ce2" office:value-type="date" office:date-value="2020-10-20" calcext:value-type="date">
            <text:p>2020-10-20</text:p>
          </table:table-cell>
          <table:table-cell table:style-name="ce3" office:value-type="float" office:value="2015" calcext:value-type="float">
            <text:p>2015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C219:.C226])" office:value-type="float" office:value="9.75" calcext:value-type="float">
            <text:p>10</text:p>
          </table:table-cell>
          <table:table-cell table:style-name="ce9" table:formula="of:=[.C226]/[.B226]" office:value-type="percentage" office:value="0.00397022332506203" calcext:value-type="percentage">
            <text:p>0.4%</text:p>
          </table:table-cell>
        </table:table-row>
        <table:table-row table:style-name="ro1">
          <table:table-cell table:style-name="ce2" office:value-type="date" office:date-value="2020-10-21" calcext:value-type="date">
            <text:p>2020-10-21</text:p>
          </table:table-cell>
          <table:table-cell table:style-name="ce3" office:value-type="float" office:value="2366" calcext:value-type="float">
            <text:p>2366</text:p>
          </table:table-cell>
          <table:table-cell table:style-name="ce3" office:value-type="float" office:value="66" calcext:value-type="float">
            <text:p>66</text:p>
          </table:table-cell>
          <table:table-cell table:style-name="ce4" table:formula="of:=AVERAGE([.C220:.C227])" office:value-type="float" office:value="16.5" calcext:value-type="float">
            <text:p>17</text:p>
          </table:table-cell>
          <table:table-cell table:style-name="ce9" table:formula="of:=[.C227]/[.B227]" office:value-type="percentage" office:value="0.0278951817413356" calcext:value-type="percentage">
            <text:p>2.8%</text:p>
          </table:table-cell>
        </table:table-row>
        <table:table-row table:style-name="ro1">
          <table:table-cell table:style-name="ce2" office:value-type="date" office:date-value="2020-10-22" calcext:value-type="date">
            <text:p>2020-10-22</text:p>
          </table:table-cell>
          <table:table-cell table:style-name="ce3" office:value-type="float" office:value="2425" calcext:value-type="float">
            <text:p>2425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C221:.C228])" office:value-type="float" office:value="16" calcext:value-type="float">
            <text:p>16</text:p>
          </table:table-cell>
          <table:table-cell table:style-name="ce9" table:formula="of:=[.C228]/[.B228]" office:value-type="percentage" office:value="0.00494845360824742" calcext:value-type="percentage">
            <text:p>0.5%</text:p>
          </table:table-cell>
        </table:table-row>
        <table:table-row table:style-name="ro1">
          <table:table-cell table:style-name="ce2" office:value-type="date" office:date-value="2020-10-23" calcext:value-type="date">
            <text:p>2020-10-23</text:p>
          </table:table-cell>
          <table:table-cell table:style-name="ce3" office:value-type="float" office:value="2518" calcext:value-type="float">
            <text:p>2518</text:p>
          </table:table-cell>
          <table:table-cell table:style-name="ce3" office:value-type="float" office:value="23" calcext:value-type="float">
            <text:p>23</text:p>
          </table:table-cell>
          <table:table-cell table:style-name="ce4" table:formula="of:=AVERAGE([.C222:.C229])" office:value-type="float" office:value="18.25" calcext:value-type="float">
            <text:p>18</text:p>
          </table:table-cell>
          <table:table-cell table:style-name="ce9" table:formula="of:=[.C229]/[.B229]" office:value-type="percentage" office:value="0.00913423351866561" calcext:value-type="percentage">
            <text:p>0.9%</text:p>
          </table:table-cell>
        </table:table-row>
        <table:table-row table:style-name="ro1">
          <table:table-cell table:style-name="ce2" office:value-type="date" office:date-value="2020-10-24" calcext:value-type="date">
            <text:p>2020-10-24</text:p>
          </table:table-cell>
          <table:table-cell table:style-name="ce3" office:value-type="float" office:value="2858" calcext:value-type="float">
            <text:p>2858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223:.C230])" office:value-type="float" office:value="19" calcext:value-type="float">
            <text:p>19</text:p>
          </table:table-cell>
          <table:table-cell table:style-name="ce9" table:formula="of:=[.C230]/[.B230]" office:value-type="percentage" office:value="0.00769769069279216" calcext:value-type="percentage">
            <text:p>0.8%</text:p>
          </table:table-cell>
        </table:table-row>
        <table:table-row table:style-name="ro1">
          <table:table-cell table:style-name="ce2" office:value-type="date" office:date-value="2020-10-25" calcext:value-type="date">
            <text:p>2020-10-25</text:p>
          </table:table-cell>
          <table:table-cell table:style-name="ce3" office:value-type="float" office:value="2309" calcext:value-type="float">
            <text:p>2309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formula="of:=AVERAGE([.C224:.C231])" office:value-type="float" office:value="17.375" calcext:value-type="float">
            <text:p>17</text:p>
          </table:table-cell>
          <table:table-cell table:style-name="ce9" table:formula="of:=[.C231]/[.B231]" office:value-type="percentage" office:value="0" calcext:value-type="percentage">
            <text:p>0.0%</text:p>
          </table:table-cell>
        </table:table-row>
        <table:table-row table:style-name="ro1">
          <table:table-cell table:style-name="ce2" office:value-type="date" office:date-value="2020-10-26" calcext:value-type="date">
            <text:p>2020-10-26</text:p>
          </table:table-cell>
          <table:table-cell table:style-name="ce3" office:value-type="float" office:value="2116" calcext:value-type="float">
            <text:p>2116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C225:.C232])" office:value-type="float" office:value="18.75" calcext:value-type="float">
            <text:p>19</text:p>
          </table:table-cell>
          <table:table-cell table:style-name="ce9" table:formula="of:=[.C232]/[.B232]" office:value-type="percentage" office:value="0.00519848771266541" calcext:value-type="percentage">
            <text:p>0.5%</text:p>
          </table:table-cell>
        </table:table-row>
        <table:table-row table:style-name="ro1">
          <table:table-cell table:style-name="ce2" office:value-type="date" office:date-value="2020-10-27" calcext:value-type="date">
            <text:p>2020-10-27</text:p>
          </table:table-cell>
          <table:table-cell table:style-name="ce3" office:value-type="float" office:value="2509" calcext:value-type="float">
            <text:p>2509</text:p>
          </table:table-cell>
          <table:table-cell table:style-name="ce3" office:value-type="float" office:value="22" calcext:value-type="float">
            <text:p>22</text:p>
          </table:table-cell>
          <table:table-cell table:style-name="ce4" table:formula="of:=AVERAGE([.C226:.C233])" office:value-type="float" office:value="20.5" calcext:value-type="float">
            <text:p>21</text:p>
          </table:table-cell>
          <table:table-cell table:style-name="ce9" table:formula="of:=[.C233]/[.B233]" office:value-type="percentage" office:value="0.00876843363889996" calcext:value-type="percentage">
            <text:p>0.9%</text:p>
          </table:table-cell>
        </table:table-row>
        <table:table-row table:style-name="ro1">
          <table:table-cell table:style-name="ce2" office:value-type="date" office:date-value="2020-10-28" calcext:value-type="date">
            <text:p>2020-10-28</text:p>
          </table:table-cell>
          <table:table-cell table:style-name="ce3" office:value-type="float" office:value="2607" calcext:value-type="float">
            <text:p>2607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formula="of:=AVERAGE([.C227:.C234])" office:value-type="float" office:value="21.625" calcext:value-type="float">
            <text:p>22</text:p>
          </table:table-cell>
          <table:table-cell table:style-name="ce9" table:formula="of:=[.C234]/[.B234]" office:value-type="percentage" office:value="0.00652090525508247" calcext:value-type="percentage">
            <text:p>0.7%</text:p>
          </table:table-cell>
        </table:table-row>
        <table:table-row table:style-name="ro1">
          <table:table-cell table:style-name="ce2" office:value-type="date" office:date-value="2020-10-29" calcext:value-type="date">
            <text:p>2020-10-29</text:p>
          </table:table-cell>
          <table:table-cell table:style-name="ce3" office:value-type="float" office:value="3590" calcext:value-type="float">
            <text:p>3590</text:p>
          </table:table-cell>
          <table:table-cell table:style-name="ce3" office:value-type="float" office:value="19" calcext:value-type="float">
            <text:p>19</text:p>
          </table:table-cell>
          <table:table-cell table:style-name="ce4" table:formula="of:=AVERAGE([.C228:.C235])" office:value-type="float" office:value="15.75" calcext:value-type="float">
            <text:p>16</text:p>
          </table:table-cell>
          <table:table-cell table:style-name="ce9" table:formula="of:=[.C235]/[.B235]" office:value-type="percentage" office:value="0.0052924791086351" calcext:value-type="percentage">
            <text:p>0.5%</text:p>
          </table:table-cell>
        </table:table-row>
        <table:table-row table:style-name="ro1">
          <table:table-cell table:style-name="ce2" office:value-type="date" office:date-value="2020-10-30" calcext:value-type="date">
            <text:p>2020-10-30</text:p>
          </table:table-cell>
          <table:table-cell table:style-name="ce3" office:value-type="float" office:value="3845" calcext:value-type="float">
            <text:p>3845</text:p>
          </table:table-cell>
          <table:table-cell table:style-name="ce3" office:value-type="float" office:value="16" calcext:value-type="float">
            <text:p>16</text:p>
          </table:table-cell>
          <table:table-cell table:style-name="ce4" table:formula="of:=AVERAGE([.C229:.C236])" office:value-type="float" office:value="16.25" calcext:value-type="float">
            <text:p>16</text:p>
          </table:table-cell>
          <table:table-cell table:style-name="ce9" table:formula="of:=[.C236]/[.B236]" office:value-type="percentage" office:value="0.00416124837451235" calcext:value-type="percentage">
            <text:p>0.4%</text:p>
          </table:table-cell>
        </table:table-row>
        <table:table-row table:style-name="ro1">
          <table:table-cell table:style-name="ce2" office:value-type="date" office:date-value="2020-10-31" calcext:value-type="date">
            <text:p>2020-10-31</text:p>
          </table:table-cell>
          <table:table-cell table:style-name="ce3" office:value-type="float" office:value="2915" calcext:value-type="float">
            <text:p>2915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AVERAGE([.C230:.C237])" office:value-type="float" office:value="14.625" calcext:value-type="float">
            <text:p>15</text:p>
          </table:table-cell>
          <table:table-cell table:style-name="ce9" table:formula="of:=[.C237]/[.B237]" office:value-type="percentage" office:value="0.00343053173241852" calcext:value-type="percentage">
            <text:p>0.3%</text:p>
          </table:table-cell>
        </table:table-row>
        <table:table-row table:style-name="ro1">
          <table:table-cell table:style-name="ce2" office:value-type="date" office:date-value="2020-11-01" calcext:value-type="date">
            <text:p>2020-11-01</text:p>
          </table:table-cell>
          <table:table-cell table:style-name="ce3" office:value-type="float" office:value="3303" calcext:value-type="float">
            <text:p>330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AVERAGE([.C231:.C238])" office:value-type="float" office:value="12.125" calcext:value-type="float">
            <text:p>12</text:p>
          </table:table-cell>
          <table:table-cell table:style-name="ce9" table:formula="of:=[.C238]/[.B238]" office:value-type="percentage" office:value="0.000605510142294883" calcext:value-type="percentage">
            <text:p>0.1%</text:p>
          </table:table-cell>
        </table:table-row>
        <table:table-row table:style-name="ro1">
          <table:table-cell table:style-name="ce2" office:value-type="date" office:date-value="2020-11-02" calcext:value-type="date">
            <text:p>2020-11-02</text:p>
          </table:table-cell>
          <table:table-cell table:style-name="ce3" office:value-type="float" office:value="2909" calcext:value-type="float">
            <text:p>2909</text:p>
          </table:table-cell>
          <table:table-cell table:style-name="ce3" office:value-type="float" office:value="37" calcext:value-type="float">
            <text:p>37</text:p>
          </table:table-cell>
          <table:table-cell table:style-name="ce4" table:formula="of:=AVERAGE([.C232:.C239])" office:value-type="float" office:value="16.75" calcext:value-type="float">
            <text:p>17</text:p>
          </table:table-cell>
          <table:table-cell table:style-name="ce9" table:formula="of:=[.C239]/[.B239]" office:value-type="percentage" office:value="0.0127191474733585" calcext:value-type="percentage">
            <text:p>1.3%</text:p>
          </table:table-cell>
        </table:table-row>
        <table:table-row table:style-name="ro1">
          <table:table-cell table:style-name="ce2" office:value-type="date" office:date-value="2020-11-03" calcext:value-type="date">
            <text:p>2020-11-03</text:p>
          </table:table-cell>
          <table:table-cell table:style-name="ce3" office:value-type="float" office:value="4229" calcext:value-type="float">
            <text:p>4229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C233:.C240])" office:value-type="float" office:value="19.5" calcext:value-type="float">
            <text:p>20</text:p>
          </table:table-cell>
          <table:table-cell table:style-name="ce9" table:formula="of:=[.C240]/[.B240]" office:value-type="percentage" office:value="0.00780326318278553" calcext:value-type="percentage">
            <text:p>0.8%</text:p>
          </table:table-cell>
        </table:table-row>
        <table:table-row table:style-name="ro1">
          <table:table-cell table:style-name="ce2" office:value-type="date" office:date-value="2020-11-04" calcext:value-type="date">
            <text:p>2020-11-04</text:p>
          </table:table-cell>
          <table:table-cell table:style-name="ce3" office:value-type="float" office:value="4071" calcext:value-type="float">
            <text:p>4071</text:p>
          </table:table-cell>
          <table:table-cell table:style-name="ce3" office:value-type="float" office:value="55" calcext:value-type="float">
            <text:p>55</text:p>
          </table:table-cell>
          <table:table-cell table:style-name="ce4" table:formula="of:=AVERAGE([.C234:.C241])" office:value-type="float" office:value="23.625" calcext:value-type="float">
            <text:p>24</text:p>
          </table:table-cell>
          <table:table-cell table:style-name="ce9" table:formula="of:=[.C241]/[.B241]" office:value-type="percentage" office:value="0.0135101940555146" calcext:value-type="percentage">
            <text:p>1.4%</text:p>
          </table:table-cell>
        </table:table-row>
        <table:table-row table:style-name="ro1">
          <table:table-cell table:style-name="ce2" office:value-type="date" office:date-value="2020-11-05" calcext:value-type="date">
            <text:p>2020-11-05</text:p>
          </table:table-cell>
          <table:table-cell table:style-name="ce3" office:value-type="float" office:value="4961" calcext:value-type="float">
            <text:p>4961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C235:.C242])" office:value-type="float" office:value="25.625" calcext:value-type="float">
            <text:p>26</text:p>
          </table:table-cell>
          <table:table-cell table:style-name="ce9" table:formula="of:=[.C242]/[.B242]" office:value-type="percentage" office:value="0.00665188470066519" calcext:value-type="percentage">
            <text:p>0.7%</text:p>
          </table:table-cell>
        </table:table-row>
        <table:table-row table:style-name="ro1">
          <table:table-cell table:style-name="ce2" office:value-type="date" office:date-value="2020-11-06" calcext:value-type="date">
            <text:p>2020-11-06</text:p>
          </table:table-cell>
          <table:table-cell table:style-name="ce3" office:value-type="float" office:value="5008" calcext:value-type="float">
            <text:p>5008</text:p>
          </table:table-cell>
          <table:table-cell table:style-name="ce3" office:value-type="float" office:value="33" calcext:value-type="float">
            <text:p>33</text:p>
          </table:table-cell>
          <table:table-cell table:style-name="ce4" table:formula="of:=AVERAGE([.C236:.C243])" office:value-type="float" office:value="27.375" calcext:value-type="float">
            <text:p>27</text:p>
          </table:table-cell>
          <table:table-cell table:style-name="ce9" table:formula="of:=[.C243]/[.B243]" office:value-type="percentage" office:value="0.00658945686900958" calcext:value-type="percentage">
            <text:p>0.7%</text:p>
          </table:table-cell>
        </table:table-row>
        <table:table-row table:style-name="ro1">
          <table:table-cell table:style-name="ce2" office:value-type="date" office:date-value="2020-11-07" calcext:value-type="date">
            <text:p>2020-11-07</text:p>
          </table:table-cell>
          <table:table-cell table:style-name="ce3" office:value-type="float" office:value="5549" calcext:value-type="float">
            <text:p>5549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C237:.C244])" office:value-type="float" office:value="26.875" calcext:value-type="float">
            <text:p>27</text:p>
          </table:table-cell>
          <table:table-cell table:style-name="ce9" table:formula="of:=[.C244]/[.B244]" office:value-type="percentage" office:value="0.00216255181113714" calcext:value-type="percentage">
            <text:p>0.2%</text:p>
          </table:table-cell>
        </table:table-row>
        <table:table-row table:style-name="ro1">
          <table:table-cell table:style-name="ce2" office:value-type="date" office:date-value="2020-11-08" calcext:value-type="date">
            <text:p>2020-11-08</text:p>
          </table:table-cell>
          <table:table-cell table:style-name="ce3" office:value-type="float" office:value="4541" calcext:value-type="float">
            <text:p>4541</text:p>
          </table:table-cell>
          <table:table-cell table:style-name="ce3" office:value-type="float" office:value="11" calcext:value-type="float">
            <text:p>11</text:p>
          </table:table-cell>
          <table:table-cell table:style-name="ce4" table:formula="of:=AVERAGE([.C238:.C245])" office:value-type="float" office:value="27" calcext:value-type="float">
            <text:p>27</text:p>
          </table:table-cell>
          <table:table-cell table:style-name="ce9" table:formula="of:=[.C245]/[.B245]" office:value-type="percentage" office:value="0.00242237392644792" calcext:value-type="percentage">
            <text:p>0.2%</text:p>
          </table:table-cell>
        </table:table-row>
        <table:table-row table:style-name="ro1">
          <table:table-cell table:style-name="ce2" office:value-type="date" office:date-value="2020-11-09" calcext:value-type="date">
            <text:p>2020-11-09</text:p>
          </table:table-cell>
          <table:table-cell table:style-name="ce3" office:value-type="float" office:value="4706" calcext:value-type="float">
            <text:p>4706</text:p>
          </table:table-cell>
          <table:table-cell table:style-name="ce3" office:value-type="float" office:value="7" calcext:value-type="float">
            <text:p>7</text:p>
          </table:table-cell>
          <table:table-cell table:style-name="ce4" table:formula="of:=AVERAGE([.C239:.C246])" office:value-type="float" office:value="27.625" calcext:value-type="float">
            <text:p>28</text:p>
          </table:table-cell>
          <table:table-cell table:style-name="ce9" table:formula="of:=[.C246]/[.B246]" office:value-type="percentage" office:value="0.00148746281342966" calcext:value-type="percentage">
            <text:p>0.1%</text:p>
          </table:table-cell>
        </table:table-row>
        <table:table-row table:style-name="ro1">
          <table:table-cell table:style-name="ce2" office:value-type="date" office:date-value="2020-11-10" calcext:value-type="date">
            <text:p>2020-11-10</text:p>
          </table:table-cell>
          <table:table-cell table:style-name="ce3" office:value-type="float" office:value="6508" calcext:value-type="float">
            <text:p>6508</text:p>
          </table:table-cell>
          <table:table-cell table:style-name="ce3" office:value-type="float" office:value="23" calcext:value-type="float">
            <text:p>23</text:p>
          </table:table-cell>
          <table:table-cell table:style-name="ce4" table:formula="of:=AVERAGE([.C240:.C247])" office:value-type="float" office:value="25.875" calcext:value-type="float">
            <text:p>26</text:p>
          </table:table-cell>
          <table:table-cell table:style-name="ce9" table:formula="of:=[.C247]/[.B247]" office:value-type="percentage" office:value="0.00353411186232329" calcext:value-type="percentage">
            <text:p>0.4%</text:p>
          </table:table-cell>
        </table:table-row>
        <table:table-row table:style-name="ro1">
          <table:table-cell table:style-name="ce2" office:value-type="date" office:date-value="2020-11-11" calcext:value-type="date">
            <text:p>2020-11-11</text:p>
          </table:table-cell>
          <table:table-cell table:style-name="ce3" office:value-type="float" office:value="5874" calcext:value-type="float">
            <text:p>5874</text:p>
          </table:table-cell>
          <table:table-cell table:style-name="ce3" office:value-type="float" office:value="76" calcext:value-type="float">
            <text:p>76</text:p>
          </table:table-cell>
          <table:table-cell table:style-name="ce4" table:formula="of:=AVERAGE([.C241:.C248])" office:value-type="float" office:value="31.25" calcext:value-type="float">
            <text:p>31</text:p>
          </table:table-cell>
          <table:table-cell table:style-name="ce9" table:formula="of:=[.C248]/[.B248]" office:value-type="percentage" office:value="0.0129383724889343" calcext:value-type="percentage">
            <text:p>1.3%</text:p>
          </table:table-cell>
        </table:table-row>
        <table:table-row table:style-name="ro1">
          <table:table-cell table:style-name="ce2" office:value-type="date" office:date-value="2020-11-12" calcext:value-type="date">
            <text:p>2020-11-12</text:p>
          </table:table-cell>
          <table:table-cell table:style-name="ce3" office:value-type="float" office:value="7101" calcext:value-type="float">
            <text:p>7101</text:p>
          </table:table-cell>
          <table:table-cell table:style-name="ce3" office:value-type="float" office:value="35" calcext:value-type="float">
            <text:p>35</text:p>
          </table:table-cell>
          <table:table-cell table:style-name="ce4" table:formula="of:=AVERAGE([.C242:.C249])" office:value-type="float" office:value="28.75" calcext:value-type="float">
            <text:p>29</text:p>
          </table:table-cell>
          <table:table-cell table:style-name="ce9" table:formula="of:=[.C249]/[.B249]" office:value-type="percentage" office:value="0.00492888325587945" calcext:value-type="percentage">
            <text:p>0.5%</text:p>
          </table:table-cell>
        </table:table-row>
        <table:table-row table:style-name="ro1">
          <table:table-cell table:style-name="ce2" office:value-type="date" office:date-value="2020-11-13" calcext:value-type="date">
            <text:p>2020-11-13</text:p>
          </table:table-cell>
          <table:table-cell table:style-name="ce3" office:value-type="float" office:value="8071" calcext:value-type="float">
            <text:p>8071</text:p>
          </table:table-cell>
          <table:table-cell table:style-name="ce3" office:value-type="float" office:value="42" calcext:value-type="float">
            <text:p>42</text:p>
          </table:table-cell>
          <table:table-cell table:style-name="ce4" table:formula="of:=AVERAGE([.C243:.C250])" office:value-type="float" office:value="29.875" calcext:value-type="float">
            <text:p>30</text:p>
          </table:table-cell>
          <table:table-cell table:style-name="ce9" table:formula="of:=[.C250]/[.B250]" office:value-type="percentage" office:value="0.00520381613183001" calcext:value-type="percentage">
            <text:p>0.5%</text:p>
          </table:table-cell>
        </table:table-row>
        <table:table-row table:style-name="ro1">
          <table:table-cell table:style-name="ce2" office:value-type="date" office:date-value="2020-11-14" calcext:value-type="date">
            <text:p>2020-11-14</text:p>
          </table:table-cell>
          <table:table-cell table:style-name="ce3" office:value-type="float" office:value="7715" calcext:value-type="float">
            <text:p>7715</text:p>
          </table:table-cell>
          <table:table-cell table:style-name="ce3" office:value-type="float" office:value="14" calcext:value-type="float">
            <text:p>14</text:p>
          </table:table-cell>
          <table:table-cell table:style-name="ce4" table:formula="of:=AVERAGE([.C244:.C251])" office:value-type="float" office:value="27.5" calcext:value-type="float">
            <text:p>28</text:p>
          </table:table-cell>
          <table:table-cell table:style-name="ce9" table:formula="of:=[.C251]/[.B251]" office:value-type="percentage" office:value="0.00181464679196371" calcext:value-type="percentage">
            <text:p>0.2%</text:p>
          </table:table-cell>
        </table:table-row>
        <table:table-row table:style-name="ro1">
          <table:table-cell table:style-name="ce2" office:value-type="date" office:date-value="2020-11-15" calcext:value-type="date">
            <text:p>2020-11-15</text:p>
          </table:table-cell>
          <table:table-cell table:style-name="ce3" office:value-type="float" office:value="7853" calcext:value-type="float">
            <text:p>7853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formula="of:=AVERAGE([.C245:.C252])" office:value-type="float" office:value="27" calcext:value-type="float">
            <text:p>27</text:p>
          </table:table-cell>
          <table:table-cell table:style-name="ce9" table:formula="of:=[.C252]/[.B252]" office:value-type="percentage" office:value="0.00101871896090666" calcext:value-type="percentage">
            <text:p>0.1%</text:p>
          </table:table-cell>
        </table:table-row>
        <table:table-row table:style-name="ro1">
          <table:table-cell table:style-name="ce2" office:value-type="date" office:date-value="2020-11-16" calcext:value-type="date">
            <text:p>2020-11-16</text:p>
          </table:table-cell>
          <table:table-cell table:style-name="ce3" office:value-type="float" office:value="7268" calcext:value-type="float">
            <text:p>7268</text:p>
          </table:table-cell>
          <table:table-cell table:style-name="ce3" office:value-type="float" office:value="20" calcext:value-type="float">
            <text:p>20</text:p>
          </table:table-cell>
          <table:table-cell table:style-name="ce4" table:formula="of:=AVERAGE([.C246:.C253])" office:value-type="float" office:value="28.125" calcext:value-type="float">
            <text:p>28</text:p>
          </table:table-cell>
          <table:table-cell table:style-name="ce9" table:formula="of:=[.C253]/[.B253]" office:value-type="percentage" office:value="0.00275178866263071" calcext:value-type="percentage">
            <text:p>0.3%</text:p>
          </table:table-cell>
        </table:table-row>
        <table:table-row table:style-name="ro1">
          <table:table-cell table:style-name="ce2" office:value-type="date" office:date-value="2020-11-17" calcext:value-type="date">
            <text:p>2020-11-17</text:p>
          </table:table-cell>
          <table:table-cell table:style-name="ce3" office:value-type="float" office:value="7079" calcext:value-type="float">
            <text:p>7079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AVERAGE([.C247:.C254])" office:value-type="float" office:value="31" calcext:value-type="float">
            <text:p>31</text:p>
          </table:table-cell>
          <table:table-cell table:style-name="ce9" table:formula="of:=[.C254]/[.B254]" office:value-type="percentage" office:value="0.00423788670716203" calcext:value-type="percentage">
            <text:p>0.4%</text:p>
          </table:table-cell>
        </table:table-row>
        <table:table-row table:style-name="ro1">
          <table:table-cell table:style-name="ce2" office:value-type="date" office:date-value="2020-11-18" calcext:value-type="date">
            <text:p>2020-11-18</text:p>
          </table:table-cell>
          <table:table-cell table:style-name="ce3" office:value-type="float" office:value="6385" calcext:value-type="float">
            <text:p>6385</text:p>
          </table:table-cell>
          <table:table-cell table:style-name="ce3" office:value-type="float" office:value="55" calcext:value-type="float">
            <text:p>55</text:p>
          </table:table-cell>
          <table:table-cell table:style-name="ce4" table:formula="of:=AVERAGE([.C248:.C255])" office:value-type="float" office:value="35" calcext:value-type="float">
            <text:p>35</text:p>
          </table:table-cell>
          <table:table-cell table:style-name="ce9" table:formula="of:=[.C255]/[.B255]" office:value-type="percentage" office:value="0.00861393891934221" calcext:value-type="percentage">
            <text:p>0.9%</text:p>
          </table:table-cell>
        </table:table-row>
        <table:table-row table:style-name="ro1">
          <table:table-cell table:style-name="ce2" office:value-type="date" office:date-value="2020-11-19" calcext:value-type="date">
            <text:p>2020-11-19</text:p>
          </table:table-cell>
          <table:table-cell table:style-name="ce3" office:value-type="float" office:value="7787" calcext:value-type="float">
            <text:p>7787</text:p>
          </table:table-cell>
          <table:table-cell table:style-name="ce3" office:value-type="float" office:value="63" calcext:value-type="float">
            <text:p>63</text:p>
          </table:table-cell>
          <table:table-cell table:style-name="ce4" table:formula="of:=AVERAGE([.C249:.C256])" office:value-type="float" office:value="33.375" calcext:value-type="float">
            <text:p>33</text:p>
          </table:table-cell>
          <table:table-cell table:style-name="ce9" table:formula="of:=[.C256]/[.B256]" office:value-type="percentage" office:value="0.00809040708873764" calcext:value-type="percentage">
            <text:p>0.8%</text:p>
          </table:table-cell>
        </table:table-row>
        <table:table-row table:style-name="ro1">
          <table:table-cell table:style-name="ce2" office:value-type="date" office:date-value="2020-11-20" calcext:value-type="date">
            <text:p>2020-11-20</text:p>
          </table:table-cell>
          <table:table-cell table:style-name="ce3" office:value-type="float" office:value="8808" calcext:value-type="float">
            <text:p>8808</text:p>
          </table:table-cell>
          <table:table-cell table:style-name="ce3" office:value-type="float" office:value="65" calcext:value-type="float">
            <text:p>65</text:p>
          </table:table-cell>
          <table:table-cell table:style-name="ce4" table:formula="of:=AVERAGE([.C250:.C257])" office:value-type="float" office:value="37.125" calcext:value-type="float">
            <text:p>37</text:p>
          </table:table-cell>
          <table:table-cell table:style-name="ce9" table:formula="of:=[.C257]/[.B257]" office:value-type="percentage" office:value="0.00737965485921889" calcext:value-type="percentage">
            <text:p>0.7%</text:p>
          </table:table-cell>
        </table:table-row>
        <table:table-row table:style-name="ro1">
          <table:table-cell table:style-name="ce2" office:value-type="date" office:date-value="2020-11-21" calcext:value-type="date">
            <text:p>2020-11-21</text:p>
          </table:table-cell>
          <table:table-cell table:style-name="ce3" office:value-type="float" office:value="7863" calcext:value-type="float">
            <text:p>7863</text:p>
          </table:table-cell>
          <table:table-cell table:style-name="ce3" office:value-type="float" office:value="29" calcext:value-type="float">
            <text:p>29</text:p>
          </table:table-cell>
          <table:table-cell table:style-name="ce4" table:formula="of:=AVERAGE([.C251:.C258])" office:value-type="float" office:value="35.5" calcext:value-type="float">
            <text:p>36</text:p>
          </table:table-cell>
          <table:table-cell table:style-name="ce9" table:formula="of:=[.C258]/[.B258]" office:value-type="percentage" office:value="0.00368815973546992" calcext:value-type="percentage">
            <text:p>0.4%</text:p>
          </table:table-cell>
        </table:table-row>
        <table:table-row table:style-name="ro1">
          <table:table-cell table:style-name="ce2" office:value-type="date" office:date-value="2020-11-22" calcext:value-type="date">
            <text:p>2020-11-22</text:p>
          </table:table-cell>
          <table:table-cell table:style-name="ce3" office:value-type="float" office:value="8133" calcext:value-type="float">
            <text:p>8133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AVERAGE([.C252:.C259])" office:value-type="float" office:value="35.25" calcext:value-type="float">
            <text:p>35</text:p>
          </table:table-cell>
          <table:table-cell table:style-name="ce9" table:formula="of:=[.C259]/[.B259]" office:value-type="percentage" office:value="0.00147547030616009" calcext:value-type="percentage">
            <text:p>0.1%</text:p>
          </table:table-cell>
        </table:table-row>
        <table:table-row table:style-name="ro1">
          <table:table-cell table:style-name="ce2" office:value-type="date" office:date-value="2020-11-23" calcext:value-type="date">
            <text:p>2020-11-23</text:p>
          </table:table-cell>
          <table:table-cell table:style-name="ce3" office:value-type="float" office:value="11885" calcext:value-type="float">
            <text:p>11885</text:p>
          </table:table-cell>
          <table:table-cell table:style-name="ce3" office:value-type="float" office:value="24" calcext:value-type="float">
            <text:p>24</text:p>
          </table:table-cell>
          <table:table-cell table:style-name="ce4" table:formula="of:=AVERAGE([.C253:.C260])" office:value-type="float" office:value="37.25" calcext:value-type="float">
            <text:p>37</text:p>
          </table:table-cell>
          <table:table-cell table:style-name="ce9" table:formula="of:=[.C260]/[.B260]" office:value-type="percentage" office:value="0.00201935212452671" calcext:value-type="percentage">
            <text:p>0.2%</text:p>
          </table:table-cell>
        </table:table-row>
        <table:table-row table:style-name="ro1">
          <table:table-cell table:style-name="ce2" office:value-type="date" office:date-value="2020-11-24" calcext:value-type="date">
            <text:p>2020-11-24</text:p>
          </table:table-cell>
          <table:table-cell table:style-name="ce3" office:value-type="float" office:value="8604" calcext:value-type="float">
            <text:p>8604</text:p>
          </table:table-cell>
          <table:table-cell table:style-name="ce3" office:value-type="float" office:value="98" calcext:value-type="float">
            <text:p>98</text:p>
          </table:table-cell>
          <table:table-cell table:style-name="ce4" table:formula="of:=AVERAGE([.C254:.C261])" office:value-type="float" office:value="47" calcext:value-type="float">
            <text:p>47</text:p>
          </table:table-cell>
          <table:table-cell table:style-name="ce9" table:formula="of:=[.C261]/[.B261]" office:value-type="percentage" office:value="0.0113900511390051" calcext:value-type="percentage">
            <text:p>1.1%</text:p>
          </table:table-cell>
        </table:table-row>
        <table:table-row table:style-name="ro1">
          <table:table-cell table:style-name="ce2" office:value-type="date" office:date-value="2020-11-25" calcext:value-type="date">
            <text:p>2020-11-25</text:p>
          </table:table-cell>
          <table:table-cell table:style-name="ce3" office:value-type="float" office:value="10835" calcext:value-type="float">
            <text:p>10835</text:p>
          </table:table-cell>
          <table:table-cell table:style-name="ce3" office:value-type="float" office:value="156" calcext:value-type="float">
            <text:p>156</text:p>
          </table:table-cell>
          <table:table-cell table:style-name="ce4" table:formula="of:=AVERAGE([.C255:.C262])" office:value-type="float" office:value="62.75" calcext:value-type="float">
            <text:p>63</text:p>
          </table:table-cell>
          <table:table-cell table:style-name="ce9" table:formula="of:=[.C262]/[.B262]" office:value-type="percentage" office:value="0.0143977849561606" calcext:value-type="percentage">
            <text:p>1.4%</text:p>
          </table:table-cell>
        </table:table-row>
        <table:table-row table:style-name="ro1">
          <table:table-cell table:style-name="ce2" office:value-type="date" office:date-value="2020-11-26" calcext:value-type="date">
            <text:p>2020-11-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formula="of:=AVERAGE([.C256:.C263])" office:value-type="float" office:value="55.875" calcext:value-type="float">
            <text:p>56</text:p>
          </table:table-cell>
          <table:table-cell table:style-name="ce9" table:formula="of:=[.C263]/[.B263]" office:value-type="string" office:string-value="" calcext:value-type="error">
            <text:p>#DIV/0!</text:p>
          </table:table-cell>
        </table:table-row>
        <table:table-row table:style-name="ro1">
          <table:table-cell table:style-name="ce2" office:value-type="date" office:date-value="2020-11-27" calcext:value-type="date">
            <text:p>2020-11-27</text:p>
          </table:table-cell>
          <table:table-cell table:style-name="ce3" office:value-type="float" office:value="17065" calcext:value-type="float">
            <text:p>17065</text:p>
          </table:table-cell>
          <table:table-cell table:style-name="ce3" office:value-type="float" office:value="72" calcext:value-type="float">
            <text:p>72</text:p>
          </table:table-cell>
          <table:table-cell table:style-name="ce4" table:formula="of:=AVERAGE([.C257:.C264])" office:value-type="float" office:value="57" calcext:value-type="float">
            <text:p>57</text:p>
          </table:table-cell>
          <table:table-cell table:style-name="ce9" table:formula="of:=[.C264]/[.B264]" office:value-type="percentage" office:value="0.00421916202754175" calcext:value-type="percentage">
            <text:p>0.4%</text:p>
          </table:table-cell>
        </table:table-row>
        <table:table-row table:style-name="ro1">
          <table:table-cell table:style-name="ce2" office:value-type="date" office:date-value="2020-11-28" calcext:value-type="date">
            <text:p>2020-11-28</text:p>
          </table:table-cell>
          <table:table-cell table:style-name="ce3" office:value-type="float" office:value="6895" calcext:value-type="float">
            <text:p>6895</text:p>
          </table:table-cell>
          <table:table-cell table:style-name="ce3" office:value-type="float" office:value="32" calcext:value-type="float">
            <text:p>32</text:p>
          </table:table-cell>
          <table:table-cell table:style-name="ce4" table:formula="of:=AVERAGE([.C258:.C265])" office:value-type="float" office:value="52.875" calcext:value-type="float">
            <text:p>53</text:p>
          </table:table-cell>
          <table:table-cell table:style-name="ce9" table:formula="of:=[.C265]/[.B265]" office:value-type="percentage" office:value="0.00464104423495286" calcext:value-type="percentage">
            <text:p>0.5%</text:p>
          </table:table-cell>
        </table:table-row>
        <table:table-row table:style-name="ro1">
          <table:table-cell table:style-name="ce2" office:value-type="date" office:date-value="2020-11-29" calcext:value-type="date">
            <text:p>2020-11-29</text:p>
          </table:table-cell>
          <table:table-cell table:style-name="ce3" office:value-type="float" office:value="7729" calcext:value-type="float">
            <text:p>7729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formula="of:=AVERAGE([.C259:.C266])" office:value-type="float" office:value="51.875" calcext:value-type="float">
            <text:p>52</text:p>
          </table:table-cell>
          <table:table-cell table:style-name="ce9" table:formula="of:=[.C266]/[.B266]" office:value-type="percentage" office:value="0.00271703972053306" calcext:value-type="percentage">
            <text:p>0.3%</text:p>
          </table:table-cell>
        </table:table-row>
        <table:table-row table:style-name="ro1">
          <table:table-cell table:style-name="ce2" office:value-type="date" office:date-value="2020-11-30" calcext:value-type="date">
            <text:p>2020-11-30</text:p>
          </table:table-cell>
          <table:table-cell table:style-name="ce3" office:value-type="float" office:value="6631" calcext:value-type="float">
            <text:p>6631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formula="of:=AVERAGE([.C260:.C267])" office:value-type="float" office:value="54.125" calcext:value-type="float">
            <text:p>54</text:p>
          </table:table-cell>
          <table:table-cell table:style-name="ce9" table:formula="of:=[.C267]/[.B267]" office:value-type="percentage" office:value="0.00452420449404313" calcext:value-type="percentage">
            <text:p>0.5%</text:p>
          </table:table-cell>
        </table:table-row>
        <table:table-row table:style-name="ro1">
          <table:table-cell table:style-name="ce2" office:value-type="date" office:date-value="2020-12-01" calcext:value-type="date">
            <text:p>2020-12-01</text:p>
          </table:table-cell>
          <table:table-cell table:style-name="ce3" office:value-type="float" office:value="9030" calcext:value-type="float">
            <text:p>9030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formula="of:=AVERAGE([.C261:.C268])" office:value-type="float" office:value="66" calcext:value-type="float">
            <text:p>66</text:p>
          </table:table-cell>
          <table:table-cell table:style-name="ce9" table:formula="of:=[.C268]/[.B268]" office:value-type="percentage" office:value="0.0131782945736434" calcext:value-type="percentage">
            <text:p>1.3%</text:p>
          </table:table-cell>
        </table:table-row>
        <table:table-row table:style-name="ro1">
          <table:table-cell table:style-name="ce12"/>
          <table:table-cell table:style-name="ce3" table:number-columns-repeated="2"/>
          <table:table-cell table:style-name="ce4"/>
          <table:table-cell table:style-name="ce9"/>
        </table:table-row>
        <table:table-row table:style-name="ro1" table:number-rows-repeated="47">
          <table:table-cell table:style-name="ce12"/>
          <table:table-cell table:style-name="ce3" table:number-columns-repeated="2"/>
          <table:table-cell table:style-name="ce4"/>
          <table:table-cell table:style-name="ce15"/>
        </table:table-row>
        <table:table-row table:style-name="ro1" table:number-rows-repeated="10482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Ohio.A1:Ohio.E31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percentage-style style:name="N122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1:24:56.6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8:08:26.058000000</meta:creation-date>
    <dc:date>2020-12-02T21:33:03.690000000</dc:date>
    <meta:editing-duration>PT1H8M20S</meta:editing-duration>
    <meta:editing-cycles>25</meta:editing-cycles>
    <meta:generator>LibreOffice/7.0.3.1$Windows_X86_64 LibreOffice_project/d7547858d014d4cf69878db179d326fc3483e082</meta:generator>
    <dc:title>COVID-19-US-States</dc:title>
    <meta:document-statistic meta:table-count="1" meta:cell-count="1340" meta:object-count="3"/>
    <meta:user-defined meta:name="date">YYYY-12-DDT18:08:21.487</meta:user-defined>
  </office:meta>
</office:document-meta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title svg:x="6.642cm" svg:y="0.316cm" chart:style-name="ch2">
          <text:p>Daily  Cases</text:p>
        </chart:title>
        <chart:legend chart:legend-position="bottom" svg:x="6.568cm" svg:y="8.407cm" style:legend-expansion="wide" chart:style-name="ch3"/>
        <chart:plot-area chart:style-name="ch4" table:cell-range-address="Ohio.A1:Ohio.B268" chart:data-source-has-labels="both" svg:x="0.319cm" svg:y="1.275cm" svg:width="15.352cm" svg:height="6.768cm">
          <chart:coordinate-region svg:x="1.496cm" svg:y="1.475cm" svg:width="14.175cm" svg:height="5.921cm"/>
          <chart:axis chart:dimension="x" chart:name="primary-x" chart:style-name="ch5" chartooo:axis-type="auto">
            <chartooo:date-scale/>
            <chart:categories table:cell-range-address="Ohio.A2:Ohio.A2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hio.B2:Ohio.B268" chart:label-cell-address="Ohio.B1:Ohio.B1" chart:class="chart:line">
            <chart:data-point chart:repeated="2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_cases</text:p>
                <draw:g>
                  <svg:desc>Ohio.B1:Ohio.B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Ohio.A2:Ohio.A268</svg:desc>
                </draw:g>
              </table:table-cell>
              <table:table-cell office:value-type="float" office:value="0">
                <text:p>0</text:p>
                <draw:g>
                  <svg:desc>Ohio.B2:Ohio.B268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142">
                <text:p>114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679">
                <text:p>167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438">
                <text:p>1438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422">
                <text:p>1422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131">
                <text:p>113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453">
                <text:p>1453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157">
                <text:p>115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148">
                <text:p>214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234">
                <text:p>223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116">
                <text:p>211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2509">
                <text:p>250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915">
                <text:p>291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071">
                <text:p>407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961">
                <text:p>496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5008">
                <text:p>500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549">
                <text:p>5549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541">
                <text:p>454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6508">
                <text:p>650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874">
                <text:p>587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8071">
                <text:p>807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7715">
                <text:p>771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853">
                <text:p>785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7079">
                <text:p>7079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6385">
                <text:p>638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7787">
                <text:p>778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8808">
                <text:p>880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7863">
                <text:p>786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8133">
                <text:p>813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1885">
                <text:p>1188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835">
                <text:p>1083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6895">
                <text:p>689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729">
                <text:p>7729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6631">
                <text:p>6631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030">
                <text:p>90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4.128cm" svg:y="0.316cm" chart:style-name="ch2">
          <text:p>Daily Deaths + 7 Day Moving Average</text:p>
        </chart:title>
        <chart:legend chart:legend-position="bottom" svg:x="4.201cm" svg:y="8.406cm" style:legend-expansion="wide" chart:style-name="ch3"/>
        <chart:plot-area chart:style-name="ch4" table:cell-range-address="Ohio.A1:Ohio.A268 Ohio.C1:Ohio.D268" chart:data-source-has-labels="both" svg:x="0.319cm" svg:y="1.275cm" svg:width="15.352cm" svg:height="6.767cm">
          <chart:coordinate-region svg:x="1.166cm" svg:y="1.474cm" svg:width="14.505cm" svg:height="5.921cm"/>
          <chart:axis chart:dimension="x" chart:name="primary-x" chart:style-name="ch5" chartooo:axis-type="auto">
            <chartooo:date-scale/>
            <chart:categories table:cell-range-address="Ohio.A2:Ohio.A2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hio.C2:Ohio.C268" chart:label-cell-address="Ohio.C1:Ohio.C1" chart:class="chart:line">
            <chart:data-point chart:repeated="267"/>
          </chart:series>
          <chart:series chart:style-name="ch9" chart:values-cell-range-address="Ohio.D2:Ohio.D268" chart:label-cell-address="Ohio.D1:Ohio.D1" chart:class="chart:line">
            <chart:data-point chart:repeated="2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_deaths</text:p>
                <draw:g>
                  <svg:desc>Ohio.C1:Ohio.C1</svg:desc>
                </draw:g>
              </table:table-cell>
              <table:table-cell office:value-type="string">
                <text:p>7 Day Moving Average</text:p>
                <draw:g>
                  <svg:desc>Ohio.D1:Ohio.D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Ohio.A2:Ohio.A268</svg:desc>
                </draw:g>
              </table:table-cell>
              <table:table-cell office:value-type="float" office:value="0">
                <text:p>0</text:p>
                <draw:g>
                  <svg:desc>Ohio.C2:Ohio.C268</svg:desc>
                </draw:g>
              </table:table-cell>
              <table:table-cell office:value-type="float" office:value="NaN">
                <text:p>NaN</text:p>
                <draw:g>
                  <svg:desc>Ohio.D2:Ohio.D268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1.375">
                <text:p>1.37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">
                <text:p>4</text:p>
              </table:table-cell>
              <table:table-cell office:value-type="float" office:value="1.875">
                <text:p>1.87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">
                <text:p>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">
                <text:p>5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">
                <text:p>10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5">
                <text:p>1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">
                <text:p>10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6">
                <text:p>16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7">
                <text:p>1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5">
                <text:p>25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">
                <text:p>26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0">
                <text:p>2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8">
                <text:p>18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">
                <text:p>1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">
                <text:p>6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1">
                <text:p>21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50">
                <text:p>5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7">
                <text:p>37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8">
                <text:p>2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">
                <text:p>29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33">
                <text:p>3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8">
                <text:p>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8">
                <text:p>48</text:p>
              </table:table-cell>
              <table:table-cell office:value-type="float" office:value="35.375">
                <text:p>35.3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3">
                <text:p>53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6">
                <text:p>46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4">
                <text:p>34</text:p>
              </table:table-cell>
              <table:table-cell office:value-type="float" office:value="37.625">
                <text:p>37.62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1">
                <text:p>21</text:p>
              </table:table-cell>
              <table:table-cell office:value-type="float" office:value="36.625">
                <text:p>36.62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7">
                <text:p>17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5">
                <text:p>25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6">
                <text:p>46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38">
                <text:p>13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8">
                <text:p>38</text:p>
              </table:table-cell>
              <table:table-cell office:value-type="float" office:value="45.625">
                <text:p>45.62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7">
                <text:p>27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9">
                <text:p>19</text:p>
              </table:table-cell>
              <table:table-cell office:value-type="float" office:value="41.375">
                <text:p>41.37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7">
                <text:p>17</text:p>
              </table:table-cell>
              <table:table-cell office:value-type="float" office:value="40.875">
                <text:p>40.87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8">
                <text:p>1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9">
                <text:p>79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0">
                <text:p>90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6">
                <text:p>46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35">
                <text:p>35</text:p>
              </table:table-cell>
              <table:table-cell office:value-type="float" office:value="41.375">
                <text:p>41.37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5">
                <text:p>25</text:p>
              </table:table-cell>
              <table:table-cell office:value-type="float" office:value="41.125">
                <text:p>41.12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6">
                <text:p>16</text:p>
              </table:table-cell>
              <table:table-cell office:value-type="float" office:value="39.875">
                <text:p>39.87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79">
                <text:p>79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7">
                <text:p>47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1">
                <text:p>51</text:p>
              </table:table-cell>
              <table:table-cell office:value-type="float" office:value="38.625">
                <text:p>38.62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7">
                <text:p>47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9">
                <text:p>2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5">
                <text:p>15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32">
                <text:p>32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63">
                <text:p>63</text:p>
              </table:table-cell>
              <table:table-cell office:value-type="float" office:value="45.375">
                <text:p>45.37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1">
                <text:p>61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5">
                <text:p>55</text:p>
              </table:table-cell>
              <table:table-cell office:value-type="float" office:value="44.125">
                <text:p>44.12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36">
                <text:p>36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84">
                <text:p>84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3">
                <text:p>13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8">
                <text:p>18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5">
                <text:p>15</text:p>
              </table:table-cell>
              <table:table-cell office:value-type="float" office:value="43.125">
                <text:p>43.12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2">
                <text:p>42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54">
                <text:p>54</text:p>
              </table:table-cell>
              <table:table-cell office:value-type="float" office:value="39.625">
                <text:p>39.62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3">
                <text:p>33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8">
                <text:p>18</text:p>
              </table:table-cell>
              <table:table-cell office:value-type="float" office:value="34.625">
                <text:p>34.62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">
                <text:p>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1">
                <text:p>51</text:p>
              </table:table-cell>
              <table:table-cell office:value-type="float" office:value="29.625">
                <text:p>29.62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52">
                <text:p>52</text:p>
              </table:table-cell>
              <table:table-cell office:value-type="float" office:value="33.875">
                <text:p>33.87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1">
                <text:p>41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0">
                <text:p>40</text:p>
              </table:table-cell>
              <table:table-cell office:value-type="float" office:value="36.875">
                <text:p>36.8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6">
                <text:p>16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5">
                <text:p>15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">
                <text:p>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7">
                <text:p>27</text:p>
              </table:table-cell>
              <table:table-cell office:value-type="float" office:value="31.125">
                <text:p>31.12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7">
                <text:p>17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6">
                <text:p>3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3">
                <text:p>33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8">
                <text:p>18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6">
                <text:p>4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">
                <text:p>3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6">
                <text:p>16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4">
                <text:p>24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4">
                <text:p>1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4">
                <text:p>34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30">
                <text:p>30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3">
                <text:p>3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">
                <text:p>4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1">
                <text:p>31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0">
                <text:p>20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7">
                <text:p>17</text:p>
              </table:table-cell>
              <table:table-cell office:value-type="float" office:value="20.125">
                <text:p>20.12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6">
                <text:p>16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6">
                <text:p>16</text:p>
              </table:table-cell>
              <table:table-cell office:value-type="float" office:value="17.125">
                <text:p>17.1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3">
                <text:p>3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1">
                <text:p>1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5">
                <text:p>45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3">
                <text:p>13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27">
                <text:p>2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">
                <text:p>4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">
                <text:p>4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3">
                <text:p>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5">
                <text:p>15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6">
                <text:p>26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">
                <text:p>4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2">
                <text:p>22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">
                <text:p>6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5">
                <text:p>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">
                <text:p>6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8">
                <text:p>2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9">
                <text:p>9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">
                <text:p>2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2">
                <text:p>42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5">
                <text:p>1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30">
                <text:p>30</text:p>
              </table:table-cell>
              <table:table-cell office:value-type="float" office:value="19.375">
                <text:p>19.37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6">
                <text:p>16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1">
                <text:p>21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1">
                <text:p>41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0">
                <text:p>10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37">
                <text:p>37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38">
                <text:p>38</text:p>
              </table:table-cell>
              <table:table-cell office:value-type="float" office:value="24.125">
                <text:p>24.12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0">
                <text:p>40</text:p>
              </table:table-cell>
              <table:table-cell office:value-type="float" office:value="25.375">
                <text:p>25.37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20">
                <text:p>20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7">
                <text:p>47</text:p>
              </table:table-cell>
              <table:table-cell office:value-type="float" office:value="29.125">
                <text:p>29.12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6">
                <text:p>26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1">
                <text:p>31</text:p>
              </table:table-cell>
              <table:table-cell office:value-type="float" office:value="28.25">
                <text:p>28.2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6">
                <text:p>26</text:p>
              </table:table-cell>
              <table:table-cell office:value-type="float" office:value="26.75">
                <text:p>26.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2">
                <text:p>22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4">
                <text:p>34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6">
                <text:p>16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">
                <text:p>1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5">
                <text:p>35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6">
                <text:p>2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21">
                <text:p>21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29">
                <text:p>29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0">
                <text:p>40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">
                <text:p>2</text:p>
              </table:table-cell>
              <table:table-cell office:value-type="float" office:value="19.75">
                <text:p>19.7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">
                <text:p>6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9">
                <text:p>3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6">
                <text:p>36</text:p>
              </table:table-cell>
              <table:table-cell office:value-type="float" office:value="24.875">
                <text:p>24.87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2">
                <text:p>22</text:p>
              </table:table-cell>
              <table:table-cell office:value-type="float" office:value="24.375">
                <text:p>24.37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0">
                <text:p>20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">
                <text:p>3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0">
                <text:p>1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8">
                <text:p>48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2">
                <text:p>32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21">
                <text:p>21</text:p>
              </table:table-cell>
              <table:table-cell office:value-type="float" office:value="21.375">
                <text:p>21.37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2">
                <text:p>2</text:p>
              </table:table-cell>
              <table:table-cell office:value-type="float" office:value="19.125">
                <text:p>19.1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7">
                <text:p>27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1">
                <text:p>11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50">
                <text:p>50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">
                <text:p>8</text:p>
              </table:table-cell>
              <table:table-cell office:value-type="float" office:value="18.875">
                <text:p>18.87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">
                <text:p>3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7">
                <text:p>1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6">
                <text:p>26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0">
                <text:p>30</text:p>
              </table:table-cell>
              <table:table-cell office:value-type="float" office:value="22.25">
                <text:p>22.2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9">
                <text:p>49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8">
                <text:p>8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">
                <text:p>4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7">
                <text:p>87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9">
                <text:p>49</text:p>
              </table:table-cell>
              <table:table-cell office:value-type="float" office:value="32.125">
                <text:p>32.1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8">
                <text:p>28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">
                <text:p>4</text:p>
              </table:table-cell>
              <table:table-cell office:value-type="float" office:value="26.125">
                <text:p>26.12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3">
                <text:p>3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2">
                <text:p>52</text:p>
              </table:table-cell>
              <table:table-cell office:value-type="float" office:value="22.625">
                <text:p>22.62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9">
                <text:p>19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">
                <text:p>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">
                <text:p>1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5">
                <text:p>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7">
                <text:p>3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1">
                <text:p>21</text:p>
              </table:table-cell>
              <table:table-cell office:value-type="float" office:value="21.125">
                <text:p>21.12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3">
                <text:p>13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8">
                <text:p>88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20">
                <text:p>20</text:p>
              </table:table-cell>
              <table:table-cell office:value-type="float" office:value="23.875">
                <text:p>23.87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  <table:table-cell office:value-type="float" office:value="23.125">
                <text:p>23.12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6">
                <text:p>6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6">
                <text:p>16</text:p>
              </table:table-cell>
              <table:table-cell office:value-type="float" office:value="25.125">
                <text:p>25.1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23">
                <text:p>23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3">
                <text:p>13</text:p>
              </table:table-cell>
              <table:table-cell office:value-type="float" office:value="22.375">
                <text:p>22.37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1">
                <text:p>11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3">
                <text:p>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">
                <text:p>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2">
                <text:p>1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6">
                <text:p>1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">
                <text:p>16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3">
                <text:p>13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">
                <text:p>0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8">
                <text:p>8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66">
                <text:p>6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3">
                <text:p>23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22">
                <text:p>2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7">
                <text:p>17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9">
                <text:p>19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6">
                <text:p>1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0">
                <text:p>10</text:p>
              </table:table-cell>
              <table:table-cell office:value-type="float" office:value="14.625">
                <text:p>14.6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">
                <text:p>2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37">
                <text:p>37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3">
                <text:p>3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55">
                <text:p>55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3">
                <text:p>33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3">
                <text:p>33</text:p>
              </table:table-cell>
              <table:table-cell office:value-type="float" office:value="27.375">
                <text:p>27.37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2">
                <text:p>12</text:p>
              </table:table-cell>
              <table:table-cell office:value-type="float" office:value="26.875">
                <text:p>26.87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">
                <text:p>7</text:p>
              </table:table-cell>
              <table:table-cell office:value-type="float" office:value="27.625">
                <text:p>27.62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3">
                <text:p>23</text:p>
              </table:table-cell>
              <table:table-cell office:value-type="float" office:value="25.875">
                <text:p>25.87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76">
                <text:p>76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5">
                <text:p>35</text:p>
              </table:table-cell>
              <table:table-cell office:value-type="float" office:value="28.75">
                <text:p>28.7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2">
                <text:p>42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4">
                <text:p>1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20">
                <text:p>20</text:p>
              </table:table-cell>
              <table:table-cell office:value-type="float" office:value="28.125">
                <text:p>28.12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63">
                <text:p>63</text:p>
              </table:table-cell>
              <table:table-cell office:value-type="float" office:value="33.375">
                <text:p>33.37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5">
                <text:p>65</text:p>
              </table:table-cell>
              <table:table-cell office:value-type="float" office:value="37.125">
                <text:p>37.12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29">
                <text:p>2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2">
                <text:p>12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24">
                <text:p>24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98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56">
                <text:p>156</text:p>
              </table:table-cell>
              <table:table-cell office:value-type="float" office:value="62.75">
                <text:p>62.7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">
                <text:p>0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32">
                <text:p>32</text:p>
              </table:table-cell>
              <table:table-cell office:value-type="float" office:value="52.875">
                <text:p>52.87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21">
                <text:p>21</text:p>
              </table:table-cell>
              <table:table-cell office:value-type="float" office:value="51.875">
                <text:p>51.87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30">
                <text:p>30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percentage-style style:name="N122">
      <number:number number:decimal-places="1" number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5cm" xlink:href=".." xlink:type="simple" chart:class="chart:line" chart:style-name="ch1">
        <chart:title svg:x="5.954cm" svg:y="0.316cm" chart:style-name="ch2">
          <text:p>Daily Mortality Rate</text:p>
        </chart:title>
        <chart:legend chart:legend-position="bottom" svg:x="6.621cm" svg:y="8.406cm" style:legend-expansion="wide" chart:style-name="ch3"/>
        <chart:plot-area chart:style-name="ch4" table:cell-range-address="Ohio.A1:Ohio.A268 Ohio.E1:Ohio.E268" chart:data-source-has-labels="both" svg:x="0.319cm" svg:y="1.275cm" svg:width="15.352cm" svg:height="6.767cm">
          <chart:coordinate-region svg:x="1.549cm" svg:y="1.475cm" svg:width="14.122cm" svg:height="5.92cm"/>
          <chart:axis chart:dimension="x" chart:name="primary-x" chart:style-name="ch5" chartooo:axis-type="auto">
            <chartooo:date-scale/>
            <chart:categories table:cell-range-address="Ohio.A2:Ohio.A26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hio.E2:Ohio.E268" chart:label-cell-address="Ohio.E1:Ohio.E1" chart:class="chart:line">
            <chart:data-point chart:repeated="2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t. Rate</text:p>
                <draw:g>
                  <svg:desc>Ohio.E1:Ohio.E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Ohio.A2:Ohio.A268</svg:desc>
                </draw:g>
              </table:table-cell>
              <table:table-cell office:value-type="float" office:value="NaN">
                <text:p>NaN</text:p>
                <draw:g>
                  <svg:desc>Ohio.E2:Ohio.E268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20979020979021">
                <text:p>0.0209790209790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252707581227437">
                <text:p>0.0252707581227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114503816793893">
                <text:p>0.011450381679389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193050193050193">
                <text:p>0.019305019305019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373134328358209">
                <text:p>0.037313432835820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56390977443609">
                <text:p>0.05639097744360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450704225352113">
                <text:p>0.045070422535211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244498777506112">
                <text:p>0.0244498777506112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257611241217799">
                <text:p>0.025761124121779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055921052631579">
                <text:p>0.05592105263157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0565110565110565">
                <text:p>0.05651105651105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750750750750751">
                <text:p>0.075075075075075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710382513661202">
                <text:p>0.07103825136612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491803278688525">
                <text:p>0.04918032786885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567567567567568">
                <text:p>0.056756756756756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0724070450097847">
                <text:p>0.072407045009784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449438202247191">
                <text:p>0.044943820224719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418470418470418">
                <text:p>0.04184704184704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295964125560538">
                <text:p>0.029596412556053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288534548215642">
                <text:p>0.028853454821564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595533498759305">
                <text:p>0.059553349875930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35204081632653">
                <text:p>0.13520408163265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797227036395147">
                <text:p>0.079722703639514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71578947368421">
                <text:p>0.07157894736842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502392344497608">
                <text:p>0.050239234449760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452127659574468">
                <text:p>0.0452127659574468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69060773480663">
                <text:p>0.06906077348066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03603603603604">
                <text:p>0.10360360360360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258426966292135">
                <text:p>0.25842696629213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524861878453039">
                <text:p>0.0524861878453039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377094972067039">
                <text:p>0.037709497206703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320945945945946">
                <text:p>0.0320945945945946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0293609671848014">
                <text:p>0.029360967184801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321428571428571">
                <text:p>0.0321428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5959595959596">
                <text:p>0.1595959595959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4827018121911">
                <text:p>0.1482701812191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0828828828828829">
                <text:p>0.082882882882882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394588500563698">
                <text:p>0.039458850056369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368188512518409">
                <text:p>0.0368188512518409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025706940874036">
                <text:p>0.025706940874036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0228898426323319">
                <text:p>0.022889842632331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67372881355932">
                <text:p>0.16737288135593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80188679245283">
                <text:p>0.08018867924528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792580101180438">
                <text:p>0.0792580101180438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557692307692308">
                <text:p>0.055769230769230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0334075723830735">
                <text:p>0.033407572383073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60377358490566">
                <text:p>0.06037735849056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126506024096386">
                <text:p>0.126506024096386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12603305785124">
                <text:p>0.1260330578512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752393980848153">
                <text:p>0.075239398084815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574162679425837">
                <text:p>0.057416267942583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37030995106036">
                <text:p>0.13703099510603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025844930417495">
                <text:p>0.02584493041749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0318021201413428">
                <text:p>0.0318021201413428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283553875236295">
                <text:p>0.028355387523629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969976905311778">
                <text:p>0.096997690531177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113445378151261">
                <text:p>0.11344537815126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506912442396313">
                <text:p>0.050691244239631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0125260960334029">
                <text:p>0.01252609603340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0828025477707">
                <text:p>0.1082802547770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14207650273224">
                <text:p>0.1420765027322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927601809954751">
                <text:p>0.092760180995475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816326530612245">
                <text:p>0.081632653061224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424929178470255">
                <text:p>0.042492917847025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191780821917808">
                <text:p>0.019178082191780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74792243767313">
                <text:p>0.07479224376731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523076923076923">
                <text:p>0.052307692307692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871670702179177">
                <text:p>0.087167070217917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108490566037736">
                <text:p>0.10849056603773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552995391705069">
                <text:p>0.055299539170506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339805825242718">
                <text:p>0.033980582524271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314285714285714">
                <text:p>0.031428571428571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558292282430214">
                <text:p>0.05582922824302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564971751412429">
                <text:p>0.0564971751412429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00549450549450549">
                <text:p>0.0054945054945054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0548696844993141">
                <text:p>0.00548696844993141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525423728813559">
                <text:p>0.0525423728813559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316455696202532">
                <text:p>0.0316455696202532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190582959641256">
                <text:p>0.019058295964125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162107396149949">
                <text:p>0.0162107396149949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0195838433292534">
                <text:p>0.019583843329253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00351288056206089">
                <text:p>0.0035128805620608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605652759084791">
                <text:p>0.060565275908479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120817843866171">
                <text:p>0.0120817843866171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207532667179093">
                <text:p>0.020753266717909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0431965442764579">
                <text:p>0.0043196544276457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0413223140495868">
                <text:p>0.0041322314049586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198757763975155">
                <text:p>0.019875776397515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453586497890295">
                <text:p>0.045358649789029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164447924823806">
                <text:p>0.016444792482380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130434782608696">
                <text:p>0.013043478260869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170491803278689">
                <text:p>0.017049180327868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0294550810014728">
                <text:p>0.00294550810014728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159651669085631">
                <text:p>0.0159651669085631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00475812846946868">
                <text:p>0.00475812846946868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0437828371278459">
                <text:p>0.00437828371278459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0455927051671732">
                <text:p>0.0045592705167173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217054263565891">
                <text:p>0.0217054263565891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0536033353186421">
                <text:p>0.0053603335318642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12970168612192">
                <text:p>0.01297016861219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378378378378378">
                <text:p>0.0378378378378378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121359223300971">
                <text:p>0.0121359223300971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104780615586117">
                <text:p>0.010478061558611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45429362880886">
                <text:p>0.014542936288088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262820512820513">
                <text:p>0.026282051282051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112485939257593">
                <text:p>0.011248593925759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0335144927536232">
                <text:p>0.033514492753623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287878787878788">
                <text:p>0.0287878787878788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286532951289398">
                <text:p>0.028653295128939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.0115406809001731">
                <text:p>0.0115406809001731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30658838878017">
                <text:p>0.03065883887801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280172413793103">
                <text:p>0.028017241379310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0148305084745763">
                <text:p>0.014830508474576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0107296137339056">
                <text:p>0.0107296137339056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271216097987751">
                <text:p>0.027121609798775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216847372810676">
                <text:p>0.021684737281067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188679245283019">
                <text:p>0.018867924528301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282392026578073">
                <text:p>0.0282392026578073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123647604327666">
                <text:p>0.0123647604327666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0113765642775882">
                <text:p>0.00113765642775882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0453001132502831">
                <text:p>0.00453001132502831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319634703196347">
                <text:p>0.031963470319634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182841068917018">
                <text:p>0.018284106891701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178268251273345">
                <text:p>0.017826825127334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35810205908684">
                <text:p>0.03581020590868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.0032626427406199">
                <text:p>0.003262642740619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0774193548387097">
                <text:p>0.0077419354838709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452961672473868">
                <text:p>0.045296167247386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375782881002088">
                <text:p>0.037578288100208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24928092042186">
                <text:p>0.0249280920421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178731009830206">
                <text:p>0.0178731009830206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0470957613814757">
                <text:p>0.0047095761381475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0942285041224971">
                <text:p>0.00942285041224971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118483412322275">
                <text:p>0.011848341232227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440771349862259">
                <text:p>0.044077134986225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257234726688103">
                <text:p>0.025723472668810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223765432098765">
                <text:p>0.022376543209876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172697368421053">
                <text:p>0.017269736842105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0216919739696312">
                <text:p>0.0021691973969631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111731843575419">
                <text:p>0.0111731843575419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18582243633861">
                <text:p>0.01858224363386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0950734658599827">
                <text:p>0.0095073465859982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371747211895911">
                <text:p>0.037174721189591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.0165165165165165">
                <text:p>0.016516516516516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.00596569724086503">
                <text:p>0.0059656972408650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0388098318240621">
                <text:p>0.00388098318240621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218508997429306">
                <text:p>0.021850899742930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335365853658537">
                <text:p>0.033536585365853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2672147995889">
                <text:p>0.02672147995889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267618198037467">
                <text:p>0.026761819803746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395161290322581">
                <text:p>0.039516129032258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644122383252818">
                <text:p>0.0064412238325281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4778972520908">
                <text:p>0.00477897252090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0370713623725672">
                <text:p>0.00370713623725672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869130869130869">
                <text:p>0.086913086913086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474346563407551">
                <text:p>0.047434656340755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234301780693533">
                <text:p>0.023430178069353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276953511374876">
                <text:p>0.027695351137487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0420609884332282">
                <text:p>0.00420609884332282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0393700787401575">
                <text:p>0.0039370078740157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0934579439252336">
                <text:p>0.0093457943925233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175182481751825">
                <text:p>0.017518248175182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.0575858250276855">
                <text:p>0.057585825027685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282542885973764">
                <text:p>0.028254288597376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165217391304348">
                <text:p>0.016521739130434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538116591928251">
                <text:p>0.0053811659192825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503524672708963">
                <text:p>0.0050352467270896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334841628959276">
                <text:p>0.033484162895927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194444444444444">
                <text:p>0.019444444444444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979653353428787">
                <text:p>0.0097965335342878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588628762541806">
                <text:p>0.058862876254180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17286084701815">
                <text:p>0.01728608470181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0567644276253548">
                <text:p>0.0056764427625354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19850187265918">
                <text:p>0.011985018726591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161516853932584">
                <text:p>0.016151685393258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844704353476283">
                <text:p>0.0084470435347628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0597826086956522">
                <text:p>0.00597826086956522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221238938053097">
                <text:p>0.0022123893805309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154918667699458">
                <text:p>0.0015491866769945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041958041958042">
                <text:p>0.004195804195804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82930200414651">
                <text:p>0.0082930200414651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784698381559588">
                <text:p>0.0078469838155958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229568411386593">
                <text:p>0.0022956841138659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074487895716946">
                <text:p>0.0074487895716946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581915846016115">
                <text:p>0.0058191584601611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0435492651061513">
                <text:p>0.0043549265106151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397022332506203">
                <text:p>0.0039702233250620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278951817413356">
                <text:p>0.0278951817413356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494845360824742">
                <text:p>0.0049484536082474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913423351866561">
                <text:p>0.0091342335186656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769769069279216">
                <text:p>0.0076976906927921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0519848771266541">
                <text:p>0.00519848771266541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876843363889996">
                <text:p>0.0087684336388999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652090525508247">
                <text:p>0.0065209052550824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52924791086351">
                <text:p>0.005292479108635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416124837451235">
                <text:p>0.0041612483745123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343053173241852">
                <text:p>0.0034305317324185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0605510142294883">
                <text:p>0.00060551014229488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127191474733585">
                <text:p>0.012719147473358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0780326318278553">
                <text:p>0.0078032631827855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135101940555146">
                <text:p>0.013510194055514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665188470066519">
                <text:p>0.0066518847006651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658945686900958">
                <text:p>0.00658945686900958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216255181113714">
                <text:p>0.0021625518111371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242237392644792">
                <text:p>0.0024223739264479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0148746281342966">
                <text:p>0.00148746281342966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353411186232329">
                <text:p>0.00353411186232329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129383724889343">
                <text:p>0.012938372488934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492888325587945">
                <text:p>0.0049288832558794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520381613183001">
                <text:p>0.0052038161318300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181464679196371">
                <text:p>0.0018146467919637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101871896090666">
                <text:p>0.0010187189609066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0275178866263071">
                <text:p>0.00275178866263071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0423788670716203">
                <text:p>0.0042378867071620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0861393891934221">
                <text:p>0.0086139389193422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0809040708873764">
                <text:p>0.0080904070887376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737965485921889">
                <text:p>0.0073796548592188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368815973546992">
                <text:p>0.00368815973546992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147547030616009">
                <text:p>0.00147547030616009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0201935212452671">
                <text:p>0.00201935212452671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113900511390051">
                <text:p>0.011390051139005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143977849561606">
                <text:p>0.014397784956160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421916202754175">
                <text:p>0.004219162027541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.00464104423495286">
                <text:p>0.0046410442349528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.00271703972053306">
                <text:p>0.00271703972053306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.00452420449404313">
                <text:p>0.00452420449404313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0.0131782945736434">
                <text:p>0.01317829457364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